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75cm" style:contextual-spacing="false"/>
      <style:text-properties officeooo:paragraph-rsid="0024b44b"/>
    </style:style>
    <style:style style:name="P5" style:family="paragraph" style:parent-style-name="Standard" style:list-style-name="L1">
      <style:paragraph-properties fo:margin-top="0cm" fo:margin-bottom="0.275cm" style:contextual-spacing="false"/>
      <style:text-properties officeooo:paragraph-rsid="0024b44b"/>
    </style:style>
    <style:style style:name="P6" style:family="paragraph" style:parent-style-name="Standard" style:list-style-name="L1">
      <style:paragraph-properties fo:margin-top="0cm" fo:margin-bottom="0.275cm" style:contextual-spacing="false"/>
      <style:text-properties officeooo:paragraph-rsid="00273261"/>
    </style:style>
    <style:style style:name="P7" style:family="paragraph" style:parent-style-name="Standard" style:list-style-name="L1">
      <style:paragraph-properties fo:margin-top="0cm" fo:margin-bottom="0.275cm" style:contextual-spacing="false"/>
      <style:text-properties officeooo:rsid="0024b44b" officeooo:paragraph-rsid="00260697"/>
    </style:style>
    <style:style style:name="P8" style:family="paragraph" style:parent-style-name="Standard" style:list-style-name="L1">
      <style:paragraph-properties fo:margin-top="0cm" fo:margin-bottom="0.275cm" style:contextual-spacing="false"/>
      <style:text-properties officeooo:rsid="0024b44b" officeooo:paragraph-rsid="00273261"/>
    </style:style>
    <style:style style:name="P9" style:family="paragraph" style:parent-style-name="Standard" style:list-style-name="L1">
      <style:paragraph-properties fo:margin-top="0cm" fo:margin-bottom="0.275cm" style:contextual-spacing="false"/>
      <style:text-properties officeooo:rsid="00273261" officeooo:paragraph-rsid="00273261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c51b"/>
    </style:style>
    <style:style style:name="T2" style:family="text">
      <style:text-properties officeooo:rsid="0024b44b"/>
    </style:style>
    <style:style style:name="T3" style:family="text">
      <style:text-properties style:font-name-asian="標楷體"/>
    </style:style>
    <style:style style:name="T4" style:family="text">
      <style:text-properties officeooo:rsid="00260697"/>
    </style:style>
    <style:style style:name="T5" style:family="text">
      <style:text-properties officeooo:rsid="00273261"/>
    </style:style>
    <style:style style:name="T6" style:family="text">
      <style:text-properties officeooo:rsid="0027dfc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">1</text:span></text:p>
      <text:p text:style-name="P2">Due date: <text:span text:style-name="T4">3</text:span> <text:span text:style-name="T4">October</text:span> 202<text:span text:style-name="T2">3</text:span></text:p>
      <text:p text:style-name="P3">TA: <text:span text:style-name="T3">鄒冠勳</text:span> E81<text:span text:style-name="T2">4</text:span> </text:p>
      <text:p text:style-name="Standard"/>
      <text:list xml:id="list4125065566" text:style-name="L1">
        <text:list-item>
          <text:p text:style-name="P7"><text:span text:style-name="T5">(30%) </text:span><text:span text:style-name="T4">Prove or disprove the following sets are subspaces of </text:span><text:span text:style-name="T4"><draw:g text:anchor-type="as-char" svg:y="-0.365cm" draw:z-index="0" draw:style-name="gr1"><svg:title>TexMaths</svg:title><svg:desc>12§display§\mathbb{R}^3§svg§600§FALSE§</svg:desc><draw:g draw:style-name="gr2"><draw:path draw:style-name="gr341" draw:text-style-name="P10" svg:width="0.409cm" svg:height="0.322cm" svg:x="0.015cm" svg:y="0.021cm" svg:viewBox="0 0 410 323" svg:d="M0 0c137 0 274 0 410 0 0 108 0 215 0 323-136 0-273 0-410 0 0-108 0-215 0-323z"><text:p/></draw:path><draw:path draw:style-name="gr342" draw:text-style-name="P11" svg:width="0.286cm" svg:height="0.285cm" svg:x="0.001cm" svg:y="0.08cm" svg:viewBox="0 0 287 286" svg:d="M106 156c4 0 9 0 14 0 20 31 42 63 64 95 4 7 14 24 19 30 2 5 3 5 13 5 19 0 38 0 58 0 7 0 13 0 13-7 0-4-3-7-6-7-16-4-36-31-47-45-2-4-23-32-50-76 37-6 72-23 72-72 0-59-60-79-111-79-44 0-87 0-131 0-8 0-14 0-14 8s7 8 11 8c24 0 26 2 26 23 0 70 0 139 0 209 0 20-2 24-26 24-4 0-11 0-11 7s6 7 14 7c39 0 76 0 114 0 9 0 15 0 15-7s-7-7-12-7c-24 0-25-4-25-24 0-31 0-63 0-92zM186 135c12-15 13-37 13-56 0-20-2-42-15-60 16 5 57 17 57 60 0 27-12 48-55 56zM106 38c0-9 0-22 26-22 35 0 53 14 53 63 0 54-13 62-79 62 0-35 0-69 0-103zM48 272c4-9 4-20 4-23 0-70 0-140 0-211 0-4 0-15-4-22 16 0 31 0 48 0-5 6-5 14-5 20 0 70 0 142 0 213 0 3 0 14 3 23-16 0-30 0-46 0zM138 156c2 0 5-2 7-2 7 0 16 0 23-1 6 10 52 84 85 119-13 0-26 0-39 0-26-39-51-78-76-116z"><text:p/></draw:path><draw:path draw:style-name="gr343" draw:text-style-name="P11" svg:width="0.135cm" svg:height="0.198cm" svg:x="0.312cm" svg:y="0cm" svg:viewBox="0 0 136 199" svg:d="M65 97c23 0 39 15 39 47 0 37-21 46-38 46-12 0-37-3-50-19 14-1 16-11 16-17 0-9-6-16-15-16s-17 4-17 18c0 27 31 43 66 43 41 0 70-26 70-55 0-23-20-46-52-53 31-11 42-32 42-50 0-24-26-41-59-41-32 0-57 16-57 39 0 10 6 16 15 16s15-7 15-16c0-8-6-14-15-14 10-13 30-17 41-17 13 0 32 6 32 33 0 12-4 25-12 34-9 11-18 12-32 12-8 2-8 2-10 2-1 0-3 1-3 3 0 5 3 5 8 5s11 0 16 0z"><text:p/></draw:path></draw:g></draw:g></text:span><text:span text:style-name="T4">. </text:span></text:p>
          <text:list>
            <text:list-item>
              <text:p text:style-name="P7"><text:span text:style-name="T4"><draw:g text:anchor-type="as-char" svg:y="-0.365cm" draw:z-index="1" draw:style-name="gr1"><svg:title>TexMaths</svg:title><svg:desc>12§display§A = \{(\lambda, \lambda+\mu^3, \lambda-\mu^3)\mid \lambda, \mu\in\mathbb{R}\}§svg§600§FALSE§</svg:desc><draw:g draw:style-name="gr2"><draw:path draw:style-name="gr317" draw:text-style-name="P10" svg:width="6.44cm" svg:height="0.429cm" svg:x="0.008cm" svg:y="0.022cm" svg:viewBox="0 0 6441 430" svg:d="M0 0c2147 0 4295 0 6441 0 0 143 0 287 0 430-2146 0-4294 0-6441 0 0-143 0-287 0-430z"><text:p/></draw:path><draw:path draw:style-name="gr318" draw:text-style-name="P11" svg:width="0.288cm" svg:height="0.298cm" svg:x="0.001cm" svg:y="0.068cm" svg:viewBox="0 0 289 299" svg:d="M61 251c-17 29-33 35-51 36-6 0-10 0-10 9 0 2 2 3 6 3 11 0 24-1 36-1 14 0 29 1 42 1 2 0 8 0 8-7 0-5-3-5-7-5-9-1-19-5-19-15 0-5 2-10 6-16 11-17 20-35 31-52 36 0 71 0 107 0 0 9 6 65 6 69 0 13-22 14-30 14-6 0-11 0-11 9 0 3 4 2 6 3 18 0 36-1 53-1 11 0 37 1 48 1 2 0 7 0 7-8 0-4-3-4-9-4-27 0-27-3-28-15-8-87-17-175-25-262-1-9-1-10-9-10-6 0-8 2-10 7-50 82-98 164-147 244zM112 191c27-47 55-94 82-139 5 45 10 92 15 139-33 0-65 0-97 0z"><text:p/></draw:path><draw:path draw:style-name="gr319" draw:text-style-name="P11" svg:width="0.279cm" svg:height="0.098cm" svg:x="0.444cm" svg:y="0.215cm" svg:viewBox="0 0 280 99" svg:d="M266 17c6 0 14 0 14-9 0-8-8-8-14-8-84 0-169 0-253 0-5 0-13 0-13 8 0 9 8 9 14 9 84 0 168 0 252 0zM266 99c6 0 14 0 14-9 0-8-8-8-14-8-84 0-168 0-252 0-6 0-14 0-14 8 0 9 8 9 13 9 84 0 169 0 253 0z"><text:p/></draw:path><draw:path draw:style-name="gr320" draw:text-style-name="P11" svg:width="0.149cm" svg:height="0.418cm" svg:x="0.895cm" svg:y="0.054cm" svg:viewBox="0 0 150 419" svg:d="M89 55c0-17 12-43 57-47 3 0 4-1 4-3 0-5-4-5-8-5-42 0-81 22-81 53s0 62 0 95c0 17 0 30-17 44-14 12-31 14-39 14-3 0-5 2-5 4 0 4 2 4 7 5 28 1 48 17 53 36 1 5 1 5 1 21 0 27 0 55 0 83 0 18 0 31 21 48 16 12 44 16 60 16 4 0 8 0 8-4s-2-4-7-5c-27-1-47-15-52-36-2-4-2-5-2-21 0-29 0-57 0-87 0-20-4-26-17-39-10-9-20-13-32-17 34-9 49-29 49-54 0-33 0-67 0-101z"><text:p/></draw:path><draw:path draw:style-name="gr321" draw:text-style-name="P11" svg:width="0.096cm" svg:height="0.418cm" svg:x="1.118cm" svg:y="0.054cm" svg:viewBox="0 0 97 419" svg:d="M97 415c0-2 0-2-7-9-53-53-66-133-66-196 0-73 16-146 67-199 6-5 6-6 6-7 0-3-1-4-3-4-5 0-44 29-68 82-21 47-26 92-26 128 0 32 4 83 28 130 25 52 61 79 66 79 2 0 3-1 3-4z"><text:p/></draw:path><draw:path draw:style-name="gr322" draw:text-style-name="P11" svg:width="0.208cm" svg:height="0.296cm" svg:x="1.262cm" svg:y="0.078cm" svg:viewBox="0 0 209 297" svg:d="M128 169c17 45 38 109 45 118 6 9 11 9 21 9 4 0 6 0 10 0 5 0 5-3 5-4s-1-2-3-4c-3-4-6-10-9-19-29-79-58-160-87-239-8-24-31-30-50-30-2 0-8 0-8 5 0 3 2 3 3 5 15 2 17 4 28 33 13 38 27 76 41 114-39 39-78 77-117 115-5 4-7 7-7 13 0 7 6 12 13 12 6 0 10-5 13-9 34-39 69-79 102-119z"><text:p/></draw:path><draw:path draw:style-name="gr323" draw:text-style-name="P11" svg:width="0.048cm" svg:height="0.125cm" svg:x="1.522cm" svg:y="0.323cm" svg:viewBox="0 0 49 126" svg:d="M49 44c0-27-11-44-27-44-14 0-22 11-22 23 0 11 8 21 22 21 4 0 10-1 15-4 1-2 1-2 1-2 2 0 2 0 2 6 0 32-15 57-29 71-5 4-5 5-5 6 0 4 2 5 5 5 5 0 38-32 38-82z"><text:p/></draw:path><draw:path draw:style-name="gr324" draw:text-style-name="P11" svg:width="0.208cm" svg:height="0.296cm" svg:x="1.695cm" svg:y="0.078cm" svg:viewBox="0 0 209 297" svg:d="M128 169c17 45 38 109 45 118s11 9 23 9c2 0 6 0 8 0 5 0 5-3 5-4s-1-2-3-4c-3-4-6-10-9-19-29-79-57-160-85-239-10-24-33-30-52-30-2 0-8 0-8 5 0 3 3 5 4 5 14 2 17 4 27 33 13 38 27 76 41 114-39 39-77 77-116 115-6 4-8 7-8 13 0 7 6 12 13 12 6 0 11-5 13-9 34-39 69-79 102-119z"><text:p/></draw:path><draw:path draw:style-name="gr325" draw:text-style-name="P11" svg:width="0.28cm" svg:height="0.279cm" svg:x="2.036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326" draw:text-style-name="P11" svg:width="0.227cm" svg:height="0.274cm" svg:x="2.448cm" svg:y="0.184cm" svg:viewBox="0 0 228 275" svg:d="M84 37c2-8 6-24 6-26 0-7-5-11-12-11-1 0-13 0-17 14-20 81-39 163-60 243-1 5-1 6-1 7 0 6 4 11 11 11 9 0 14-7 15-8 2-4 8-27 23-90 13 12 33 13 41 13 30 0 46-18 56-30 4 18 20 30 38 30 15 0 25-10 31-23 7-16 13-41 13-42 0-4-4-4-5-4-5 0-5 2-6 8-7 27-14 52-32 52-11 0-12-12-12-20s5-29 8-43c4-16 7-31 11-46 2-6 6-22 7-29 3-9 7-25 7-27 0-8-6-12-12-12-2 0-13 1-16 15-8 27-14 52-21 78-5 22-9 39-11 44 0 2-20 40-55 40-20 0-31-14-31-37 0-12 4-24 6-36 6-24 12-47 18-71z"><text:p/></draw:path><draw:path draw:style-name="gr327" draw:text-style-name="P11" svg:width="0.135cm" svg:height="0.201cm" svg:x="2.704cm" svg:y="0cm" svg:viewBox="0 0 136 202" svg:d="M65 97c23 0 39 16 39 47 0 37-21 48-38 48-12 0-38-3-50-20 14-1 16-11 16-17 0-10-7-17-15-17-9 0-17 6-17 18 0 28 31 46 66 46 42 0 70-28 70-58 0-23-20-45-52-53 31-10 43-32 43-50 0-24-27-41-60-41-32 0-57 16-57 40 0 9 6 15 14 15 10 0 16-7 16-15 0-9-6-15-16-15 11-13 31-17 42-17 13 0 32 8 32 33 0 12-4 25-12 35-9 11-18 12-32 13-8 0-8 0-10 0-1 0-3 1-3 4 0 4 2 4 8 4 5 0 11 0 16 0z"><text:p/></draw:path><draw:path draw:style-name="gr328" draw:text-style-name="P11" svg:width="0.048cm" svg:height="0.125cm" svg:x="2.914cm" svg:y="0.323cm" svg:viewBox="0 0 49 126" svg:d="M49 44c0-27-11-44-27-44-14 0-22 11-22 23 0 11 8 21 22 21 4 0 10-1 15-4 1-2 1-2 1-2 2 0 2 0 2 6 0 32-15 57-29 71-5 4-5 5-5 6 0 4 2 5 5 5 5 0 38-32 38-82z"><text:p/></draw:path><draw:path draw:style-name="gr329" draw:text-style-name="P11" svg:width="0.208cm" svg:height="0.296cm" svg:x="3.087cm" svg:y="0.078cm" svg:viewBox="0 0 209 297" svg:d="M128 169c17 45 38 109 45 118s11 9 23 9c2 0 6 0 8 0 5 0 5-3 5-4s-1-2-3-4c-3-4-6-10-9-19-29-79-57-160-85-239-10-24-33-30-52-30-2 0-8 0-8 5 0 3 3 5 4 5 14 2 17 4 27 33 13 38 27 76 41 114-39 39-78 77-117 115-5 4-7 7-7 13 0 7 6 12 13 12 6 0 10-5 13-9 34-39 69-79 102-119z"><text:p/></draw:path><draw:path draw:style-name="gr330" draw:text-style-name="P11" svg:width="0.256cm" svg:height="0.016cm" svg:x="3.439cm" svg:y="0.255cm" svg:viewBox="0 0 257 17" svg:d="M242 17c8 0 15 0 15-9 0-8-7-8-15-8-75 0-152 0-228 0-7 0-14 0-14 8 0 9 7 9 14 9 76 0 153 0 228 0z"><text:p/></draw:path><draw:path draw:style-name="gr331" draw:text-style-name="P11" svg:width="0.227cm" svg:height="0.274cm" svg:x="3.838cm" svg:y="0.184cm" svg:viewBox="0 0 228 275" svg:d="M84 37c2-8 6-24 6-26 0-7-5-11-12-11-1 0-13 0-17 14-20 81-39 163-60 243-1 5-1 6-1 7 0 6 4 11 11 11 9 0 14-7 15-8 2-4 8-27 23-90 13 12 33 13 41 13 30 0 46-18 56-30 4 18 20 30 38 30 15 0 25-10 31-23 7-16 13-41 13-42 0-4-4-4-5-4-5 0-5 2-6 8-7 27-14 52-32 52-11 0-12-12-12-20s5-29 8-43c4-16 7-31 11-46 2-6 6-22 7-29 3-9 7-25 7-27 0-8-6-12-12-12-2 0-13 1-16 15-8 27-14 52-21 78-5 22-9 39-11 44 0 2-20 40-55 40-20 0-31-14-31-37 0-12 4-24 6-36 6-24 12-47 18-71z"><text:p/></draw:path><draw:path draw:style-name="gr332" draw:text-style-name="P11" svg:width="0.135cm" svg:height="0.201cm" svg:x="4.095cm" svg:y="0cm" svg:viewBox="0 0 136 202" svg:d="M65 97c23 0 39 16 39 47 0 37-21 48-38 48-12 0-38-3-50-20 14-1 16-11 16-17 0-10-7-17-15-17-9 0-17 6-17 18 0 28 31 46 66 46 42 0 70-28 70-58 0-23-20-45-52-53 31-10 43-32 43-50 0-24-27-41-60-41-32 0-57 16-57 40 0 9 6 15 14 15 10 0 16-7 16-15 0-9-6-15-16-15 11-13 31-17 42-17 13 0 32 8 32 33 0 12-4 25-12 35-9 11-18 12-32 13-8 0-8 0-10 0-1 0-3 1-3 4 0 4 2 4 8 4 5 0 11 0 16 0z"><text:p/></draw:path><draw:path draw:style-name="gr333" draw:text-style-name="P11" svg:width="0.097cm" svg:height="0.418cm" svg:x="4.292cm" svg:y="0.054cm" svg:viewBox="0 0 98 419" svg:d="M98 210c0-32-4-84-27-131-25-53-63-79-66-79s-5 1-5 4c0 1 0 2 8 9 41 42 66 110 66 197 0 71-15 145-68 199-6 4-6 4-6 6 0 3 2 4 5 4s42-28 67-81c22-47 26-94 26-128z"><text:p/></draw:path><draw:path draw:style-name="gr334" draw:text-style-name="P11" svg:width="0.016cm" svg:height="0.418cm" svg:x="4.599cm" svg:y="0.054cm" svg:viewBox="0 0 17 419" svg:d="M17 14c0-7 0-14-9-14-8 0-8 7-8 14 0 130 0 260 0 390 0 8 0 15 8 15 9 0 9-7 9-15 0-130 0-260 0-390z"><text:p/></draw:path><draw:path draw:style-name="gr335" draw:text-style-name="P11" svg:width="0.208cm" svg:height="0.296cm" svg:x="4.805cm" svg:y="0.078cm" svg:viewBox="0 0 209 297" svg:d="M128 169c18 45 39 109 45 118 7 9 11 9 23 9 3 0 6 0 9 0 4 0 4-3 4-4s0-2-1-4c-5-4-8-10-10-19-29-79-58-160-86-239-10-24-32-30-52-30-2 0-7 0-7 5 0 3 2 5 3 5 14 2 17 4 28 33 13 38 28 76 41 114-39 39-78 77-117 115-4 4-8 7-8 13 0 7 6 12 13 12s11-5 15-9c33-39 67-79 100-119z"><text:p/></draw:path><draw:path draw:style-name="gr336" draw:text-style-name="P11" svg:width="0.048cm" svg:height="0.125cm" svg:x="5.066cm" svg:y="0.323cm" svg:viewBox="0 0 49 126" svg:d="M49 44c0-27-11-44-26-44s-23 11-23 23c0 11 8 21 23 21 5 0 9-1 14-4 1-2 1-2 3-2 0 3 0 0 0 6 0 32-14 57-28 71-5 4-5 5-5 6 0 4 1 5 4 5 5 0 38-32 38-82z"><text:p/></draw:path><draw:path draw:style-name="gr337" draw:text-style-name="P11" svg:width="0.227cm" svg:height="0.274cm" svg:x="5.23cm" svg:y="0.184cm" svg:viewBox="0 0 228 275" svg:d="M84 37c2-8 6-24 6-26 0-7-5-11-12-11-1 0-13 0-17 14-20 81-39 163-60 243-1 5-1 6-1 7 0 6 4 11 11 11 9 0 14-7 15-8 2-4 8-27 23-90 13 12 33 13 41 13 30 0 46-18 56-30 4 18 20 30 38 30 15 0 25-10 31-23 7-16 13-41 13-42 0-4-4-4-5-4-5 0-5 2-6 8-7 27-14 52-32 52-11 0-12-12-12-20s5-29 8-43c4-16 7-31 11-46 2-6 6-22 7-29 3-9 7-25 7-27 0-8-6-12-12-12-2 0-13 1-16 15-8 27-14 52-21 78-5 22-9 39-11 44 0 2-20 40-55 40-20 0-31-14-31-37 0-12 4-24 6-36 6-24 12-47 18-71z"><text:p/></draw:path><draw:path draw:style-name="gr338" draw:text-style-name="P11" svg:width="0.21cm" svg:height="0.242cm" svg:x="5.623cm" svg:y="0.142cm" svg:viewBox="0 0 211 243" svg:d="M197 131c7 0 14 0 14-8 0-9-7-9-14-9-60 0-119 0-179 0 5-56 54-97 113-97 21 0 44 0 66 0 7 0 14 0 14-9 0-8-7-8-14-8-23 0-45 0-67 0-72 0-130 55-130 123 0 67 58 120 130 120 22 0 44 0 67 0 7 0 14 0 14-7 0-9-7-9-14-9-22 0-45 0-66 0-59 0-108-40-113-96 60 0 119 0 179 0z"><text:p/></draw:path><draw:path draw:style-name="gr339" draw:text-style-name="P11" svg:width="0.288cm" svg:height="0.286cm" svg:x="5.993cm" svg:y="0.08cm" svg:viewBox="0 0 289 287" svg:d="M106 156c4 0 10 0 15 0 22 33 42 65 64 98 3 6 14 22 19 28 2 5 4 5 13 5 19 0 40 0 59 0 7 0 13 0 13-7 0-4-2-6-6-7-15-4-36-31-47-43-2-4-24-33-51-77 37-8 73-23 73-74 0-59-61-79-112-79-44 0-87 0-132 0-8 0-14 0-14 8s7 8 11 8c24 0 26 2 26 24 0 69 0 139 0 209 0 21-2 24-26 24-4 0-11 0-11 7s6 7 14 7c39 0 77 0 116 0 7 0 14 0 14-7s-7-7-12-7c-24 0-26-4-26-24 0-30 0-62 0-93zM187 136c12-16 13-37 13-57 0-19-2-42-15-59 17 4 59 17 59 59 0 28-14 50-57 57zM106 38c0-9 0-22 26-22 36 0 54 14 54 63 0 56-13 63-80 63 0-35 0-69 0-104zM49 273c3-7 3-19 3-23 0-70 0-141 0-212 0-3 0-15-3-22 16 0 33 0 48 0-6 6-6 14-6 21 0 71 0 142 0 213 0 4 0 16 4 23-16 0-30 0-46 0zM138 156c4 0 5 0 8 0 6 0 16-1 22-2 7 11 53 84 88 119-14 0-28 0-41 0-25-39-52-78-77-117z"><text:p/></draw:path><draw:path draw:style-name="gr340" draw:text-style-name="P11" svg:width="0.149cm" svg:height="0.418cm" svg:x="6.321cm" svg:y="0.054cm" svg:viewBox="0 0 150 419" svg:d="M61 363c0 17-11 44-57 47-2 1-4 2-4 5 0 4 5 4 8 4 41 0 81-20 81-52s0-64 0-97c0-15 0-30 17-42 15-12 31-13 40-13 3-1 4-2 4-5 0-4-2-4-7-4-28-2-48-17-53-38-1-5-1-6-1-20 0-29 0-57 0-84 0-17 0-32-19-47-18-13-47-17-62-17-3 0-8 0-8 5 0 3 2 3 7 3 27 3 47 16 53 38 1 3 1 4 1 19 0 29 0 59 0 89 0 19 4 26 17 39 8 10 20 14 32 17-33 10-49 28-49 52 0 34 0 67 0 101z"><text:p/></draw:path></draw:g></draw:g></text:span><text:span text:style-name="T4">. </text:span><text:span text:style-name="T5">(10%)</text:span></text:p>
            </text:list-item>
            <text:list-item>
              <text:p text:style-name="P8"><draw:g text:anchor-type="as-char" svg:y="-0.369cm" draw:z-index="2" draw:style-name="gr1"><svg:title>TexMaths</svg:title><svg:desc>12§display§B = \{(\lambda^2, -\lambda^2, 0)\mid \lambda\in\mathbb{R}\}§svg§600§FALSE§</svg:desc><draw:g draw:style-name="gr2"><draw:path draw:style-name="gr298" draw:text-style-name="P10" svg:width="4.779cm" svg:height="0.43cm" svg:x="0.004cm" svg:y="0.023cm" svg:viewBox="0 0 4780 431" svg:d="M2390 431c-796 0-1593 0-2390 0 0-144 0-287 0-431 1594 0 3186 0 4780 0 0 144 0 287 0 431-797 0-1594 0-2390 0z"><text:p/></draw:path><draw:path draw:style-name="gr299" draw:text-style-name="P11" svg:width="0.3cm" svg:height="0.285cm" svg:x="0.001cm" svg:y="0.084cm" svg:viewBox="0 0 301 286" svg:d="M49 253c-3 16-5 20-38 20-6 0-11 0-11 8 0 5 4 5 11 5 50 0 101 0 151 0 66 0 116-48 116-90 0-30-24-54-66-59 45-9 89-40 89-79 0-32-27-58-78-58-48 0-95 0-143 0-7 0-12 0-12 8 0 4 4 4 12 4 2 0 9 0 16 1 8 1 12 1 12 7 0 2 0 3-1 8-19 75-39 151-58 225zM114 133c8-35 17-69 25-104 4-16 5-17 23-17s37 0 55 0c37 0 46 25 46 44 0 36-36 77-88 77-20 0-41 0-61 0zM95 273c-6 0-7 0-10 0-5 0-6-2-6-5 0-1 0-1 3-10 9-38 19-78 28-116 27 0 54 0 81 0 41 0 48 31 48 49 0 42-37 82-88 82-19 0-37 0-56 0z"><text:p/></draw:path><draw:path draw:style-name="gr300" draw:text-style-name="P11" svg:width="0.279cm" svg:height="0.097cm" svg:x="0.465cm" svg:y="0.215cm" svg:viewBox="0 0 280 98" svg:d="M265 17c7 0 15 0 15-9 0-8-8-8-14-8-84 0-169 0-253 0-6 0-13 0-13 8 0 9 7 9 14 9 84 0 167 0 251 0zM266 98c6 0 14 0 14-8s-8-8-15-8c-84 0-167 0-251 0-7 0-14 0-14 8s7 8 13 8c84 0 169 0 253 0z"><text:p/></draw:path><draw:path draw:style-name="gr301" draw:text-style-name="P11" svg:width="0.149cm" svg:height="0.419cm" svg:x="0.916cm" svg:y="0.055cm" svg:viewBox="0 0 150 420" svg:d="M89 56c0-16 12-44 57-46 3-2 4-3 4-5 0-5-4-5-8-5-42 0-81 22-81 53s0 63 0 96c0 17 0 30-17 43-15 12-31 13-40 15-2 0-4 1-4 3 0 5 2 5 7 5 28 2 48 17 53 37 1 4 1 5 1 21 0 27 0 55 0 82 0 18 0 32 21 47 15 14 44 18 60 18 4 0 8 0 8-4 0-5-2-5-7-5-27-1-47-16-53-36-1-5-1-5-1-21 0-29 0-59 0-89 0-18-3-25-17-38-8-8-20-13-32-17 34-9 49-29 49-53 0-33 0-67 0-101z"><text:p/></draw:path><draw:path draw:style-name="gr302" draw:text-style-name="P11" svg:width="0.097cm" svg:height="0.419cm" svg:x="1.138cm" svg:y="0.055cm" svg:viewBox="0 0 98 420" svg:d="M98 416c0-2 0-2-7-9-53-54-66-133-66-197 0-73 16-146 67-199 6-5 6-5 6-6 0-4-1-5-4-5-4 0-42 29-66 82-22 46-28 93-28 128 0 34 5 83 29 131 25 52 61 79 65 79 3 0 4-1 4-4z"><text:p/></draw:path><draw:path draw:style-name="gr303" draw:text-style-name="P11" svg:width="0.208cm" svg:height="0.296cm" svg:x="1.284cm" svg:y="0.078cm" svg:viewBox="0 0 209 297" svg:d="M128 169c17 44 38 107 45 117 6 9 11 9 21 9 4 0 6 0 10 0 5 0 5-3 5-4 0-2-1-2-3-4-3-5-7-11-9-19-29-79-58-159-87-238-8-25-31-30-51-30-1 0-7 0-7 5 0 2 2 2 3 3 15 3 17 5 28 34 13 38 27 76 41 114-39 39-78 77-117 115-5 5-7 8-7 12 0 8 5 14 12 14 6 0 11-5 14-10 34-38 69-78 102-118z"><text:p/></draw:path><draw:path draw:style-name="gr304" draw:text-style-name="P11" svg:width="0.13cm" svg:height="0.195cm" svg:x="1.526cm" svg:y="0.001cm" svg:viewBox="0 0 131 196" svg:d="M131 143c-4 0-7 0-11 0-1 6-4 23-7 26-3 2-25 2-30 2-18 0-36 0-54 0 31-27 42-35 59-50 22-17 43-36 43-63 0-36-33-58-70-58s-61 26-61 53c0 15 12 17 16 17 7 0 15-5 15-16 0-6-2-16-18-16 10-21 30-27 43-27 30 0 46 23 46 47 0 25-19 45-28 56-24 23-48 47-72 71-2 2-2 2-2 11 41 0 80 0 121 0 4-18 6-36 10-53z"><text:p/></draw:path><draw:path draw:style-name="gr305" draw:text-style-name="P11" svg:width="0.048cm" svg:height="0.125cm" svg:x="1.732cm" svg:y="0.325cm" svg:viewBox="0 0 49 126" svg:d="M49 44c0-27-11-44-26-44s-23 11-23 23c0 11 8 21 23 21 5 0 11-1 14-4 1-2 1-3 3-3 0 3 1 1 1 7 0 32-16 57-29 70-5 5-5 6-5 7 0 3 3 5 4 5 5 0 38-32 38-82z"><text:p/></draw:path><draw:path draw:style-name="gr306" draw:text-style-name="P11" svg:width="0.257cm" svg:height="0.016cm" svg:x="1.918cm" svg:y="0.256cm" svg:viewBox="0 0 258 17" svg:d="M244 17c7 0 14 0 14-9 0-8-7-8-14-8-76 0-153 0-228 0-8 0-16 0-16 8 0 9 8 9 16 9 75 0 152 0 228 0z"><text:p/></draw:path><draw:path draw:style-name="gr307" draw:text-style-name="P11" svg:width="0.208cm" svg:height="0.296cm" svg:x="2.234cm" svg:y="0.078cm" svg:viewBox="0 0 209 297" svg:d="M128 169c17 44 38 107 45 117 6 9 11 9 21 9 4 0 6 0 10 0 5 0 5-3 5-4 0-2-1-2-3-4-3-5-6-11-9-19-29-79-58-159-87-238-8-25-31-30-50-30-2 0-8 0-8 5 0 2 2 2 3 3 15 3 18 5 28 34 13 38 27 76 41 114-39 39-78 77-117 115-5 5-7 8-7 12 0 8 6 14 13 14 6 0 10-5 13-10 34-38 69-78 102-118z"><text:p/></draw:path><draw:path draw:style-name="gr308" draw:text-style-name="P11" svg:width="0.13cm" svg:height="0.195cm" svg:x="2.475cm" svg:y="0.001cm" svg:viewBox="0 0 131 196" svg:d="M131 143c-4 0-7 0-11 0 0 6-4 23-7 26-3 2-25 2-29 2-18 0-37 0-55 0 31-27 42-35 59-50 22-17 43-36 43-63 0-36-31-58-70-58-36 0-61 26-61 53 0 15 12 17 16 17 7 0 15-5 15-16 0-6-2-16-18-16 10-21 30-27 43-27 30 0 46 23 46 47 0 25-18 45-28 56-24 23-48 47-72 71-2 2-2 2-2 11 41 0 80 0 121 0 4-18 6-36 10-53z"><text:p/></draw:path><draw:path draw:style-name="gr309" draw:text-style-name="P11" svg:width="0.048cm" svg:height="0.125cm" svg:x="2.682cm" svg:y="0.325cm" svg:viewBox="0 0 49 126" svg:d="M49 44c0-27-9-44-26-44-15 0-23 11-23 23 0 11 8 21 23 21 5 0 11-1 14-4 1-2 1-2 3-3 0 3 1 1 1 7 0 32-16 57-29 70-5 5-5 6-5 7 0 3 3 5 4 5 5 0 38-32 38-82z"><text:p/></draw:path><draw:path draw:style-name="gr310" draw:text-style-name="P11" svg:width="0.177cm" svg:height="0.288cm" svg:x="2.85cm" svg:y="0.09cm" svg:viewBox="0 0 178 289" svg:d="M178 147c0-34-3-68-17-99-19-41-54-48-72-48-25 0-57 12-73 50-14 29-16 63-16 97 0 31 1 69 19 100 18 34 49 42 70 42 23 0 54-9 73-48 13-28 16-61 16-94zM89 280c-17 0-42-11-49-49-5-26-5-65-5-89 0-28 0-56 3-78 9-51 40-54 51-54 13 0 42 7 49 49 5 24 5 56 5 83 0 31 0 60-5 86-6 40-30 52-49 52z"><text:p/></draw:path><draw:path draw:style-name="gr311" draw:text-style-name="P11" svg:width="0.097cm" svg:height="0.419cm" svg:x="3.068cm" svg:y="0.055cm" svg:viewBox="0 0 98 420" svg:d="M98 210c0-32-4-83-28-131-26-51-62-79-66-79-3 0-4 1-4 5 0 1 0 1 8 9 41 41 65 108 65 196 0 71-15 145-67 198-6 6-6 6-6 8s1 4 4 4c4 0 43-29 67-83 21-45 27-91 27-127z"><text:p/></draw:path><draw:path draw:style-name="gr312" draw:text-style-name="P11" svg:width="0.016cm" svg:height="0.419cm" svg:x="3.375cm" svg:y="0.055cm" svg:viewBox="0 0 17 420" svg:d="M17 16c0-9 0-16-9-16-8 0-8 7-8 16 0 129 0 259 0 389 0 7 0 15 8 15 9 0 9-8 9-15 0-130 0-260 0-389z"><text:p/></draw:path><draw:path draw:style-name="gr313" draw:text-style-name="P11" svg:width="0.208cm" svg:height="0.296cm" svg:x="3.582cm" svg:y="0.078cm" svg:viewBox="0 0 209 297" svg:d="M128 169c17 44 38 107 45 117 6 9 11 9 21 9 4 0 6 0 10 0 5 0 5-3 5-4 0-2-1-2-3-4-3-5-6-11-9-19-29-79-58-159-87-238-8-25-31-30-50-30-2 0-8 0-8 5 0 2 2 2 3 3 15 3 18 5 28 34 13 38 27 76 41 114-39 39-78 77-117 115-5 5-7 8-7 12 0 8 6 14 13 14 6 0 10-5 13-10 34-38 69-78 102-118z"><text:p/></draw:path><draw:path draw:style-name="gr314" draw:text-style-name="P11" svg:width="0.21cm" svg:height="0.243cm" svg:x="3.957cm" svg:y="0.144cm" svg:viewBox="0 0 211 244" svg:d="M197 130c7 0 14 0 14-9 0-8-7-8-14-8-60 0-119 0-179 0 5-57 53-96 113-96 21 0 44 0 66 0 7 0 14 0 14-9 0-8-7-8-14-8-23 0-45 0-67 0-72 0-130 53-130 121s58 123 130 123c22 0 44 0 67 0 7 0 14 0 14-9 0-8-7-8-14-8-22 0-45 0-66 0-60 0-108-41-113-97 60 0 119 0 179 0z"><text:p/></draw:path><draw:path draw:style-name="gr315" draw:text-style-name="P11" svg:width="0.288cm" svg:height="0.286cm" svg:x="4.328cm" svg:y="0.083cm" svg:viewBox="0 0 289 287" svg:d="M106 156c4 0 10 0 15 0 21 33 42 65 63 97 4 6 14 23 19 29 3 5 5 5 14 5 19 0 39 0 58 0 8 0 14 0 14-7 0-4-2-6-6-7-15-4-37-30-47-44-2-4-24-32-52-78 38-7 74-23 74-73 0-58-62-78-112-78-44 0-88 0-133 0-7 0-13 0-13 7s7 7 11 7c24 0 26 4 26 24 0 70 0 141 0 212 0 19-2 23-26 23-4 0-11 0-11 7s6 7 13 7c39 0 78 0 117 0 7 0 13 0 13-7s-7-7-11-7c-24 0-26-4-26-23 0-31 0-63 0-94zM187 136c12-16 13-39 13-57 0-20-2-43-16-60 18 4 60 17 60 59 0 28-14 49-57 58zM106 37c0-8 0-23 26-23 36 0 54 15 54 65 0 54-13 63-80 63 0-35 0-70 0-105zM48 273c4-8 4-20 4-22 0-72 0-143 0-214 0-3 0-15-4-23 16 0 32 0 48 0-5 8-5 16-5 22 0 71 0 143 0 215 0 2 0 14 4 22-16 0-31 0-47 0zM138 156c4 0 5-1 8-1 6 0 16 0 22-1 6 9 52 85 88 119-15 0-28 0-42 0-26-39-51-78-76-117z"><text:p/></draw:path><draw:path draw:style-name="gr316" draw:text-style-name="P11" svg:width="0.149cm" svg:height="0.419cm" svg:x="4.656cm" svg:y="0.055cm" svg:viewBox="0 0 150 420" svg:d="M61 364c0 17-12 44-57 47-3 0-4 2-4 5 0 4 5 4 8 4 41 0 81-20 81-53 0-31 0-63 0-96 0-16 0-28 17-43 15-12 31-12 40-13 2 0 4-1 4-5 0-3-2-3-7-3-28-3-48-17-53-39-1-5-1-5-1-20 0-28 0-56 0-83 0-18 0-31-21-48-16-12-45-17-60-17-3 0-8 0-8 5 0 3 2 3 7 5 27 1 47 14 53 36 1 3 1 4 1 20 0 29 0 58 0 88 0 20 3 26 17 41 8 8 20 13 32 15-34 10-49 30-49 53 0 34 0 67 0 101z"><text:p/></draw:path></draw:g></draw:g>. <text:s/><text:span text:style-name="T5">(10%)</text:span></text:p>
            </text:list-item>
            <text:list-item>
              <text:p text:style-name="P8"><draw:g text:anchor-type="as-char" svg:y="-0.369cm" draw:z-index="3" draw:style-name="gr1"><svg:title>TexMaths</svg:title><svg:desc>12§display§C = \{(\xi_1, \xi_2, \xi_3)\in\mathbb{R}^3\mid \xi_2\in\mathbb{Z}\}§svg§600§FALSE§</svg:desc><draw:g draw:style-name="gr2"><draw:path draw:style-name="gr275" draw:text-style-name="P10" svg:width="5.595cm" svg:height="0.43cm" svg:x="0.001cm" svg:y="0.023cm" svg:viewBox="0 0 5596 431" svg:d="M2799 431c-934 0-1866 0-2799 0 0-144 0-287 0-431 1865 0 3731 0 5596 0 0 144 0 287 0 431-932 0-1865 0-2797 0z"><text:p/></draw:path><draw:path draw:style-name="gr276" draw:text-style-name="P11" svg:width="0.298cm" svg:height="0.304cm" svg:x="0.001cm" svg:y="0.074cm" svg:viewBox="0 0 299 305" svg:d="M299 4c0-2 0-4-5-4-1 0-1 0-6 5-10 11-19 21-29 32-5-6-24-37-71-37-93 0-188 92-188 191 0 68 49 114 114 114 37 0 68-17 91-36 40-34 47-72 47-73 0-5-5-5-6-5-2 0-4 1-5 5-3 12-13 42-43 65-29 24-55 31-77 31-38 0-83-22-83-87 0-24 9-92 51-141 26-30 66-51 103-51 43 0 68 33 68 81 0 16-1 16-1 21 0 4 4 5 6 5 5 0 5-1 7-8 9-36 18-72 27-108z"><text:p/></draw:path><draw:path draw:style-name="gr277" draw:text-style-name="P11" svg:width="0.28cm" svg:height="0.097cm" svg:x="0.452cm" svg:y="0.215cm" svg:viewBox="0 0 281 98" svg:d="M266 17c6 0 15 0 15-9 0-8-9-8-15-8-84 0-169 0-253 0-5 0-13 0-13 8 0 9 8 9 14 9 84 0 168 0 252 0zM266 98c6 0 15 0 15-8s-9-8-15-8c-84 0-168 0-252 0-6 0-14 0-14 8s8 8 13 8c84 0 169 0 253 0z"><text:p/></draw:path><draw:path draw:style-name="gr278" draw:text-style-name="P11" svg:width="0.149cm" svg:height="0.419cm" svg:x="0.903cm" svg:y="0.055cm" svg:viewBox="0 0 150 420" svg:d="M90 56c0-16 11-44 56-46 3-2 4-3 4-5 0-5-4-5-8-5-42 0-81 22-81 53s0 63 0 96c0 17 0 30-17 43-14 12-31 13-39 15-3 0-5 1-5 3 0 5 4 5 7 5 28 2 48 17 53 37 1 4 1 5 1 21 0 27 0 55 0 82 0 18 0 32 21 47 16 14 44 18 60 18 4 0 8 0 8-4 0-5-2-5-6-5-28-1-48-16-53-36-1-5-1-5-1-21 0-29 0-59 0-89 0-18-4-25-18-38-8-8-20-13-32-17 34-9 50-29 50-53 0-33 0-67 0-101z"><text:p/></draw:path><draw:path draw:style-name="gr279" draw:text-style-name="P11" svg:width="0.096cm" svg:height="0.419cm" svg:x="1.127cm" svg:y="0.055cm" svg:viewBox="0 0 97 420" svg:d="M97 416c0-2 0-2-7-9-53-54-66-133-66-197 0-73 16-146 68-199 5-5 5-5 5-6 0-4-1-5-3-5-5 0-44 29-68 82-21 46-26 93-26 128 0 34 4 83 28 131 25 52 61 79 66 79 2 0 3-1 3-4z"><text:p/></draw:path><draw:path draw:style-name="gr280" draw:text-style-name="P11" svg:width="0.177cm" svg:height="0.377cm" svg:x="1.259cm" svg:y="0.078cm" svg:viewBox="0 0 178 378" svg:d="M55 165c-47 30-55 69-55 85 0 18 11 30 12 31 13 14 17 16 49 28 17 7 34 14 51 20 6 2 14 6 14 18 0 10-7 22-20 22-18 0-33-10-38-14-2-1-2-2-4-2-3 0-4 4-4 5 0 5 22 20 46 20 26 0 44-24 44-45 0-20-16-28-20-29-6-3-21-9-27-11-8-2-17-6-25-10-8-2-17-6-25-9-19-7-33-19-33-36 0-18 17-54 53-72 16 6 28 6 37 6 12 0 39 0 39-13 0-11-18-12-35-12-7 0-19 0-35 6-11-12-13-26-13-34 0-23 16-55 47-71 8 8 18 8 27 8 11 0 38 0 38-13 0-11-18-11-35-11-6 0-16 0-27 3-1-4-2-7-2-15 0-6 2-14 2-15 0-4-2-5-4-5-9 0-9 19-9 20 0 9 3 15 4 16-46 13-75 47-75 79 0 16 9 34 28 45-1 1-4 2-5 5zM124 43c6-1 15-1 19-1 14 0 17 0 24 2-4 2-7 4-27 4-7 0-13 0-16-5zM90 159c10-3 19-3 24-3 14 0 17 0 24 3-4 2-7 3-26 3-10 0-15 0-22-3z"><text:p/></draw:path><draw:path draw:style-name="gr281" draw:text-style-name="P11" svg:width="0.107cm" svg:height="0.195cm" svg:x="1.465cm" svg:y="0.239cm" svg:viewBox="0 0 108 196" svg:d="M67 8c0-8-1-8-9-8-18 18-46 18-58 18 0 4 0 7 0 11 7 0 26 0 43-9 0 51 0 101 0 152 0 9 0 13-30 13-3 0-7 0-11 0 0 4 0 7 0 11 5-1 41-1 53-1 9 0 46 0 53 1 0-4 0-7 0-11-4 0-8 0-12 0-29 0-29-4-29-13 0-56 0-110 0-164z"><text:p/></draw:path><draw:path draw:style-name="gr282" draw:text-style-name="P11" svg:width="0.048cm" svg:height="0.125cm" svg:x="1.658cm" svg:y="0.325cm" svg:viewBox="0 0 49 126" svg:d="M49 44c0-27-11-44-26-44s-23 11-23 23c0 11 8 21 23 21 5 0 11-1 14-4 1-2 1-3 3-3 0 3 0 1 0 7 0 32-15 57-28 70-5 5-5 6-5 7 0 3 1 5 4 5 5 0 38-32 38-82z"><text:p/></draw:path><draw:path draw:style-name="gr283" draw:text-style-name="P11" svg:width="0.178cm" svg:height="0.377cm" svg:x="1.819cm" svg:y="0.078cm" svg:viewBox="0 0 179 378" svg:d="M55 165c-45 30-55 69-55 85 0 18 12 30 12 31 14 14 18 16 49 28 17 7 35 14 52 20 6 2 14 6 14 18 0 10-7 22-20 22-19 0-33-10-37-14-3-1-4-2-5-2-4 0-5 4-5 5 0 5 23 20 47 20 25 0 43-24 43-45 0-20-16-28-20-29-6-3-20-9-26-11-8-2-16-6-25-10-8-2-18-6-26-9-18-7-31-19-31-36 0-18 16-54 51-72 16 6 29 6 37 6 14 0 40 0 40-13 0-11-18-12-35-12-7 0-19 0-35 6-12-12-13-26-13-34 0-23 16-55 47-71 7 8 17 8 28 8 9 0 37 0 37-13 0-11-19-11-35-11-6 0-16 0-28 3-1-4-1-7-1-15 0-6 1-14 1-15 0-4-1-5-4-5-8 0-8 19-8 20 0 9 3 15 3 16-45 13-73 47-73 79 0 16 7 34 27 45-2 1-3 2-6 5zM124 43c7-1 15-1 20-1 14 0 16 0 24 2-4 2-8 4-26 4-9 0-14 0-18-5zM91 159c10-3 19-3 24-3 15 0 16 0 24 3-3 2-8 3-27 3-10 0-14 0-21-3z"><text:p/></draw:path><draw:path draw:style-name="gr284" draw:text-style-name="P11" svg:width="0.13cm" svg:height="0.195cm" svg:x="2.012cm" svg:y="0.239cm" svg:viewBox="0 0 131 196" svg:d="M131 142c-4 0-6 0-10 0-1 6-5 24-8 26-3 3-25 3-29 3-18 0-36 0-54 0 30-28 41-37 59-50 21-18 42-36 42-63 0-36-31-58-70-58-36 0-61 25-61 53 0 14 13 15 16 15 7 0 15-4 15-15 0-5-1-16-17-16 9-20 29-26 44-26 28 0 44 23 44 47 0 25-18 45-28 56-24 23-46 46-70 70-4 2-4 3-4 12 41 0 82 0 122 0 3-18 6-36 9-54z"><text:p/></draw:path><draw:path draw:style-name="gr285" draw:text-style-name="P11" svg:width="0.048cm" svg:height="0.125cm" svg:x="2.22cm" svg:y="0.325cm" svg:viewBox="0 0 49 126" svg:d="M49 44c0-27-11-44-27-44-14 0-22 11-22 23 0 11 8 21 22 21 6 0 10-1 15-4 1-2 1-2 1-3 2 0 2 1 2 7 0 32-15 57-29 70-5 5-5 6-5 7 0 3 2 5 5 5 5 0 38-32 38-82z"><text:p/></draw:path><draw:path draw:style-name="gr286" draw:text-style-name="P11" svg:width="0.177cm" svg:height="0.377cm" svg:x="2.381cm" svg:y="0.078cm" svg:viewBox="0 0 178 378" svg:d="M55 165c-47 30-55 69-55 85 0 18 11 30 12 31 13 14 17 16 49 28 17 7 34 14 51 20 6 2 15 6 15 18 0 10-8 22-21 22-18 0-33-10-38-14-2-1-2-2-4-2-3 0-4 4-4 5 0 5 23 20 46 20 26 0 44-24 44-45 0-20-16-28-20-29-6-3-21-9-26-11-9-2-18-6-26-10-8-2-17-6-25-9-19-7-31-19-31-36 0-18 15-54 51-72 16 6 28 6 37 6 12 0 39 0 39-13 0-11-18-12-34-12-8 0-20 0-36 6-11-12-12-26-12-34 0-23 15-55 47-71 7 8 17 8 26 8 11 0 38 0 38-13 0-11-18-11-35-11-5 0-16 0-27 3-1-4-2-7-2-15 0-6 2-14 2-15 0-4-2-5-4-5-8 0-8 19-8 20 0 9 3 15 3 16-46 13-75 47-75 79 0 16 9 34 28 45-1 1-4 2-5 5zM124 43c6-1 15-1 20-1 14 0 16 0 23 2-4 2-7 4-27 4-7 0-12 0-16-5zM90 159c10-3 19-3 24-3 16 0 17 0 24 3-2 2-7 3-26 3-10 0-14 0-22-3z"><text:p/></draw:path><draw:path draw:style-name="gr287" draw:text-style-name="P11" svg:width="0.135cm" svg:height="0.201cm" svg:x="2.572cm" svg:y="0.239cm" svg:viewBox="0 0 136 202" svg:d="M65 97c23 0 39 16 39 47 0 37-21 48-38 48-12 0-38-3-50-20 13-1 16-11 16-17 0-10-7-17-16-17-8 0-16 5-16 18 0 28 30 46 66 46 41 0 70-28 70-58 0-23-20-46-52-53 31-11 42-32 42-50 0-24-26-41-59-41s-59 16-59 40c0 9 8 15 16 15 10 0 16-7 16-15 0-9-6-15-16-16 11-13 31-16 42-16 13 0 31 6 31 33 0 12-3 25-11 35-10 10-19 12-33 12-7 1-7 1-10 1-1 1-2 1-2 3 0 5 2 5 7 5 6 0 11 0 17 0z"><text:p/></draw:path><draw:path draw:style-name="gr288" draw:text-style-name="P11" svg:width="0.097cm" svg:height="0.419cm" svg:x="2.768cm" svg:y="0.055cm" svg:viewBox="0 0 98 420" svg:d="M98 210c0-32-4-83-28-131-26-51-62-79-65-79-4 0-5 1-5 5 0 1 0 1 8 9 41 41 65 108 65 196 0 71-15 145-67 198-6 6-6 6-6 8s1 4 5 4c3 0 42-29 66-83 21-45 27-91 27-127z"><text:p/></draw:path><draw:path draw:style-name="gr289" draw:text-style-name="P11" svg:width="0.21cm" svg:height="0.243cm" svg:x="3.059cm" svg:y="0.144cm" svg:viewBox="0 0 211 244" svg:d="M197 130c7 0 14 0 14-9 0-8-7-8-14-8-60 0-119 0-179 0 5-57 54-96 113-96 21 0 44 0 66 0 7 0 14 0 14-9 0-8-7-8-14-8-23 0-45 0-67 0-72 0-130 53-130 121s58 123 130 123c22 0 44 0 67 0 7 0 14 0 14-9 0-8-7-8-14-8-22 0-45 0-66 0-59 0-108-41-113-97 60 0 119 0 179 0z"><text:p/></draw:path><draw:path draw:style-name="gr290" draw:text-style-name="P11" svg:width="0.288cm" svg:height="0.286cm" svg:x="3.43cm" svg:y="0.083cm" svg:viewBox="0 0 289 287" svg:d="M106 156c4 0 10 0 15 0 22 33 42 65 64 97 3 6 14 23 19 29 2 5 4 5 13 5 19 0 40 0 59 0 7 0 13 0 13-7 0-4-2-6-6-7-15-4-36-30-47-44-2-4-24-32-51-78 37-7 73-23 73-73 0-58-61-78-112-78-44 0-87 0-132 0-8 0-14 0-14 7s8 7 11 7c24 0 26 4 26 24 0 70 0 141 0 212 0 19-2 23-26 23-3 0-11 0-11 7s6 7 14 7c39 0 77 0 116 0 7 0 14 0 14-7s-7-7-12-7c-24 0-26-4-26-23 0-31 0-63 0-94zM187 136c12-16 13-39 13-57 0-20-2-43-15-60 17 4 59 17 59 59 0 28-14 49-57 58zM106 37c0-8 0-23 26-23 36 0 54 15 54 65 0 54-13 63-80 63 0-35 0-70 0-105zM49 273c3-8 3-20 3-22 0-72 0-143 0-214 0-3 0-15-3-23 16 0 33 0 48 0-6 8-6 16-6 22 0 71 0 143 0 215 0 2 0 14 4 22-16 0-30 0-46 0zM138 156c4 0 5-1 8-1 6 0 16 0 22-1 7 9 53 85 88 119-14 0-28 0-41 0-25-39-52-78-77-117z"><text:p/></draw:path><draw:path draw:style-name="gr291" draw:text-style-name="P11" svg:width="0.135cm" svg:height="0.201cm" svg:x="3.743cm" svg:y="0.001cm" svg:viewBox="0 0 136 202" svg:d="M65 97c23 0 39 16 39 48 0 36-21 47-38 47-12 0-37-2-50-20 14 0 18-10 18-17 0-8-8-16-17-16s-17 5-17 17c0 28 31 46 67 46 41 0 69-28 69-57 0-23-18-47-51-53 30-12 42-33 42-51 0-23-27-41-60-41-32 0-57 16-57 40 0 9 6 15 15 15s15-7 15-14c0-10-6-16-15-16 10-13 30-17 41-17 13 0 32 8 32 33 0 12-3 26-12 35-9 12-18 12-32 13-7 0-8 0-10 1-1 0-3 0-3 4 0 3 3 3 8 3s11 0 16 0z"><text:p/></draw:path><draw:path draw:style-name="gr292" draw:text-style-name="P11" svg:width="0.016cm" svg:height="0.419cm" svg:x="4.084cm" svg:y="0.055cm" svg:viewBox="0 0 17 420" svg:d="M17 16c0-9 0-16-9-16-8 0-8 7-8 16 0 129 0 259 0 389 0 7 0 15 8 15 9 0 9-8 9-15 0-130 0-260 0-389z"><text:p/></draw:path><draw:path draw:style-name="gr293" draw:text-style-name="P11" svg:width="0.177cm" svg:height="0.377cm" svg:x="4.278cm" svg:y="0.078cm" svg:viewBox="0 0 178 378" svg:d="M55 165c-47 30-55 69-55 85 0 18 11 30 12 31 13 14 17 16 49 28 17 7 34 14 51 20 6 2 14 6 14 18 0 10-7 22-20 22-18 0-33-10-38-14-2-1-2-2-4-2-3 0-4 4-4 5 0 5 22 20 46 20 26 0 44-24 44-45 0-20-16-28-20-29-6-3-21-9-27-11-8-2-17-6-25-10-8-2-17-6-25-9-19-7-31-19-31-36 0-18 15-54 51-72 16 6 28 6 37 6 12 0 39 0 39-13 0-11-18-12-34-12-8 0-20 0-36 6-11-12-13-26-13-34 0-23 16-55 47-71 8 8 18 8 27 8 11 0 38 0 38-13 0-11-18-11-35-11-5 0-16 0-27 3-1-4-2-7-2-15 0-6 2-14 2-15 0-4-2-5-4-5-9 0-9 19-9 20 0 9 4 15 4 16-46 13-75 47-75 79 0 16 9 34 28 45-1 1-4 2-5 5zM124 43c6-1 15-1 19-1 14 0 17 0 24 2-4 2-7 4-27 4-7 0-13 0-16-5zM90 159c10-3 19-3 24-3 14 0 17 0 24 3-4 2-7 3-26 3-10 0-15 0-22-3z"><text:p/></draw:path><draw:path draw:style-name="gr294" draw:text-style-name="P11" svg:width="0.129cm" svg:height="0.195cm" svg:x="4.471cm" svg:y="0.239cm" svg:viewBox="0 0 130 196" svg:d="M130 142c-4 0-6 0-10 0-1 6-4 24-7 26-3 3-25 3-30 3-18 0-36 0-54 0 31-28 42-37 59-50 22-18 42-36 42-63 0-36-32-58-69-58s-61 25-61 53c0 14 12 15 16 15 7 0 15-4 15-15 0-5-2-16-18-16 10-20 30-26 43-26 30 0 46 23 46 47 0 25-19 45-28 56-24 23-48 46-72 70-2 2-2 3-2 12 41 0 80 0 121 0 3-18 6-36 9-54z"><text:p/></draw:path><draw:path draw:style-name="gr295" draw:text-style-name="P11" svg:width="0.209cm" svg:height="0.243cm" svg:x="4.794cm" svg:y="0.144cm" svg:viewBox="0 0 210 244" svg:d="M196 130c7 0 14 0 14-9 0-8-7-8-14-8-60 0-119 0-179 0 5-57 54-96 113-96 21 0 44 0 66 0 7 0 14 0 14-9 0-8-7-8-14-8-22 0-45 0-66 0-74 0-130 53-130 121s56 123 130 123c21 0 44 0 66 0 7 0 14 0 14-9 0-8-7-8-14-8-22 0-45 0-66 0-59 0-108-41-113-97 60 0 119 0 179 0z"><text:p/></draw:path><draw:path draw:style-name="gr296" draw:text-style-name="P11" svg:width="0.256cm" svg:height="0.286cm" svg:x="5.169cm" svg:y="0.083cm" svg:viewBox="0 0 257 287" svg:d="M240 14c4-4 4-6 4-7 0-7-6-7-15-7-65 0-128 0-193 0-13 0-13 1-14 12-3 19-4 37-6 56 0 3-2 4-2 6 0 6 5 9 9 9 3 0 6-4 7-7 1-10 5-29 31-45 24-15 53-17 67-17 12 0 23 0 35 0-53 86-107 172-159 257-4 6-4 8-4 9 0 7 7 7 14 7 72 0 146 0 218 0 12 0 12-1 13-12 3-26 8-54 12-82 0-4-4-7-7-7-6 0-8 4-9 12-7 35-39 75-99 75-21 0-40 0-60 0 52-86 105-172 158-259zM36 14c7 0 16 0 23 0-12 8-19 15-25 20 1-6 1-14 2-20zM180 14c14 0 29 0 43 0-53 87-107 173-159 259-15 0-29 0-44 0 53-86 107-172 160-259zM203 271c11-6 23-15 32-26-1 8-2 12-3 28-10 0-20 0-29 0z"><text:p/></draw:path><draw:path draw:style-name="gr297" draw:text-style-name="P11" svg:width="0.149cm" svg:height="0.419cm" svg:x="5.469cm" svg:y="0.055cm" svg:viewBox="0 0 150 420" svg:d="M61 364c0 17-12 44-57 47-3 0-4 2-4 5 0 4 5 4 8 4 41 0 81-20 81-53 0-31 0-63 0-96 0-16 0-28 17-43 15-12 31-12 40-13 2 0 4-1 4-5 0-3-2-3-7-3-28-3-48-17-53-39-1-5-1-5-1-20 0-28 0-56 0-83 0-18 0-31-21-48-16-12-45-17-60-17-3 0-8 0-8 5 0 3 2 3 7 5 27 1 47 14 53 36 1 3 1 4 1 20 0 29 0 58 0 88 0 20 3 26 17 41 8 8 20 13 32 15-34 10-49 30-49 53 0 34 0 67 0 101z"><text:p/></draw:path></draw:g></draw:g>. <text:s/><text:span text:style-name="T5">(10%)</text:span></text:p>
              <text:list>
                <text:list-item>
                  <text:list>
                    <text:list-item>
                      <text:list>
                        <text:list-header>
                          <text:p text:style-name="P5">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5">(20%) Determine whether the following sets of vectors are linearly independent.</text:span></text:p>
          <text:list>
            <text:list-item>
              <text:p text:style-name="P9"><draw:g text:anchor-type="as-char" svg:y="-0.864cm" draw:z-index="5" draw:style-name="gr1"><svg:title>TexMaths</svg:title><svg:desc>12§inline§\mathbf{x}_1 = \left[\begin{array}{c}2\\-2\\3\end{array}\right], \;\;
\mathbf{x}_2 = \left[\begin{array}{c}1\\1\\2\end{array}\right], \;\;
\mathbf{x}_3 = \left[\begin{array}{c}3\\-3\\8\end{array}\right]§svg§600§FALSE§</svg:desc><draw:g draw:style-name="gr2"><draw:path draw:style-name="gr177" draw:text-style-name="P10" svg:width="8.063cm" svg:height="1.472cm" svg:x="0.013cm" svg:y="0.021cm" svg:viewBox="0 0 8064 1473" svg:d="M0 0c2688 0 5376 0 8064 0 0 491 0 982 0 1473-2688 0-5376 0-8064 0 0-491 0-982 0-1473z"><text:p/></draw:path><draw:path draw:style-name="gr178" draw:text-style-name="P11" svg:width="0.237cm" svg:height="0.186cm" svg:x="0.001cm" svg:y="0.677cm" svg:viewBox="0 0 238 187" svg:d="M137 83c17-18 32-36 49-54 5-6 7-10 43-10 0-6 0-13 0-19-15 1-37 1-39 1-11 0-32-1-44-1 0 6 0 13 0 19 6 0 11 1 16 5-1 2-1 2-2 5-12 13-24 26-36 39-14-16-28-32-41-49 6 0 11 0 17 0 0-6 0-13 0-19-11 0-39 1-52 1s-32-1-47-1c0 6 0 13 0 19 10 0 21 0 30 0 22 27 45 52 66 78-18 21-37 42-55 63-7 7-22 7-42 7 0 7 0 13 0 20 14-1 36-1 38-1 11 0 35 0 44 1 0-7 0-13 0-20-8 0-16-1-16-5 1-1 0 0 4-3 13-16 27-31 40-46 16 18 30 36 46 54-5 0-11 0-16 0 0 7 0 13 0 20 11-1 36-1 51-1 13 0 32 0 47 1 0-7 0-13 0-20-10 0-21 0-30 0-24-28-47-57-71-84z"><text:p/></draw:path><draw:path draw:style-name="gr179" draw:text-style-name="P11" svg:width="0.107cm" svg:height="0.196cm" svg:x="0.279cm" svg:y="0.731cm" svg:viewBox="0 0 108 197" svg:d="M67 8c0-8-1-8-9-8-18 19-46 19-58 19 0 4 0 7 0 11 7 0 26 0 43-8 0 50 0 99 0 150 0 9 0 14-30 14-3 0-7 0-11 0 0 4 0 7 0 11 5-1 41-1 53-1 9 0 46 0 53 1 0-4 0-7 0-11-4 0-8 0-12 0-29 0-29-5-29-14 0-54 0-110 0-164z"><text:p/></draw:path><draw:path draw:style-name="gr180" draw:text-style-name="P11" svg:width="0.28cm" svg:height="0.097cm" svg:x="0.577cm" svg:y="0.709cm" svg:viewBox="0 0 281 98" svg:d="M266 17c6 0 15 0 15-9 0-8-9-8-15-8-84 0-168 0-252 0-6 0-14 0-14 8 0 9 8 9 14 9 84 0 168 0 252 0zM266 98c6 0 15 0 15-8s-9-8-15-8c-84 0-168 0-252 0-6 0-14 0-14 8s8 8 14 8c84 0 168 0 252 0z"><text:p/></draw:path><draw:path draw:style-name="gr181" draw:text-style-name="P11" svg:width="0.139cm" svg:height="0.758cm" svg:x="1.136cm" svg:y="0cm" svg:viewBox="0 0 140 759" svg:d="M0 759c10 0 19 0 29 0 0-244 0-488 0-730 37 0 74 0 111 0 0-10 0-19 0-29-46 0-93 0-140 0 0 253 0 506 0 759z"><text:p/></draw:path><draw:path draw:style-name="gr182" draw:text-style-name="P11" svg:width="0.139cm" svg:height="0.758cm" svg:x="1.136cm" svg:y="0.759cm" svg:viewBox="0 0 140 759" svg:d="M0 759c47 0 94 0 140 0 0-10 0-19 0-29-37 0-74 0-111 0 0-244 0-486 0-730-10 0-19 0-29 0 0 253 0 506 0 759z"><text:p/></draw:path><draw:path draw:style-name="gr183" draw:text-style-name="P11" svg:width="0.167cm" svg:height="0.28cm" svg:x="1.676cm" svg:y="0.073cm" svg:viewBox="0 0 168 281" svg:d="M32 249c15-15 30-29 45-44 66-58 91-81 91-123 0-48-38-82-90-82-47 0-78 38-78 76 0 24 20 24 22 24 7 0 22-5 22-23 0-11-8-22-22-22-4 0-5 0-6 1 9-27 32-43 57-43 39 0 57 34 57 69 0 33-22 67-45 93-26 30-54 60-80 90-5 5-5 5-5 16 52 0 104 0 156 0 4-25 8-49 12-73-4 0-7 0-11 0-2 12-5 31-9 37-3 4-30 4-40 4-25 0-50 0-76 0z"><text:p/></draw:path><draw:path draw:style-name="gr184" draw:text-style-name="P11" svg:width="0.256cm" svg:height="0.017cm" svg:x="1.526cm" svg:y="0.745cm" svg:viewBox="0 0 257 18" svg:d="M242 18c8 0 15-1 15-10 0-8-7-8-15-8-75 0-152 0-228 0-7 0-14 0-14 8 0 9 7 10 14 10 76 0 153 0 228 0z"><text:p/></draw:path><draw:path draw:style-name="gr185" draw:text-style-name="P11" svg:width="0.168cm" svg:height="0.28cm" svg:x="1.839cm" svg:y="0.579cm" svg:viewBox="0 0 169 281" svg:d="M32 249c16-15 30-29 46-44 65-57 91-80 91-123 0-48-38-82-90-82-48 0-79 40-79 77 0 24 22 24 23 24 7 0 21-6 21-23 0-11-7-22-21-22-4 0-5 0-6 0 9-27 32-43 56-43 39 0 58 35 58 69s-22 67-45 93c-27 30-54 60-81 90-5 5-5 6-5 16 53 0 104 0 157 0 4-25 9-49 12-73-3 0-7 0-11 0-2 13-4 31-9 37-3 4-31 4-40 4-25 0-51 0-77 0z"><text:p/></draw:path><draw:path draw:style-name="gr186" draw:text-style-name="P11" svg:width="0.174cm" svg:height="0.29cm" svg:x="1.672cm" svg:y="1.085cm" svg:viewBox="0 0 175 291" svg:d="M104 132c35-11 59-41 59-74 0-34-37-58-77-58-43 0-75 25-75 58 0 13 9 21 21 21 14 0 22-9 22-21 0-22-19-22-26-22 13-20 40-25 56-25 18 0 41 8 41 47 0 4-1 30-12 48-13 20-27 21-37 21-4 1-15 1-17 1-4 2-6 2-6 6s2 4 9 4c6 0 14 0 20 0 33 0 49 29 49 71 0 58-29 70-47 70s-50-8-65-33c15 3 28-7 28-23 0-15-11-24-23-24-11 0-24 6-24 24 0 39 40 68 85 68 52 0 90-39 90-82 0-35-26-67-71-77z"><text:p/></draw:path><draw:path draw:style-name="gr187" draw:text-style-name="P11" svg:width="0.139cm" svg:height="0.758cm" svg:x="2.244cm" svg:y="0cm" svg:viewBox="0 0 140 759" svg:d="M110 759c10 0 21 0 30 0 0-253 0-506 0-759-46 0-93 0-140 0 0 10 0 19 0 29 37 0 73 0 110 0 0 242 0 486 0 730z"><text:p/></draw:path><draw:path draw:style-name="gr188" draw:text-style-name="P11" svg:width="0.139cm" svg:height="0.758cm" svg:x="2.244cm" svg:y="0.759cm" svg:viewBox="0 0 140 759" svg:d="M110 730c-37 0-73 0-110 0 0 10 0 19 0 29 47 0 94 0 140 0 0-253 0-506 0-759-9 0-20 0-30 0 0 244 0 486 0 730z"><text:p/></draw:path><draw:path draw:style-name="gr189" draw:text-style-name="P11" svg:width="0.048cm" svg:height="0.125cm" svg:x="2.628cm" svg:y="0.819cm" svg:viewBox="0 0 49 126" svg:d="M49 43c0-27-9-43-26-43-15 0-23 10-23 22s8 22 23 22c5 0 11-2 14-6 1 0 1-1 3-1 0 3 1 1 1 6 0 31-16 58-29 71-5 5-5 6-5 7 0 3 3 5 4 5 5 0 38-32 38-83z"><text:p/></draw:path><draw:path draw:style-name="gr190" draw:text-style-name="P11" svg:width="0.237cm" svg:height="0.186cm" svg:x="3.022cm" svg:y="0.677cm" svg:viewBox="0 0 238 187" svg:d="M137 83c17-18 32-36 49-54 6-6 8-10 43-10 0-6 0-13 0-19-14 1-37 1-38 1-11 0-33-1-45-1 0 6 0 13 0 19 6 0 12 1 17 5-2 2-2 2-3 5-12 13-24 26-36 39-14-16-28-32-41-49 6 0 11 0 17 0 0-6 0-13 0-19-11 0-39 1-52 1-14 0-32-1-46-1 0 6 0 13 0 19 10 0 21 0 30 0 22 27 45 52 66 78-18 21-37 42-55 63-7 7-23 7-43 7 0 7 0 13 0 20 14-1 37-1 38-1 11 0 36 0 45 1 0-7 0-13 0-20-9 0-16-1-16-5 1-1 0 0 3-3 13-16 27-31 40-46 16 18 32 36 47 54-6 0-11 0-17 0 0 7 0 13 0 20 11-1 38-1 51-1 14 0 32 0 47 1 0-7 0-13 0-20-10 0-21 0-30 0-24-28-47-57-71-84z"><text:p/></draw:path><draw:path draw:style-name="gr191" draw:text-style-name="P11" svg:width="0.13cm" svg:height="0.196cm" svg:x="3.288cm" svg:y="0.731cm" svg:viewBox="0 0 131 197" svg:d="M131 143c-4 0-7 0-11 0 0 6-4 24-7 26-3 3-25 3-29 3-18 0-37 0-55 0 31-28 42-36 60-51 21-17 42-35 42-63 0-36-31-58-70-58-36 0-61 26-61 53 0 15 13 17 16 17 7 0 15-5 15-16 0-5-2-16-17-16 9-20 29-27 44-27 28 0 44 23 44 47 0 26-18 46-28 56-24 24-46 47-70 71-4 2-4 4-4 12 41 0 80 0 121 0 4-18 6-36 10-54z"><text:p/></draw:path><draw:path draw:style-name="gr192" draw:text-style-name="P11" svg:width="0.279cm" svg:height="0.097cm" svg:x="3.6cm" svg:y="0.709cm" svg:viewBox="0 0 280 98" svg:d="M265 17c7 0 15 0 15-9 0-8-8-8-14-8-84 0-169 0-253 0-6 0-13 0-13 8 0 9 7 9 14 9 84 0 167 0 251 0zM266 98c6 0 14 0 14-8s-8-8-15-8c-84 0-167 0-251 0-7 0-14 0-14 8s7 8 13 8c84 0 169 0 253 0z"><text:p/></draw:path><draw:path draw:style-name="gr193" draw:text-style-name="P11" svg:width="0.139cm" svg:height="0.758cm" svg:x="4.156cm" svg:y="0cm" svg:viewBox="0 0 140 759" svg:d="M0 759c10 0 20 0 30 0 0-244 0-488 0-730 37 0 73 0 110 0 0-10 0-19 0-29-46 0-93 0-140 0 0 253 0 506 0 759z"><text:p/></draw:path><draw:path draw:style-name="gr194" draw:text-style-name="P11" svg:width="0.139cm" svg:height="0.758cm" svg:x="4.156cm" svg:y="0.759cm" svg:viewBox="0 0 140 759" svg:d="M0 759c47 0 94 0 140 0 0-10 0-19 0-29-37 0-73 0-110 0 0-244 0-486 0-730-10 0-20 0-30 0 0 253 0 506 0 759z"><text:p/></draw:path><draw:path draw:style-name="gr195" draw:text-style-name="P11" svg:width="0.138cm" svg:height="0.28cm" svg:x="4.549cm" svg:y="0.073cm" svg:viewBox="0 0 139 281" svg:d="M86 11c0-11 0-11-9-11-27 26-64 26-77 26 0 5 0 9 0 14 8 0 34 0 55-11 0 73 0 145 0 218 0 16-1 21-39 21-5 0-9 0-14 0 0 3 0 8 0 13 15-1 52-1 69-1s54 0 68 1c0-5 0-10 0-13-5 0-8 0-13 0-38 0-40-5-40-21 0-79 0-157 0-236z"><text:p/></draw:path><draw:path draw:style-name="gr196" draw:text-style-name="P11" svg:width="0.138cm" svg:height="0.28cm" svg:x="4.549cm" svg:y="0.579cm" svg:viewBox="0 0 139 281" svg:d="M86 11c0-10 0-11-9-11-27 28-64 28-77 28 0 4 0 8 0 13 8 0 34 0 55-11 0 73 0 145 0 219 0 14-1 19-39 19-5 0-9 0-14 0 0 3 0 8 0 13 15-1 52-1 69-1s54 0 68 1c0-5 0-10 0-13-5 0-8 0-13 0-38 0-40-4-40-19 0-80 0-159 0-238z"><text:p/></draw:path><draw:path draw:style-name="gr197" draw:text-style-name="P11" svg:width="0.168cm" svg:height="0.28cm" svg:x="4.532cm" svg:y="1.085cm" svg:viewBox="0 0 169 281" svg:d="M32 249c16-15 30-29 46-44 65-58 91-81 91-123 0-48-38-82-90-82-48 0-79 38-79 76 0 24 22 24 23 24 7 0 21-5 21-22 0-12-7-23-21-23-4 0-5 0-6 1 9-27 32-43 56-43 39 0 58 34 58 69 0 33-22 67-45 93-27 30-54 60-81 90-5 5-5 5-5 16 53 0 104 0 157 0 4-25 9-49 12-73-3 0-7 0-11 0-2 12-4 31-9 37-3 4-31 4-40 4-25 0-51 0-77 0z"><text:p/></draw:path><draw:path draw:style-name="gr198" draw:text-style-name="P11" svg:width="0.139cm" svg:height="0.758cm" svg:x="4.936cm" svg:y="0cm" svg:viewBox="0 0 140 759" svg:d="M110 759c10 0 21 0 30 0 0-253 0-506 0-759-46 0-93 0-140 0 0 10 0 19 0 29 37 0 73 0 110 0 0 242 0 486 0 730z"><text:p/></draw:path><draw:path draw:style-name="gr199" draw:text-style-name="P11" svg:width="0.139cm" svg:height="0.758cm" svg:x="4.936cm" svg:y="0.759cm" svg:viewBox="0 0 140 759" svg:d="M110 730c-37 0-73 0-110 0 0 10 0 19 0 29 47 0 94 0 140 0 0-253 0-506 0-759-9 0-20 0-30 0 0 244 0 486 0 730z"><text:p/></draw:path><draw:path draw:style-name="gr200" draw:text-style-name="P11" svg:width="0.048cm" svg:height="0.125cm" svg:x="5.32cm" svg:y="0.819cm" svg:viewBox="0 0 49 126" svg:d="M49 43c0-27-9-43-26-43-15 0-23 10-23 22s8 22 23 22c5 0 11-2 14-6 1 0 1-1 3-1 0 3 1 1 1 6 0 31-16 58-29 71-5 5-5 6-5 7 0 3 3 5 4 5 5 0 38-32 38-83z"><text:p/></draw:path><draw:path draw:style-name="gr201" draw:text-style-name="P11" svg:width="0.237cm" svg:height="0.186cm" svg:x="5.715cm" svg:y="0.677cm" svg:viewBox="0 0 238 187" svg:d="M137 83c17-18 32-36 49-54 6-6 8-10 43-10 0-6 0-13 0-19-14 1-37 1-38 1-11 0-33-1-45-1 0 6 0 13 0 19 6 0 12 1 17 5-2 2-2 2-3 5-12 13-24 26-36 39-14-16-28-32-41-49 6 0 11 0 17 0 0-6 0-13 0-19-11 0-38 1-51 1-14 0-33-1-47-1 0 6 0 13 0 19 10 0 21 0 30 0 22 27 45 52 66 78-18 21-37 42-55 63-7 7-23 7-43 7 0 7 0 13 0 20 14-1 37-1 38-1 11 0 36 0 45 1 0-7 0-13 0-20-9 0-16-1-16-5 1-1 0 0 3-3 13-16 27-31 40-46 16 18 32 36 47 54-6 0-11 0-17 0 0 7 0 13 0 20 11-1 38-1 51-1 14 0 32 0 47 1 0-7 0-13 0-20-10 0-21 0-30 0-24-28-47-57-71-84z"><text:p/></draw:path><draw:path draw:style-name="gr202" draw:text-style-name="P11" svg:width="0.135cm" svg:height="0.201cm" svg:x="5.978cm" svg:y="0.731cm" svg:viewBox="0 0 136 202" svg:d="M65 97c23 0 39 17 39 48 0 36-21 48-38 48-12 0-38-3-50-21 14 0 16-10 16-16 0-9-7-17-15-17-9 0-17 5-17 17 0 28 31 46 66 46 41 0 70-27 70-57 0-23-20-45-52-53 31-10 42-33 42-51 0-23-26-41-59-41s-57 17-57 40c0 10 6 15 14 15 10 0 16-6 16-14 0-9-6-16-16-16 11-13 31-17 42-17 13 0 32 8 32 33 0 13-4 26-12 35-9 12-18 12-33 13-7 1-7 1-9 1-1 0-3 0-3 4 0 3 2 3 8 3 5 0 11 0 16 0z"><text:p/></draw:path><draw:path draw:style-name="gr203" draw:text-style-name="P11" svg:width="0.279cm" svg:height="0.097cm" svg:x="6.292cm" svg:y="0.709cm" svg:viewBox="0 0 280 98" svg:d="M265 17c7 0 15 0 15-9 0-8-8-8-14-8-84 0-169 0-253 0-6 0-13 0-13 8 0 9 7 9 14 9 84 0 167 0 251 0zM266 98c6 0 14 0 14-8s-8-8-15-8c-84 0-167 0-251 0-7 0-14 0-14 8s7 8 13 8c84 0 169 0 253 0z"><text:p/></draw:path><draw:path draw:style-name="gr204" draw:text-style-name="P11" svg:width="0.139cm" svg:height="0.758cm" svg:x="6.85cm" svg:y="0cm" svg:viewBox="0 0 140 759" svg:d="M0 759c10 0 20 0 30 0 0-244 0-488 0-730 37 0 73 0 110 0 0-10 0-19 0-29-46 0-93 0-140 0 0 253 0 506 0 759z"><text:p/></draw:path><draw:path draw:style-name="gr205" draw:text-style-name="P11" svg:width="0.139cm" svg:height="0.758cm" svg:x="6.85cm" svg:y="0.759cm" svg:viewBox="0 0 140 759" svg:d="M0 759c47 0 94 0 140 0 0-10 0-19 0-29-37 0-73 0-110 0 0-244 0-486 0-730-10 0-20 0-30 0 0 253 0 506 0 759z"><text:p/></draw:path><draw:path draw:style-name="gr206" draw:text-style-name="P11" svg:width="0.174cm" svg:height="0.288cm" svg:x="7.387cm" svg:y="0.073cm" svg:viewBox="0 0 175 289" svg:d="M104 132c35-11 60-41 60-74 0-35-37-58-78-58-43 0-74 25-74 58 0 13 8 21 22 21 13 0 21-9 21-21 0-22-20-22-26-22 13-20 41-25 56-25 17 0 40 8 40 47 0 4 0 30-12 48-12 20-27 21-37 21-4 1-14 1-17 1-3 2-6 2-6 5 0 5 3 5 11 5 6 0 12 0 18 0 34 0 50 29 50 71 0 56-29 70-48 70-18 0-49-8-65-33 16 3 29-7 29-23 0-15-12-24-24-24-11 0-24 6-24 24 0 39 40 66 85 66 52 0 90-37 90-80 0-35-26-69-71-77z"><text:p/></draw:path><draw:path draw:style-name="gr207" draw:text-style-name="P11" svg:width="0.257cm" svg:height="0.017cm" svg:x="7.24cm" svg:y="0.745cm" svg:viewBox="0 0 258 18" svg:d="M242 18c8 0 16-1 16-10 0-8-8-8-16-8-75 0-152 0-228 0-7 0-14 0-14 8 0 9 7 10 14 10 76 0 153 0 228 0z"><text:p/></draw:path><draw:path draw:style-name="gr208" draw:text-style-name="P11" svg:width="0.174cm" svg:height="0.29cm" svg:x="7.551cm" svg:y="0.579cm" svg:viewBox="0 0 175 291" svg:d="M104 133c35-12 59-41 59-74 0-35-37-59-77-59-43 0-75 25-75 58 0 14 9 21 21 21 14 0 22-8 22-21 0-21-19-21-26-21 13-20 42-26 56-26 18 0 41 9 41 47 0 6-1 30-12 49-12 19-27 20-37 21-4 0-14 2-17 2-4 0-6 1-6 4 0 5 2 5 9 5 6 0 14 0 20 0 34 0 50 29 50 70 0 58-30 70-48 70s-50-8-65-32c15 2 28-7 28-24 0-14-11-22-23-22-11 0-24 4-24 24 0 38 40 66 85 66 52 0 90-39 90-82 0-35-26-67-71-76z"><text:p/></draw:path><draw:path draw:style-name="gr209" draw:text-style-name="P11" svg:width="0.174cm" svg:height="0.29cm" svg:x="7.387cm" svg:y="1.085cm" svg:viewBox="0 0 175 291" svg:d="M52 88c-20-12-22-27-22-34 0-26 28-43 58-43 31 0 57 21 57 51 0 24-17 45-42 59-17-11-35-23-51-33zM113 128c30-15 51-38 51-66 0-38-38-62-76-62-42 0-76 31-76 71 0 7 0 26 18 45 5 5 20 16 31 23-25 12-61 36-61 78 0 45 43 74 88 74 48 0 87-36 87-81 0-15-5-35-20-51-9-10-15-14-42-31zM71 145c17 11 35 23 51 34 12 8 32 20 32 47 0 31-32 53-66 53-36 0-66-27-66-62 0-25 13-51 49-72z"><text:p/></draw:path><draw:path draw:style-name="gr210" draw:text-style-name="P11" svg:width="0.139cm" svg:height="0.758cm" svg:x="7.958cm" svg:y="0cm" svg:viewBox="0 0 140 759" svg:d="M112 759c9 0 19 0 28 0 0-253 0-506 0-759-46 0-93 0-140 0 0 10 0 19 0 29 37 0 74 0 112 0 0 242 0 486 0 730z"><text:p/></draw:path><draw:path draw:style-name="gr211" draw:text-style-name="P11" svg:width="0.139cm" svg:height="0.758cm" svg:x="7.958cm" svg:y="0.759cm" svg:viewBox="0 0 140 759" svg:d="M112 730c-38 0-75 0-112 0 0 10 0 19 0 29 47 0 94 0 140 0 0-253 0-506 0-759-9 0-19 0-28 0 0 244 0 486 0 730z"><text:p/></draw:path></draw:g></draw:g>. <text:s text:c="2"/>(10%)</text:p>
            </text:list-item>
            <text:list-item>
              <text:p text:style-name="P9"><draw:g text:anchor-type="as-char" svg:y="-1.369cm" draw:z-index="4" draw:style-name="gr1"><svg:title>TexMaths</svg:title><svg:desc>12§inline§\mathbf{x}_1 = \left[\begin{array}{c}1\\2\\1\\0\\0\end{array}\right], \;\;
\mathbf{x}_2 = \left[\begin{array}{c}1\\1\\0\\1\\1\end{array}\right], \;\;
\mathbf{x}_3 = \left[\begin{array}{c}1\\0\\0\\1\\1\end{array}\right]§svg§600§FALSE§</svg:desc><draw:g draw:style-name="gr2"><draw:path draw:style-name="gr212" draw:text-style-name="P10" svg:width="7.407cm" svg:height="2.485cm" svg:x="0.013cm" svg:y="0.023cm" svg:viewBox="0 0 7408 2486" svg:d="M3705 2486c-1236 0-2470 0-3705 0 0-829 0-1658 0-2486 2469 0 4939 0 7408 0 0 828 0 1657 0 2486-1234 0-2469 0-3703 0z"><text:p/></draw:path><draw:path draw:style-name="gr213" draw:text-style-name="P11" svg:width="0.237cm" svg:height="0.186cm" svg:x="0.001cm" svg:y="1.184cm" svg:viewBox="0 0 238 187" svg:d="M137 83c17-18 32-36 49-54 5-6 8-10 43-10 0-6 0-13 0-19-15 1-37 1-39 1-10 0-32-1-44-1 0 6 0 13 0 19 6 0 11 1 17 5-2 2-2 2-3 5-12 13-24 26-36 39-14-16-28-32-41-49 6 0 11 0 17 0 0-6 0-13 0-19-11 0-39 1-52 1-14 0-32-1-46-1 0 6 0 13 0 19 10 0 21 0 30 0 22 27 44 52 65 78-18 21-37 42-55 63-7 7-22 7-42 7 0 7 0 13 0 20 14-1 37-1 38-1 11 0 35 0 44 1 0-7 0-13 0-20-8 0-16-1-16-5 1-1 0 0 4-4 13-15 27-30 40-45 16 18 32 36 47 54-6 0-11 0-17 0 0 7 0 13 0 20 11-1 38-1 51-1s32 0 47 1c0-7 0-13 0-20-10 0-21 0-30 0-24-28-47-57-71-84z"><text:p/></draw:path><draw:path draw:style-name="gr214" draw:text-style-name="P11" svg:width="0.107cm" svg:height="0.196cm" svg:x="0.279cm" svg:y="1.238cm" svg:viewBox="0 0 108 197" svg:d="M67 8c0-8-1-8-8-8-19 19-47 19-59 19 0 4 0 7 0 11 7 0 26 0 43-8 0 50 0 99 0 150 0 10 0 14-30 14-3 0-7 0-11 0 0 4 0 7 0 11 5-1 42-1 53-1 9 0 46 0 53 1 0-4 0-7 0-11-4 0-7 0-11 0-30 0-30-4-30-14 0-54 0-110 0-164z"><text:p/></draw:path><draw:path draw:style-name="gr215" draw:text-style-name="P11" svg:width="0.28cm" svg:height="0.097cm" svg:x="0.577cm" svg:y="1.217cm" svg:viewBox="0 0 281 98" svg:d="M266 17c6 0 15 0 15-9 0-8-9-8-13-8-84 0-170 0-254 0-6 0-14 0-14 8 0 9 8 9 14 9 84 0 168 0 252 0zM268 98c4 0 13 0 13-8s-9-8-15-8c-84 0-168 0-252 0-6 0-14 0-14 8s8 8 14 8c84 0 170 0 254 0z"><text:p/></draw:path><draw:path draw:style-name="gr216" draw:text-style-name="P11" svg:width="0.139cm" svg:height="0.758cm" svg:x="1.136cm" svg:y="0.001cm" svg:viewBox="0 0 140 759" svg:d="M0 759c10 0 20 0 30 0 0-244 0-487 0-730 37 0 73 0 110 0 0-10 0-19 0-29-46 0-93 0-140 0 0 253 0 505 0 759z"><text:p/></draw:path><draw:path draw:style-name="gr217" draw:text-style-name="P11" svg:width="0.029cm" svg:height="0.253cm" svg:x="1.136cm" svg:y="0.759cm" svg:viewBox="0 0 30 254" svg:d="M0 254c10 0 20 0 30 0 0-85 0-169 0-254-10 0-20 0-30 0 0 85 0 169 0 254z"><text:p/></draw:path><draw:path draw:style-name="gr218" draw:text-style-name="P11" svg:width="0.029cm" svg:height="0.252cm" svg:x="1.136cm" svg:y="1.012cm" svg:viewBox="0 0 30 253" svg:d="M0 253c10 0 20 0 30 0 0-84 0-169 0-253-10 0-20 0-30 0 0 84 0 169 0 253z"><text:p/></draw:path><draw:path draw:style-name="gr219" draw:text-style-name="P11" svg:width="0.029cm" svg:height="0.252cm" svg:x="1.136cm" svg:y="1.265cm" svg:viewBox="0 0 30 253" svg:d="M0 253c10 0 20 0 30 0 0-84 0-169 0-253-10 0-20 0-30 0 0 84 0 169 0 253z"><text:p/></draw:path><draw:path draw:style-name="gr220" draw:text-style-name="P11" svg:width="0.029cm" svg:height="0.253cm" svg:x="1.136cm" svg:y="1.517cm" svg:viewBox="0 0 30 254" svg:d="M0 254c10 0 20 0 30 0 0-85 0-169 0-254-10 0-20 0-30 0 0 85 0 169 0 254z"><text:p/></draw:path><draw:path draw:style-name="gr221" draw:text-style-name="P11" svg:width="0.139cm" svg:height="0.758cm" svg:x="1.136cm" svg:y="1.771cm" svg:viewBox="0 0 140 759" svg:d="M0 759c47 0 94 0 140 0 0-10 0-20 0-29-37 0-73 0-110 0 0-244 0-486 0-730-10 0-20 0-30 0 0 253 0 505 0 759z"><text:p/></draw:path><draw:path draw:style-name="gr222" draw:text-style-name="P11" svg:width="0.138cm" svg:height="0.28cm" svg:x="1.528cm" svg:y="0.074cm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223" draw:text-style-name="P11" svg:width="0.167cm" svg:height="0.28cm" svg:x="1.512cm" svg:y="0.58cm" svg:viewBox="0 0 168 281" svg:d="M32 248c16-14 30-30 46-44 65-58 90-80 90-122 0-48-37-82-89-82-48 0-79 38-79 76 0 24 22 24 23 24 7 0 21-5 21-23 0-11-7-22-21-22-4 0-5 0-6 0 9-26 32-42 56-42 39 0 57 34 57 69 0 33-21 67-44 92-27 30-54 61-81 91-5 5-5 5-5 16 53 0 104 0 157 0 4-24 7-49 11-73-4 0-6 0-10 0-2 12-6 31-9 37-4 3-31 3-40 3-25 0-51 0-77 0z"><text:p/></draw:path><draw:path draw:style-name="gr224" draw:text-style-name="P11" svg:width="0.138cm" svg:height="0.28cm" svg:x="1.528cm" svg:y="1.086cm" svg:viewBox="0 0 139 281" svg:d="M86 11c0-10 0-11-9-11-27 28-64 28-77 28 0 4 0 8 0 13 8 0 34 0 55-11 0 73 0 145 0 218 0 15-1 20-39 20-5 0-9 0-14 0 0 4 0 8 0 13 15-1 52-1 69-1s54 0 68 1c0-5 0-9 0-13-5 0-8 0-13 0-38 0-40-4-40-20 0-79 0-158 0-237z"><text:p/></draw:path><draw:path draw:style-name="gr225" draw:text-style-name="P11" svg:width="0.177cm" svg:height="0.289cm" svg:x="1.507cm" svg:y="1.591cm" svg:viewBox="0 0 178 290" svg:d="M178 146c0-34-2-68-17-99-19-40-54-47-71-47-26 0-56 11-74 50-14 29-16 62-16 96 0 32 2 70 19 101 18 35 49 43 70 43 23 0 55-9 73-49 14-29 16-62 16-95zM89 281c-17 0-41-11-49-52-4-25-4-63-4-89s0-54 2-76c9-51 40-54 51-54 14 0 42 7 50 49 4 23 4 55 4 81 0 33 0 62-5 88-6 40-30 53-49 53z"><text:p/></draw:path><draw:path draw:style-name="gr226" draw:text-style-name="P11" svg:width="0.177cm" svg:height="0.288cm" svg:x="1.507cm" svg:y="2.098cm" svg:viewBox="0 0 178 289" svg:d="M178 145c0-33-2-67-17-98-19-41-54-47-71-47-26 0-56 11-74 49-14 30-16 63-16 96s2 70 19 102c18 34 49 42 70 42 23 0 55-8 73-48 14-30 16-62 16-96zM89 281c-17 0-41-11-49-52-4-25-4-63-4-89 0-27 0-55 2-78 9-49 40-54 51-54 14 0 42 9 50 50 4 24 4 56 4 82 0 32 0 60-5 88-6 40-30 53-49 53z"><text:p/></draw:path><draw:path draw:style-name="gr227" draw:text-style-name="P11" svg:width="0.139cm" svg:height="0.758cm" svg:x="1.916cm" svg:y="0.001cm" svg:viewBox="0 0 140 759" svg:d="M110 759c10 0 21 0 30 0 0-254 0-506 0-759-46 0-93 0-140 0 0 10 0 19 0 29 37 0 73 0 110 0 0 243 0 486 0 730z"><text:p/></draw:path><draw:path draw:style-name="gr228" draw:text-style-name="P11" svg:width="0.029cm" svg:height="0.253cm" svg:x="2.026cm" svg:y="0.759cm" svg:viewBox="0 0 30 254" svg:d="M0 254c10 0 20 0 30 0 0-85 0-169 0-254-10 0-20 0-30 0 0 85 0 169 0 254z"><text:p/></draw:path><draw:path draw:style-name="gr229" draw:text-style-name="P11" svg:width="0.029cm" svg:height="0.252cm" svg:x="2.026cm" svg:y="1.012cm" svg:viewBox="0 0 30 253" svg:d="M0 253c10 0 20 0 30 0 0-84 0-169 0-253-10 0-20 0-30 0 0 84 0 169 0 253z"><text:p/></draw:path><draw:path draw:style-name="gr230" draw:text-style-name="P11" svg:width="0.029cm" svg:height="0.252cm" svg:x="2.026cm" svg:y="1.265cm" svg:viewBox="0 0 30 253" svg:d="M0 253c10 0 20 0 30 0 0-84 0-169 0-253-10 0-20 0-30 0 0 84 0 169 0 253z"><text:p/></draw:path><draw:path draw:style-name="gr231" draw:text-style-name="P11" svg:width="0.029cm" svg:height="0.253cm" svg:x="2.026cm" svg:y="1.517cm" svg:viewBox="0 0 30 254" svg:d="M0 254c10 0 20 0 30 0 0-85 0-169 0-254-10 0-20 0-30 0 0 85 0 169 0 254z"><text:p/></draw:path><draw:path draw:style-name="gr232" draw:text-style-name="P11" svg:width="0.139cm" svg:height="0.758cm" svg:x="1.916cm" svg:y="1.771cm" svg:viewBox="0 0 140 759" svg:d="M110 730c-37 0-73 0-110 0 0 9 0 19 0 29 47 0 94 0 140 0 0-254 0-506 0-759-9 0-20 0-30 0 0 244 0 486 0 730z"><text:p/></draw:path><draw:path draw:style-name="gr233" draw:text-style-name="P11" svg:width="0.048cm" svg:height="0.125cm" svg:x="2.3cm" svg:y="1.325cm" svg:viewBox="0 0 49 126" svg:d="M49 43c0-27-11-43-26-43s-23 10-23 22 8 22 23 22c5 0 11-2 14-6 1 0 1-1 3-1 0 3 1 1 1 6 0 31-16 58-29 71-5 5-5 6-5 7 0 3 3 5 4 5 5 0 38-32 38-83z"><text:p/></draw:path><draw:path draw:style-name="gr234" draw:text-style-name="P11" svg:width="0.237cm" svg:height="0.186cm" svg:x="2.695cm" svg:y="1.184cm" svg:viewBox="0 0 238 187" svg:d="M137 83c17-18 32-36 49-54 6-6 8-10 43-10 0-6 0-13 0-19-14 1-37 1-38 1-11 0-33-1-45-1 0 6 0 13 0 19 6 0 11 1 17 5-2 2-2 2-3 5-12 13-24 26-36 39-14-16-28-32-41-49 6 0 11 0 17 0 0-6 0-13 0-19-11 0-39 1-52 1-14 0-32-1-46-1 0 6 0 13 0 19 10 0 21 0 30 0 22 27 45 52 66 78-18 21-37 42-55 63-7 7-23 7-43 7 0 7 0 13 0 20 14-1 37-1 38-1 11 0 36 0 45 1 0-7 0-13 0-20-9 0-16-1-16-5 1-1 0 0 3-4 13-15 27-30 40-45 16 18 32 36 47 54-6 0-11 0-17 0 0 7 0 13 0 20 11-1 38-1 51-1s32 0 47 1c0-7 0-13 0-20-10 0-21 0-30 0-24-28-47-57-71-84z"><text:p/></draw:path><draw:path draw:style-name="gr235" draw:text-style-name="P11" svg:width="0.13cm" svg:height="0.196cm" svg:x="2.96cm" svg:y="1.238cm" svg:viewBox="0 0 131 197" svg:d="M131 143c-4 0-7 0-11 0 0 6-4 24-7 26-3 3-25 3-29 3-18 0-37 0-55 0 31-28 42-36 60-51 21-17 42-35 42-63 0-36-31-58-70-58-36 0-61 26-61 53 0 15 13 17 16 17 7 0 15-5 15-16 0-5-2-16-17-16 9-21 29-27 44-27 28 0 44 23 44 47 0 26-18 46-28 56-24 24-46 47-70 71-4 2-4 3-4 12 41 0 80 0 121 0 4-18 6-36 10-54z"><text:p/></draw:path><draw:path draw:style-name="gr236" draw:text-style-name="P11" svg:width="0.279cm" svg:height="0.097cm" svg:x="3.272cm" svg:y="1.217cm" svg:viewBox="0 0 280 98" svg:d="M265 17c7 0 15 0 15-9 0-8-8-8-14-8-84 0-169 0-253 0-6 0-13 0-13 8 0 9 7 9 13 9 84 0 168 0 252 0zM266 98c6 0 14 0 14-8s-8-8-15-8c-84 0-168 0-252 0-6 0-13 0-13 8s7 8 13 8c84 0 169 0 253 0z"><text:p/></draw:path><draw:path draw:style-name="gr237" draw:text-style-name="P11" svg:width="0.139cm" svg:height="0.758cm" svg:x="3.829cm" svg:y="0.001cm" svg:viewBox="0 0 140 759" svg:d="M0 759c10 0 20 0 30 0 0-244 0-487 0-730 37 0 73 0 110 0 0-10 0-19 0-29-46 0-93 0-140 0 0 253 0 505 0 759z"><text:p/></draw:path><draw:path draw:style-name="gr238" draw:text-style-name="P11" svg:width="0.029cm" svg:height="0.253cm" svg:x="3.829cm" svg:y="0.759cm" svg:viewBox="0 0 30 254" svg:d="M0 254c10 0 20 0 30 0 0-85 0-169 0-254-10 0-20 0-30 0 0 85 0 169 0 254z"><text:p/></draw:path><draw:path draw:style-name="gr239" draw:text-style-name="P11" svg:width="0.029cm" svg:height="0.252cm" svg:x="3.829cm" svg:y="1.012cm" svg:viewBox="0 0 30 253" svg:d="M0 253c10 0 20 0 30 0 0-84 0-169 0-253-10 0-20 0-30 0 0 84 0 169 0 253z"><text:p/></draw:path><draw:path draw:style-name="gr240" draw:text-style-name="P11" svg:width="0.029cm" svg:height="0.252cm" svg:x="3.829cm" svg:y="1.265cm" svg:viewBox="0 0 30 253" svg:d="M0 253c10 0 20 0 30 0 0-84 0-169 0-253-10 0-20 0-30 0 0 84 0 169 0 253z"><text:p/></draw:path><draw:path draw:style-name="gr241" draw:text-style-name="P11" svg:width="0.029cm" svg:height="0.253cm" svg:x="3.829cm" svg:y="1.517cm" svg:viewBox="0 0 30 254" svg:d="M0 254c10 0 20 0 30 0 0-85 0-169 0-254-10 0-20 0-30 0 0 85 0 169 0 254z"><text:p/></draw:path><draw:path draw:style-name="gr242" draw:text-style-name="P11" svg:width="0.139cm" svg:height="0.758cm" svg:x="3.829cm" svg:y="1.771cm" svg:viewBox="0 0 140 759" svg:d="M0 759c47 0 94 0 140 0 0-10 0-20 0-29-37 0-73 0-110 0 0-244 0-486 0-730-10 0-20 0-30 0 0 253 0 505 0 759z"><text:p/></draw:path><draw:path draw:style-name="gr243" draw:text-style-name="P11" svg:width="0.138cm" svg:height="0.28cm" svg:x="4.221cm" svg:y="0.074cm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244" draw:text-style-name="P11" svg:width="0.138cm" svg:height="0.28cm" svg:x="4.221cm" svg:y="0.58cm" svg:viewBox="0 0 139 281" svg:d="M86 11c0-11 0-11-9-11-27 26-64 26-77 26 0 5 0 9 0 14 8 0 34 0 55-11 0 73 0 145 0 218 0 16-1 21-39 21-5 0-9 0-14 0 0 4 0 8 0 13 15-1 52-1 69-1s54 0 68 1c0-5 0-9 0-13-5 0-8 0-13 0-38 0-40-5-40-21 0-79 0-157 0-236z"><text:p/></draw:path><draw:path draw:style-name="gr245" draw:text-style-name="P11" svg:width="0.177cm" svg:height="0.289cm" svg:x="4.199cm" svg:y="1.086cm" svg:viewBox="0 0 178 290" svg:d="M178 146c0-33-2-67-17-98-19-41-54-48-71-48-25 0-56 11-74 50-14 29-16 63-16 96 0 32 2 70 19 102 18 34 49 42 70 42 23 0 55-8 73-49 14-29 16-61 16-95zM89 281c-16 0-41-10-48-51-5-25-5-64-5-88 0-28 0-56 2-78 9-51 40-54 51-54 14 0 42 7 50 49 4 24 4 56 4 83 0 31 0 60-5 86-6 41-30 53-49 53z"><text:p/></draw:path><draw:path draw:style-name="gr246" draw:text-style-name="P11" svg:width="0.138cm" svg:height="0.28cm" svg:x="4.221cm" svg:y="1.591cm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47" draw:text-style-name="P11" svg:width="0.138cm" svg:height="0.28cm" svg:x="4.221cm" svg:y="2.098cm" svg:viewBox="0 0 139 281" svg:d="M86 11c0-11 0-11-9-11-27 26-64 26-77 26 0 5 0 9 0 14 8 0 34 0 55-11 0 73 0 145 0 218 0 16-1 21-39 21-5 0-9 0-14 0 0 4 0 8 0 13 15-1 52-1 69-1s54 0 68 1c0-5 0-9 0-13-5 0-8 0-13 0-38 0-40-5-40-21 0-79 0-157 0-236z"><text:p/></draw:path><draw:path draw:style-name="gr248" draw:text-style-name="P11" svg:width="0.139cm" svg:height="0.758cm" svg:x="4.609cm" svg:y="0.001cm" svg:viewBox="0 0 140 759" svg:d="M110 759c10 0 21 0 30 0 0-254 0-506 0-759-46 0-93 0-140 0 0 10 0 19 0 29 37 0 73 0 110 0 0 243 0 486 0 730z"><text:p/></draw:path><draw:path draw:style-name="gr249" draw:text-style-name="P11" svg:width="0.029cm" svg:height="0.253cm" svg:x="4.719cm" svg:y="0.759cm" svg:viewBox="0 0 30 254" svg:d="M0 254c10 0 20 0 30 0 0-85 0-169 0-254-10 0-20 0-30 0 0 85 0 169 0 254z"><text:p/></draw:path><draw:path draw:style-name="gr250" draw:text-style-name="P11" svg:width="0.029cm" svg:height="0.252cm" svg:x="4.719cm" svg:y="1.012cm" svg:viewBox="0 0 30 253" svg:d="M0 253c10 0 20 0 30 0 0-84 0-169 0-253-10 0-20 0-30 0 0 84 0 169 0 253z"><text:p/></draw:path><draw:path draw:style-name="gr251" draw:text-style-name="P11" svg:width="0.029cm" svg:height="0.252cm" svg:x="4.719cm" svg:y="1.265cm" svg:viewBox="0 0 30 253" svg:d="M0 253c10 0 20 0 30 0 0-84 0-169 0-253-10 0-20 0-30 0 0 84 0 169 0 253z"><text:p/></draw:path><draw:path draw:style-name="gr252" draw:text-style-name="P11" svg:width="0.029cm" svg:height="0.253cm" svg:x="4.719cm" svg:y="1.517cm" svg:viewBox="0 0 30 254" svg:d="M0 254c10 0 20 0 30 0 0-85 0-169 0-254-10 0-20 0-30 0 0 85 0 169 0 254z"><text:p/></draw:path><draw:path draw:style-name="gr253" draw:text-style-name="P11" svg:width="0.139cm" svg:height="0.758cm" svg:x="4.609cm" svg:y="1.771cm" svg:viewBox="0 0 140 759" svg:d="M110 730c-37 0-73 0-110 0 0 9 0 19 0 29 47 0 94 0 140 0 0-254 0-506 0-759-9 0-20 0-30 0 0 244 0 486 0 730z"><text:p/></draw:path><draw:path draw:style-name="gr254" draw:text-style-name="P11" svg:width="0.048cm" svg:height="0.125cm" svg:x="4.993cm" svg:y="1.325cm" svg:viewBox="0 0 49 126" svg:d="M49 43c0-27-9-43-26-43-15 0-23 10-23 22s8 22 23 22c5 0 11-2 14-6 1 0 1-1 3-1 0 3 1 1 1 6 0 31-16 58-29 71-5 5-5 6-5 7 0 3 3 5 4 5 5 0 38-32 38-83z"><text:p/></draw:path><draw:path draw:style-name="gr255" draw:text-style-name="P11" svg:width="0.237cm" svg:height="0.186cm" svg:x="5.387cm" svg:y="1.184cm" svg:viewBox="0 0 238 187" svg:d="M137 83c17-18 32-36 49-54 6-6 8-10 43-10 0-6 0-13 0-19-14 1-37 1-38 1-11 0-33-1-45-1 0 6 0 13 0 19 6 0 12 1 17 5-2 2-2 2-3 5-12 13-24 26-36 39-14-16-28-32-41-49 6 0 11 0 17 0 0-6 0-13 0-19-11 0-38 1-51 1-14 0-32-1-47-1 0 6 0 13 0 19 10 0 21 0 30 0 22 27 45 52 66 78-18 21-37 42-55 63-7 7-23 7-43 7 0 7 0 13 0 20 14-1 37-1 38-1 11 0 36 0 45 1 0-7 0-13 0-20-9 0-16-1-16-5 1-1 0 0 3-4 13-15 27-30 40-45 16 18 32 36 47 54-6 0-11 0-17 0 0 7 0 13 0 20 11-1 38-1 51-1 14 0 32 0 47 1 0-7 0-13 0-20-10 0-21 0-30 0-24-28-47-57-71-84z"><text:p/></draw:path><draw:path draw:style-name="gr256" draw:text-style-name="P11" svg:width="0.135cm" svg:height="0.201cm" svg:x="5.65cm" svg:y="1.238cm" svg:viewBox="0 0 136 202" svg:d="M65 97c23 0 39 17 39 48 0 37-21 48-38 48-12 0-38-3-50-21 14 0 16-10 16-16 0-10-7-17-15-17-9 0-17 5-17 17 0 28 31 46 66 46 42 0 70-27 70-57 0-23-20-45-52-53 31-10 43-33 43-51 0-23-27-41-60-41-32 0-57 17-57 40 0 10 6 15 14 15 10 0 16-6 16-14 0-9-6-16-16-16 11-13 31-17 42-17 13 0 32 8 32 33 0 13-4 26-12 35-9 12-18 12-32 13-8 1-8 1-10 1-1 0-3 0-3 4 0 3 2 3 8 3 5 0 11 0 16 0z"><text:p/></draw:path><draw:path draw:style-name="gr257" draw:text-style-name="P11" svg:width="0.279cm" svg:height="0.097cm" svg:x="5.965cm" svg:y="1.217cm" svg:viewBox="0 0 280 98" svg:d="M265 17c7 0 15 0 15-9 0-8-8-8-14-8-84 0-169 0-253 0-6 0-13 0-13 8 0 9 7 9 14 9 84 0 167 0 251 0zM266 98c6 0 14 0 14-8s-8-8-15-8c-84 0-167 0-251 0-7 0-14 0-14 8s7 8 13 8c84 0 169 0 253 0z"><text:p/></draw:path><draw:path draw:style-name="gr258" draw:text-style-name="P11" svg:width="0.139cm" svg:height="0.758cm" svg:x="6.523cm" svg:y="0.001cm" svg:viewBox="0 0 140 759" svg:d="M0 759c10 0 20 0 30 0 0-244 0-487 0-730 37 0 73 0 110 0 0-10 0-19 0-29-46 0-93 0-140 0 0 253 0 505 0 759z"><text:p/></draw:path><draw:path draw:style-name="gr259" draw:text-style-name="P11" svg:width="0.029cm" svg:height="0.253cm" svg:x="6.523cm" svg:y="0.759cm" svg:viewBox="0 0 30 254" svg:d="M0 254c10 0 20 0 30 0 0-85 0-169 0-254-10 0-20 0-30 0 0 85 0 169 0 254z"><text:p/></draw:path><draw:path draw:style-name="gr260" draw:text-style-name="P11" svg:width="0.029cm" svg:height="0.252cm" svg:x="6.523cm" svg:y="1.012cm" svg:viewBox="0 0 30 253" svg:d="M0 253c10 0 20 0 30 0 0-84 0-169 0-253-10 0-20 0-30 0 0 84 0 169 0 253z"><text:p/></draw:path><draw:path draw:style-name="gr261" draw:text-style-name="P11" svg:width="0.029cm" svg:height="0.252cm" svg:x="6.523cm" svg:y="1.265cm" svg:viewBox="0 0 30 253" svg:d="M0 253c10 0 20 0 30 0 0-84 0-169 0-253-10 0-20 0-30 0 0 84 0 169 0 253z"><text:p/></draw:path><draw:path draw:style-name="gr262" draw:text-style-name="P11" svg:width="0.029cm" svg:height="0.253cm" svg:x="6.523cm" svg:y="1.517cm" svg:viewBox="0 0 30 254" svg:d="M0 254c10 0 20 0 30 0 0-85 0-169 0-254-10 0-20 0-30 0 0 85 0 169 0 254z"><text:p/></draw:path><draw:path draw:style-name="gr263" draw:text-style-name="P11" svg:width="0.139cm" svg:height="0.758cm" svg:x="6.523cm" svg:y="1.771cm" svg:viewBox="0 0 140 759" svg:d="M0 759c47 0 94 0 140 0 0-10 0-20 0-29-37 0-73 0-110 0 0-244 0-486 0-730-10 0-20 0-30 0 0 253 0 505 0 759z"><text:p/></draw:path><draw:path draw:style-name="gr264" draw:text-style-name="P11" svg:width="0.138cm" svg:height="0.28cm" svg:x="6.915cm" svg:y="0.074cm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265" draw:text-style-name="P11" svg:width="0.177cm" svg:height="0.288cm" svg:x="6.895cm" svg:y="0.58cm" svg:viewBox="0 0 178 289" svg:d="M178 145c0-33-3-67-18-98-20-41-54-47-71-47-25 0-57 11-73 49-15 30-16 63-16 96s1 70 18 102c19 34 49 42 70 42 22 0 55-8 74-48 13-30 16-62 16-96zM88 281c-16 0-41-11-48-52-5-25-5-63-5-89s0-55 3-78c8-49 40-54 50-54 14 0 42 9 50 51 4 23 4 55 4 81 0 32 0 60-5 88-6 40-30 53-49 53z"><text:p/></draw:path><draw:path draw:style-name="gr266" draw:text-style-name="P11" svg:width="0.177cm" svg:height="0.289cm" svg:x="6.895cm" svg:y="1.086cm" svg:viewBox="0 0 178 290" svg:d="M178 146c0-33-3-67-18-98-20-41-54-48-71-48-25 0-57 11-73 50-15 29-16 63-16 96 0 32 1 70 18 102 19 34 49 42 70 42 22 0 55-8 74-49 13-29 16-61 16-95zM88 281c-16 0-41-10-48-51-5-25-5-64-5-88 0-28 0-56 3-78 8-51 40-54 50-54 14 0 42 7 50 49 4 24 4 56 4 83 0 31 0 60-5 86-6 41-30 53-49 53z"><text:p/></draw:path><draw:path draw:style-name="gr267" draw:text-style-name="P11" svg:width="0.138cm" svg:height="0.28cm" svg:x="6.915cm" svg:y="1.591cm" svg:viewBox="0 0 139 281" svg:d="M86 11c0-10 0-11-9-11-27 26-64 26-77 26 0 5 0 9 0 14 8 0 34 0 55-11 0 73 0 145 0 218 0 16-1 21-38 21-5 0-10 0-15 0 0 4 0 8 0 13 16-1 52-1 69-1s54 0 68 1c0-5 0-9 0-13-5 0-8 0-13 0-38 0-40-5-40-21 0-79 0-157 0-236z"><text:p/></draw:path><draw:path draw:style-name="gr268" draw:text-style-name="P11" svg:width="0.138cm" svg:height="0.28cm" svg:x="6.915cm" svg:y="2.098cm" svg:viewBox="0 0 139 281" svg:d="M86 11c0-11 0-11-9-11-27 26-64 26-77 26 0 5 0 9 0 14 8 0 34 0 55-11 0 73 0 145 0 218 0 16-1 21-38 21-5 0-10 0-15 0 0 4 0 8 0 13 16-1 52-1 69-1s54 0 68 1c0-5 0-9 0-13-5 0-8 0-13 0-38 0-40-5-40-21 0-79 0-157 0-236z"><text:p/></draw:path><draw:path draw:style-name="gr269" draw:text-style-name="P11" svg:width="0.139cm" svg:height="0.758cm" svg:x="7.303cm" svg:y="0.001cm" svg:viewBox="0 0 140 759" svg:d="M112 759c9 0 19 0 28 0 0-254 0-506 0-759-46 0-93 0-140 0 0 10 0 19 0 29 37 0 74 0 112 0 0 243 0 486 0 730z"><text:p/></draw:path><draw:path draw:style-name="gr270" draw:text-style-name="P11" svg:width="0.028cm" svg:height="0.253cm" svg:x="7.414cm" svg:y="0.759cm" svg:viewBox="0 0 29 254" svg:d="M0 254c10 0 19 0 29 0 0-85 0-169 0-254-10 0-19 0-29 0 0 85 0 169 0 254z"><text:p/></draw:path><draw:path draw:style-name="gr271" draw:text-style-name="P11" svg:width="0.028cm" svg:height="0.252cm" svg:x="7.414cm" svg:y="1.012cm" svg:viewBox="0 0 29 253" svg:d="M0 253c10 0 19 0 29 0 0-84 0-169 0-253-10 0-19 0-29 0 0 84 0 169 0 253z"><text:p/></draw:path><draw:path draw:style-name="gr272" draw:text-style-name="P11" svg:width="0.028cm" svg:height="0.252cm" svg:x="7.414cm" svg:y="1.265cm" svg:viewBox="0 0 29 253" svg:d="M0 253c10 0 19 0 29 0 0-84 0-169 0-253-10 0-19 0-29 0 0 84 0 169 0 253z"><text:p/></draw:path><draw:path draw:style-name="gr273" draw:text-style-name="P11" svg:width="0.028cm" svg:height="0.253cm" svg:x="7.414cm" svg:y="1.517cm" svg:viewBox="0 0 29 254" svg:d="M0 254c10 0 19 0 29 0 0-85 0-169 0-254-10 0-19 0-29 0 0 85 0 169 0 254z"><text:p/></draw:path><draw:path draw:style-name="gr274" draw:text-style-name="P11" svg:width="0.139cm" svg:height="0.758cm" svg:x="7.303cm" svg:y="1.771cm" svg:viewBox="0 0 140 759" svg:d="M112 730c-38 0-75 0-112 0 0 9 0 19 0 29 47 0 94 0 140 0 0-254 0-506 0-759-9 0-19 0-28 0 0 244 0 486 0 730z"><text:p/></draw:path></draw:g></draw:g>. <text:s/>(10%)</text:p>
            </text:list-item>
          </text:list>
        </text:list-item>
        <text:list-item>
          <text:p text:style-name="P6"><text:span text:style-name="T5">(2</text:span><text:span text:style-name="T6">5</text:span><text:span text:style-name="T5">%) </text:span>W<text:span text:style-name="T5">rite</text:span></text:p>
          <text:list>
            <text:list-item>
              <text:list>
                <text:list-header>
                  <text:p text:style-name="P6"><text:span text:style-name="T5"><text:s/></text:span><text:span text:style-name="T5"><draw:g text:anchor-type="as-char" svg:y="-0.864cm" draw:z-index="6" draw:style-name="gr1"><svg:title>TexMaths</svg:title><svg:desc>12§inline§\mathbf{y} = \left[\begin{array}{c}1\\-2\\4\end{array}\right]§svg§600§FALSE§</svg:desc><draw:g draw:style-name="gr2"><draw:path draw:style-name="gr166" draw:text-style-name="P10" svg:width="2.164cm" svg:height="1.472cm" svg:x="0.013cm" svg:y="0.021cm" svg:viewBox="0 0 2165 1473" svg:d="M0 0c721 0 1444 0 2165 0 0 491 0 982 0 1473-721 0-1444 0-2165 0 0-491 0-982 0-1473z"><text:p/></draw:path><draw:path draw:style-name="gr167" draw:text-style-name="P11" svg:width="0.234cm" svg:height="0.27cm" svg:x="0.001cm" svg:y="0.677cm" svg:viewBox="0 0 235 271" svg:d="M204 29c2-6 4-10 31-10 0-6 0-13 0-19-11 1-23 1-33 1-11 0-30-1-39-1 0 6 0 13 0 19 1 0 21 0 21 6-2 1-3 4-3 5-17 35-32 68-49 103-18-38-35-75-53-114 7 0 16 0 23 0 0-6 0-13 0-19-14 1-52 1-53 1-12 0-30-1-48-1 0 6 0 13 0 19 10 0 18 0 28 0 26 57 51 112 78 168-4 8-6 14-10 21-9 20-23 48-53 48-6 0-6 0-9-1 3-2 13-8 13-23 0-13-10-24-24-24-12 0-24 8-24 25 0 22 19 38 44 38 33 0 58-26 69-50 30-64 61-129 91-192z"><text:p/></draw:path><draw:path draw:style-name="gr168" draw:text-style-name="P11" svg:width="0.28cm" svg:height="0.097cm" svg:x="0.395cm" svg:y="0.709cm" svg:viewBox="0 0 281 98" svg:d="M266 17c6 0 15 0 15-9 0-8-9-8-15-8-84 0-168 0-252 0-6 0-14 0-14 8 0 9 8 9 14 9 84 0 168 0 252 0zM266 98c6 0 15 0 15-8s-9-8-15-8c-84 0-168 0-252 0-6 0-14 0-14 8s8 8 14 8c84 0 168 0 252 0z"><text:p/></draw:path><draw:path draw:style-name="gr169" draw:text-style-name="P11" svg:width="0.139cm" svg:height="0.758cm" svg:x="0.954cm" svg:y="0cm" svg:viewBox="0 0 140 759" svg:d="M0 759c10 0 19 0 29 0 0-244 0-488 0-730 37 0 74 0 111 0 0-10 0-19 0-29-46 0-93 0-140 0 0 253 0 506 0 759z"><text:p/></draw:path><draw:path draw:style-name="gr170" draw:text-style-name="P11" svg:width="0.139cm" svg:height="0.758cm" svg:x="0.954cm" svg:y="0.759cm" svg:viewBox="0 0 140 759" svg:d="M0 759c47 0 94 0 140 0 0-10 0-19 0-29-37 0-74 0-111 0 0-244 0-486 0-730-10 0-19 0-29 0 0 253 0 506 0 759z"><text:p/></draw:path><draw:path draw:style-name="gr171" draw:text-style-name="P11" svg:width="0.138cm" svg:height="0.28cm" svg:x="1.509cm" svg:y="0.073cm" svg:viewBox="0 0 139 281" svg:d="M86 11c0-11 0-11-9-11-27 26-64 26-77 26 0 5 0 9 0 14 8 0 34 0 55-11 0 73 0 145 0 218 0 16-1 21-39 21-5 0-9 0-14 0 0 3 0 8 0 13 15-1 52-1 69-1s54 0 68 1c0-5 0-10 0-13-5 0-8 0-13 0-38 0-40-5-40-21 0-79 0-157 0-236z"><text:p/></draw:path><draw:path draw:style-name="gr172" draw:text-style-name="P11" svg:width="0.257cm" svg:height="0.017cm" svg:x="1.342cm" svg:y="0.745cm" svg:viewBox="0 0 258 18" svg:d="M244 18c7 0 14-1 14-10 0-8-7-8-14-8-77 0-153 0-230 0-6 0-14 0-14 8 0 9 8 10 14 10 77 0 153 0 230 0z"><text:p/></draw:path><draw:path draw:style-name="gr173" draw:text-style-name="P11" svg:width="0.167cm" svg:height="0.28cm" svg:x="1.656cm" svg:y="0.579cm" svg:viewBox="0 0 168 281" svg:d="M32 249c15-15 30-29 45-44 66-57 91-80 91-123 0-48-38-82-89-82-48 0-79 40-79 77 0 24 20 24 22 24 7 0 22-6 22-23 0-11-8-22-22-22-4 0-4 0-5 0 9-27 32-43 56-43 39 0 57 35 57 69s-22 67-45 93c-26 30-54 60-80 90-5 5-5 6-5 16 52 0 104 0 156 0 4-25 8-49 12-73-4 0-7 0-11 0-2 13-5 31-9 37-3 4-30 4-40 4-25 0-50 0-76 0z"><text:p/></draw:path><draw:path draw:style-name="gr174" draw:text-style-name="P11" svg:width="0.186cm" svg:height="0.285cm" svg:x="1.482cm" svg:y="1.08cm" svg:viewBox="0 0 187 286" svg:d="M113 216c0 12 0 24 0 36 0 16-1 21-33 21-2 0-6 0-8 0 0 3 0 8 0 13 17-1 38-1 56-1 17 0 41 0 58 1 0-5 0-10 0-13-2 0-6 0-8 0-32 0-33-5-33-21 0-12 0-24 0-36 15 0 28 0 42 0 0-5 0-8 0-13-14 0-27 0-42 0 0-64 0-129 0-192 0-9 0-11-7-11-4 0-5 0-8 5-44 66-87 132-130 198 0 5 0 8 0 13 37 0 76 0 113 0zM115 203c-35 0-68 0-103 0 35-53 68-105 103-157 0 52 0 104 0 157z"><text:p/></draw:path><draw:path draw:style-name="gr175" draw:text-style-name="P11" svg:width="0.139cm" svg:height="0.758cm" svg:x="2.06cm" svg:y="0cm" svg:viewBox="0 0 140 759" svg:d="M112 759c9 0 19 0 28 0 0-253 0-506 0-759-46 0-93 0-140 0 0 10 0 19 0 29 37 0 74 0 112 0 0 242 0 486 0 730z"><text:p/></draw:path><draw:path draw:style-name="gr176" draw:text-style-name="P11" svg:width="0.139cm" svg:height="0.758cm" svg:x="2.06cm" svg:y="0.759cm" svg:viewBox="0 0 140 759" svg:d="M112 730c-38 0-75 0-112 0 0 10 0 19 0 29 47 0 94 0 140 0 0-253 0-506 0-759-9 0-19 0-28 0 0 244 0 486 0 730z"><text:p/></draw:path></draw:g></draw:g></text:span><text:span text:style-name="T5"><text:s text:c="2"/></text:span></text:p>
                </text:list-header>
              </text:list>
            </text:list-item>
          </text:list>
          <text:p text:style-name="P6"><text:span text:style-name="T5">as a linear combination of 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"><text:span text:style-name="T2"><draw:g text:anchor-type="as-char" svg:y="-0.864cm" draw:z-index="7" draw:style-name="gr1"><svg:title>TexMaths</svg:title><svg:desc>12§inline§\mathbf{x}_1 = \left[\begin{array}{c}1\\1\\1\end{array}\right], \;\;
\mathbf{x}_2 = \left[\begin{array}{c}1\\2\\3\end{array}\right], \;\;
\mathbf{x}_3 = \left[\begin{array}{c}2\\-1\\1\end{array}\right]§svg§600§FALSE§</svg:desc><draw:g draw:style-name="gr2"><draw:path draw:style-name="gr132" draw:text-style-name="P10" svg:width="7.735cm" svg:height="1.472cm" svg:x="0.013cm" svg:y="0.021cm" svg:viewBox="0 0 7736 1473" svg:d="M0 0c2579 0 5158 0 7736 0 0 491 0 982 0 1473-2578 0-5157 0-7736 0 0-491 0-982 0-1473z"><text:p/></draw:path><draw:path draw:style-name="gr133" draw:text-style-name="P11" svg:width="0.237cm" svg:height="0.186cm" svg:x="0.001cm" svg:y="0.677cm" svg:viewBox="0 0 238 187" svg:d="M137 83c17-18 32-36 49-54 5-6 7-10 43-10 0-6 0-13 0-19-15 1-37 1-39 1-11 0-32-1-44-1 0 6 0 13 0 19 6 0 11 1 16 5-1 2-1 2-2 5-12 13-24 26-36 39-14-16-28-32-41-49 6 0 11 0 17 0 0-6 0-13 0-19-11 0-39 1-52 1s-32-1-47-1c0 6 0 13 0 19 10 0 21 0 30 0 22 27 45 52 66 78-18 21-37 42-55 63-7 7-22 7-42 7 0 7 0 13 0 20 14-1 36-1 38-1 11 0 35 0 44 1 0-7 0-13 0-20-8 0-16-1-16-5 1-1 0 0 4-3 13-16 27-31 40-46 16 18 30 36 46 54-5 0-11 0-16 0 0 7 0 13 0 20 11-1 36-1 51-1 13 0 32 0 47 1 0-7 0-13 0-20-10 0-21 0-30 0-24-28-47-57-71-84z"><text:p/></draw:path><draw:path draw:style-name="gr134" draw:text-style-name="P11" svg:width="0.107cm" svg:height="0.196cm" svg:x="0.279cm" svg:y="0.731cm" svg:viewBox="0 0 108 197" svg:d="M67 8c0-8-1-8-9-8-18 19-46 19-58 19 0 4 0 7 0 11 7 0 26 0 43-8 0 50 0 99 0 150 0 9 0 14-30 14-3 0-7 0-11 0 0 4 0 7 0 11 5-1 42-1 53-1 9 0 46 0 53 1 0-4 0-7 0-11-4 0-8 0-12 0-29 0-29-5-29-14 0-54 0-110 0-164z"><text:p/></draw:path><draw:path draw:style-name="gr135" draw:text-style-name="P11" svg:width="0.28cm" svg:height="0.097cm" svg:x="0.577cm" svg:y="0.709cm" svg:viewBox="0 0 281 98" svg:d="M266 17c6 0 15 0 15-9 0-8-9-8-15-8-84 0-168 0-252 0-6 0-14 0-14 8 0 9 8 9 14 9 84 0 168 0 252 0zM266 98c6 0 15 0 15-8s-9-8-15-8c-84 0-168 0-252 0-6 0-14 0-14 8s8 8 14 8c84 0 168 0 252 0z"><text:p/></draw:path><draw:path draw:style-name="gr136" draw:text-style-name="P11" svg:width="0.139cm" svg:height="0.758cm" svg:x="1.136cm" svg:y="0cm" svg:viewBox="0 0 140 759" svg:d="M0 759c10 0 19 0 29 0 0-244 0-488 0-730 37 0 74 0 111 0 0-10 0-19 0-29-46 0-93 0-140 0 0 253 0 506 0 759z"><text:p/></draw:path><draw:path draw:style-name="gr137" draw:text-style-name="P11" svg:width="0.139cm" svg:height="0.758cm" svg:x="1.136cm" svg:y="0.759cm" svg:viewBox="0 0 140 759" svg:d="M0 759c47 0 94 0 140 0 0-10 0-19 0-29-37 0-74 0-111 0 0-244 0-486 0-730-10 0-19 0-29 0 0 253 0 506 0 759z"><text:p/></draw:path><draw:path draw:style-name="gr138" draw:text-style-name="P11" svg:width="0.138cm" svg:height="0.28cm" svg:x="1.528cm" svg:y="0.073cm" svg:viewBox="0 0 139 281" svg:d="M86 11c0-11 0-11-9-11-27 26-64 26-77 26 0 5 0 9 0 14 8 0 34 0 55-11 0 73 0 145 0 218 0 16-1 21-39 21-5 0-9 0-14 0 0 3 0 8 0 13 15-1 52-1 69-1s53 0 68 1c0-5 0-10 0-13-5 0-9 0-14 0-37 0-39-5-39-21 0-79 0-157 0-236z"><text:p/></draw:path><draw:path draw:style-name="gr139" draw:text-style-name="P11" svg:width="0.138cm" svg:height="0.28cm" svg:x="1.528cm" svg:y="0.579cm" svg:viewBox="0 0 139 281" svg:d="M86 11c0-10 0-11-9-11-27 28-64 28-77 28 0 4 0 8 0 13 8 0 34 0 55-11 0 73 0 145 0 219 0 14-1 19-39 19-5 0-9 0-14 0 0 3 0 8 0 13 15-1 52-1 69-1s53 0 68 1c0-5 0-10 0-13-5 0-9 0-14 0-37 0-39-4-39-19 0-80 0-159 0-238z"><text:p/></draw:path><draw:path draw:style-name="gr140" draw:text-style-name="P11" svg:width="0.138cm" svg:height="0.28cm" svg:x="1.528cm" svg:y="1.085cm" svg:viewBox="0 0 139 281" svg:d="M86 11c0-10 0-11-9-11-27 26-64 26-77 26 0 5 0 9 0 14 8 0 34 0 55-11 0 73 0 145 0 218 0 16-1 21-39 21-5 0-9 0-14 0 0 3 0 8 0 13 15-1 52-1 69-1s53 0 68 1c0-5 0-10 0-13-5 0-9 0-14 0-37 0-39-5-39-21 0-79 0-157 0-236z"><text:p/></draw:path><draw:path draw:style-name="gr141" draw:text-style-name="P11" svg:width="0.139cm" svg:height="0.758cm" svg:x="1.915cm" svg:y="0cm" svg:viewBox="0 0 140 759" svg:d="M112 759c9 0 19 0 28 0 0-253 0-506 0-759-46 0-93 0-140 0 0 10 0 19 0 29 37 0 74 0 112 0 0 242 0 486 0 730z"><text:p/></draw:path><draw:path draw:style-name="gr142" draw:text-style-name="P11" svg:width="0.139cm" svg:height="0.758cm" svg:x="1.915cm" svg:y="0.759cm" svg:viewBox="0 0 140 759" svg:d="M112 730c-38 0-75 0-112 0 0 10 0 19 0 29 47 0 94 0 140 0 0-253 0-506 0-759-9 0-19 0-28 0 0 244 0 486 0 730z"><text:p/></draw:path><draw:path draw:style-name="gr143" draw:text-style-name="P11" svg:width="0.048cm" svg:height="0.125cm" svg:x="2.3cm" svg:y="0.819cm" svg:viewBox="0 0 49 126" svg:d="M49 43c0-27-11-43-26-43s-23 10-23 22 8 22 23 22c5 0 9-2 14-6 1 0 1-1 3-1 0 3 0 1 0 6 0 31-15 57-29 71-5 4-4 6-4 7 0 3 1 5 4 5 5 0 38-32 38-83z"><text:p/></draw:path><draw:path draw:style-name="gr144" draw:text-style-name="P11" svg:width="0.237cm" svg:height="0.186cm" svg:x="2.695cm" svg:y="0.677cm" svg:viewBox="0 0 238 187" svg:d="M137 83c17-18 32-36 49-54 5-6 8-10 43-10 0-6 0-13 0-19-15 1-37 1-39 1-10 0-32-1-44-1 0 6 0 13 0 19 6 0 11 1 17 5-2 2-2 2-3 5-12 13-24 26-36 39-14-16-28-32-41-49 6 0 11 0 17 0 0-6 0-13 0-19-11 0-39 1-52 1-14 0-32-1-46-1 0 6 0 13 0 19 10 0 21 0 30 0 22 27 44 52 65 78-18 21-37 42-55 63-7 7-22 7-42 7 0 7 0 13 0 20 14-1 36-1 38-1 11 0 35 0 44 1 0-7 0-13 0-20-8 0-16-1-16-5 1-1 0 0 4-3 13-16 27-31 40-46 16 18 32 36 47 54-6 0-11 0-17 0 0 7 0 13 0 20 11-1 36-1 51-1 13 0 32 0 47 1 0-7 0-13 0-20-10 0-21 0-30 0-24-28-47-57-71-84z"><text:p/></draw:path><draw:path draw:style-name="gr145" draw:text-style-name="P11" svg:width="0.13cm" svg:height="0.196cm" svg:x="2.96cm" svg:y="0.731cm" svg:viewBox="0 0 131 197" svg:d="M131 143c-4 0-7 0-11 0 0 6-4 24-7 26-3 3-25 3-29 3-18 0-37 0-55 0 31-28 42-36 59-51 22-17 43-35 43-63 0-36-31-58-70-58-36 0-61 26-61 53 0 15 13 17 16 17 7 0 15-5 15-16 0-5-2-16-18-16 10-20 30-27 43-27 30 0 46 23 46 47 0 26-18 46-28 56-24 24-48 47-72 71-2 2-2 4-2 12 41 0 80 0 121 0 4-18 6-36 10-54z"><text:p/></draw:path><draw:path draw:style-name="gr146" draw:text-style-name="P11" svg:width="0.28cm" svg:height="0.097cm" svg:x="3.271cm" svg:y="0.709cm" svg:viewBox="0 0 281 98" svg:d="M266 17c6 0 15 0 15-9 0-8-9-8-15-8-84 0-168 0-252 0-6 0-14 0-14 8 0 9 8 9 14 9 84 0 168 0 252 0zM266 98c6 0 15 0 15-8s-9-8-15-8c-84 0-168 0-252 0-6 0-14 0-14 8s8 8 14 8c84 0 168 0 252 0z"><text:p/></draw:path><draw:path draw:style-name="gr147" draw:text-style-name="P11" svg:width="0.139cm" svg:height="0.758cm" svg:x="3.83cm" svg:y="0cm" svg:viewBox="0 0 140 759" svg:d="M0 759c10 0 19 0 29 0 0-244 0-488 0-730 37 0 74 0 111 0 0-10 0-19 0-29-46 0-93 0-140 0 0 253 0 506 0 759z"><text:p/></draw:path><draw:path draw:style-name="gr148" draw:text-style-name="P11" svg:width="0.139cm" svg:height="0.758cm" svg:x="3.83cm" svg:y="0.759cm" svg:viewBox="0 0 140 759" svg:d="M0 759c47 0 94 0 140 0 0-10 0-19 0-29-37 0-74 0-111 0 0-244 0-486 0-730-10 0-19 0-29 0 0 253 0 506 0 759z"><text:p/></draw:path><draw:path draw:style-name="gr149" draw:text-style-name="P11" svg:width="0.138cm" svg:height="0.28cm" svg:x="4.221cm" svg:y="0.073cm" svg:viewBox="0 0 139 281" svg:d="M86 11c0-11 0-11-9-11-27 26-64 26-77 26 0 5 0 9 0 14 8 0 34 0 55-11 0 73 0 145 0 218 0 16-1 21-39 21-5 0-9 0-14 0 0 3 0 8 0 13 15-1 52-1 69-1s54 0 68 1c0-5 0-10 0-13-5 0-8 0-13 0-38 0-40-5-40-21 0-79 0-157 0-236z"><text:p/></draw:path><draw:path draw:style-name="gr150" draw:text-style-name="P11" svg:width="0.167cm" svg:height="0.28cm" svg:x="4.204cm" svg:y="0.579cm" svg:viewBox="0 0 168 281" svg:d="M32 249c16-15 30-29 46-44 65-57 90-80 90-123 0-48-37-82-89-82-48 0-79 40-79 77 0 24 22 24 23 24 7 0 21-6 21-23 0-11-7-22-22-22-3 0-4 0-5 0 9-27 32-43 56-43 39 0 57 35 57 69s-21 67-44 93c-27 30-54 60-81 90-5 5-5 6-5 16 53 0 104 0 157 0 4-25 7-49 11-73-4 0-6 0-10 0-2 13-6 31-9 37-4 4-31 4-40 4-25 0-51 0-77 0z"><text:p/></draw:path><draw:path draw:style-name="gr151" draw:text-style-name="P11" svg:width="0.174cm" svg:height="0.29cm" svg:x="4.201cm" svg:y="1.085cm" svg:viewBox="0 0 175 291" svg:d="M106 132c33-11 58-41 58-74 0-34-37-58-78-58-42 0-74 25-74 58 0 13 10 21 22 21 13 0 21-9 21-21 0-22-20-22-26-22 13-20 41-25 56-25 17 0 40 8 40 47 0 4 0 30-11 48-13 20-28 21-38 21-4 1-14 1-16 1-4 2-7 2-7 6s3 4 11 4c6 0 12 0 18 0 34 0 50 29 50 71 0 58-29 70-48 70-18 0-49-8-64-33 15 3 28-7 28-23 0-15-12-24-24-24-10 0-24 6-24 24 0 39 40 68 85 68 52 0 90-39 90-82 0-35-26-67-69-77z"><text:p/></draw:path><draw:path draw:style-name="gr152" draw:text-style-name="P11" svg:width="0.139cm" svg:height="0.758cm" svg:x="4.609cm" svg:y="0cm" svg:viewBox="0 0 140 759" svg:d="M110 759c10 0 21 0 30 0 0-253 0-506 0-759-46 0-93 0-140 0 0 10 0 19 0 29 37 0 73 0 110 0 0 242 0 486 0 730z"><text:p/></draw:path><draw:path draw:style-name="gr153" draw:text-style-name="P11" svg:width="0.139cm" svg:height="0.758cm" svg:x="4.609cm" svg:y="0.759cm" svg:viewBox="0 0 140 759" svg:d="M110 730c-37 0-73 0-110 0 0 10 0 19 0 29 47 0 94 0 140 0 0-253 0-506 0-759-9 0-20 0-30 0 0 244 0 486 0 730z"><text:p/></draw:path><draw:path draw:style-name="gr154" draw:text-style-name="P11" svg:width="0.048cm" svg:height="0.125cm" svg:x="4.993cm" svg:y="0.819cm" svg:viewBox="0 0 49 126" svg:d="M49 43c0-27-11-43-26-43s-23 10-23 22 8 22 23 22c5 0 11-2 14-6 1 0 1-1 3-1 0 3 0 1 0 6 0 31-15 58-28 71-5 5-5 6-5 7 0 3 1 5 4 5 5 0 38-32 38-83z"><text:p/></draw:path><draw:path draw:style-name="gr155" draw:text-style-name="P11" svg:width="0.237cm" svg:height="0.186cm" svg:x="5.388cm" svg:y="0.677cm" svg:viewBox="0 0 238 187" svg:d="M137 83c17-18 32-36 49-54 6-6 8-10 43-10 0-6 0-13 0-19-14 1-37 1-38 1-11 0-33-1-45-1 0 6 0 13 0 19 6 0 11 1 17 5-2 2-2 2-3 5-12 13-24 26-36 39-14-16-28-32-41-49 6 0 11 0 17 0 0-6 0-13 0-19-11 0-39 1-52 1-14 0-32-1-46-1 0 6 0 13 0 19 10 0 21 0 30 0 22 27 45 52 66 78-18 21-37 42-55 63-7 7-23 7-43 7 0 7 0 13 0 20 14-1 37-1 38-1 11 0 36 0 45 1 0-7 0-13 0-20-9 0-16-1-16-5 1-1 0 0 3-3 13-16 27-31 40-46 16 18 32 36 47 54-6 0-11 0-17 0 0 7 0 13 0 20 11-1 38-1 51-1s32 0 47 1c0-7 0-13 0-20-10 0-21 0-30 0-24-28-47-57-71-84z"><text:p/></draw:path><draw:path draw:style-name="gr156" draw:text-style-name="P11" svg:width="0.135cm" svg:height="0.201cm" svg:x="5.65cm" svg:y="0.731cm" svg:viewBox="0 0 136 202" svg:d="M65 97c23 0 39 17 39 48 0 36-21 48-38 48-12 0-38-3-50-21 13 0 16-10 16-16 0-9-7-17-15-17-9 0-17 5-17 17 0 28 30 46 66 46 41 0 70-27 70-57 0-23-20-45-52-53 31-10 42-33 42-51 0-23-26-41-59-41s-59 17-59 40c0 10 8 15 16 15 10 0 16-6 16-14 0-9-6-16-16-16 11-13 31-17 42-17 13 0 32 8 32 33 0 13-4 26-12 35-9 12-18 12-33 13-7 1-7 1-9 1-1 0-3 0-3 4 0 3 2 3 7 3 6 0 11 0 17 0z"><text:p/></draw:path><draw:path draw:style-name="gr157" draw:text-style-name="P11" svg:width="0.279cm" svg:height="0.097cm" svg:x="5.965cm" svg:y="0.709cm" svg:viewBox="0 0 280 98" svg:d="M265 17c7 0 15 0 15-9 0-8-8-8-14-8-84 0-169 0-253 0-6 0-13 0-13 8 0 9 7 9 13 9 84 0 168 0 252 0zM266 98c6 0 14 0 14-8s-8-8-15-8c-84 0-168 0-252 0-6 0-13 0-13 8s7 8 13 8c84 0 169 0 253 0z"><text:p/></draw:path><draw:path draw:style-name="gr158" draw:text-style-name="P11" svg:width="0.139cm" svg:height="0.758cm" svg:x="6.523cm" svg:y="0cm" svg:viewBox="0 0 140 759" svg:d="M0 759c10 0 20 0 30 0 0-244 0-488 0-730 37 0 73 0 110 0 0-10 0-19 0-29-46 0-93 0-140 0 0 253 0 506 0 759z"><text:p/></draw:path><draw:path draw:style-name="gr159" draw:text-style-name="P11" svg:width="0.139cm" svg:height="0.758cm" svg:x="6.523cm" svg:y="0.759cm" svg:viewBox="0 0 140 759" svg:d="M0 759c47 0 94 0 140 0 0-10 0-19 0-29-37 0-73 0-110 0 0-244 0-486 0-730-10 0-20 0-30 0 0 253 0 506 0 759z"><text:p/></draw:path><draw:path draw:style-name="gr160" draw:text-style-name="P11" svg:width="0.167cm" svg:height="0.28cm" svg:x="7.063cm" svg:y="0.073cm" svg:viewBox="0 0 168 281" svg:d="M32 249c15-15 30-29 45-44 66-58 91-81 91-123 0-48-37-82-89-82-48 0-79 38-79 76 0 24 22 24 23 24 7 0 21-5 21-23 0-11-7-22-22-22-4 0-4 0-5 1 9-27 32-43 56-43 39 0 57 34 57 69 0 33-21 67-45 93-26 30-54 60-80 90-5 5-5 5-5 16 52 0 104 0 156 0 4-25 8-49 12-73-4 0-7 0-11 0-1 12-5 31-8 37-4 4-31 4-41 4-25 0-50 0-76 0z"><text:p/></draw:path><draw:path draw:style-name="gr161" draw:text-style-name="P11" svg:width="0.257cm" svg:height="0.017cm" svg:x="6.913cm" svg:y="0.745cm" svg:viewBox="0 0 258 18" svg:d="M242 18c8 0 16-1 16-10 0-8-8-8-16-8-75 0-152 0-228 0-7 0-14 0-14 8 0 9 7 10 14 10 76 0 153 0 228 0z"><text:p/></draw:path><draw:path draw:style-name="gr162" draw:text-style-name="P11" svg:width="0.138cm" svg:height="0.28cm" svg:x="7.243cm" svg:y="0.579cm" svg:viewBox="0 0 139 281" svg:d="M86 11c0-10 0-11-9-11-25 28-63 28-77 28 0 4 0 8 0 13 8 0 34 0 55-11 0 73 0 145 0 219 0 14-1 19-38 19-5 0-10 0-15 0 0 3 0 8 0 13 16-1 52-1 69-1s54 0 68 1c0-5 0-10 0-13-5 0-8 0-13 0-38 0-40-4-40-19 0-80 0-159 0-238z"><text:p/></draw:path><draw:path draw:style-name="gr163" draw:text-style-name="P11" svg:width="0.138cm" svg:height="0.28cm" svg:x="7.08cm" svg:y="1.085cm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164" draw:text-style-name="P11" svg:width="0.139cm" svg:height="0.758cm" svg:x="7.63cm" svg:y="0cm" svg:viewBox="0 0 140 759" svg:d="M112 759c9 0 19 0 28 0 0-253 0-506 0-759-46 0-93 0-140 0 0 10 0 19 0 29 37 0 74 0 112 0 0 242 0 486 0 730z"><text:p/></draw:path><draw:path draw:style-name="gr165" draw:text-style-name="P11" svg:width="0.139cm" svg:height="0.758cm" svg:x="7.63cm" svg:y="0.759cm" svg:viewBox="0 0 140 759" svg:d="M112 730c-38 0-75 0-112 0 0 10 0 19 0 29 47 0 94 0 140 0 0-253 0-506 0-759-9 0-19 0-28 0 0 244 0 486 0 730z"><text:p/></draw:path></draw:g></draw:g></text:span><text:span text:style-name="T2">.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224846534637178" text:continue-numbering="true" text:style-name="L1">
        <text:list-item>
          <text:p text:style-name="P6"><text:span text:style-name="T5">(2</text:span><text:span text:style-name="T6">5</text:span><text:span text:style-name="T5">%) Consider two subspaces of </text:span><text:span text:style-name="T5"><draw:g text:anchor-type="as-char" svg:y="-0.37cm" draw:z-index="8" draw:style-name="gr1"><svg:title>TexMaths</svg:title><svg:desc>12§display§\mathbb{R}^4§svg§600§FALSE§</svg:desc><draw:g draw:style-name="gr2"><draw:path draw:style-name="gr129" draw:text-style-name="P10" svg:width="0.415cm" svg:height="0.327cm" svg:x="0.015cm" svg:y="0.021cm" svg:viewBox="0 0 416 328" svg:d="M0 0c138 0 278 0 416 0 0 109 0 218 0 328-138 0-278 0-416 0 0-110 0-219 0-328z"><text:p/></draw:path><draw:path draw:style-name="gr130" draw:text-style-name="P11" svg:width="0.286cm" svg:height="0.286cm" svg:x="0.001cm" svg:y="0.085cm" svg:viewBox="0 0 287 287" svg:d="M106 156c5 0 9 0 15 0 21 31 41 64 63 96 5 7 14 24 19 30 3 5 4 5 15 5 18 0 37 0 56 0 7 0 13 0 13-7 0-4-2-8-6-8-15-3-36-31-45-44-4-5-23-32-52-77 37-6 73-23 73-73 0-58-61-78-110-78-45 0-88 0-133 0-8 0-14 0-14 7s7 7 11 7c24 0 26 4 26 24 0 70 0 141 0 210 0 21-2 24-26 24-4 0-11 0-11 8 0 7 6 7 14 7 39 0 77 0 116 0 7 0 13 0 13-7 0-8-7-8-12-8-24 0-25-3-25-24 0-31 0-62 0-92zM187 136c11-16 13-39 13-57 0-20-3-43-16-60 18 4 58 17 58 59 0 28-11 49-55 58zM106 37c0-8 0-23 26-23 35 0 53 16 53 65 0 54-13 63-79 63 0-35 0-70 0-105zM48 272c4-8 4-19 4-24 0-69 0-140 0-210 0-4 0-15-4-24 16 0 31 0 48 0-5 8-5 16-5 22 0 71 0 142 0 212 0 5 0 16 3 24-16 0-30 0-46 0zM138 156c3 0 5-1 9-1 6 0 15 0 21-1 6 9 52 84 86 118-14 0-27 0-40 0-25-38-51-78-76-116z"><text:p/></draw:path><draw:path draw:style-name="gr131" draw:text-style-name="P11" svg:width="0.143cm" svg:height="0.196cm" svg:x="0.309cm" svg:y="0cm" svg:viewBox="0 0 144 197" svg:d="M144 150c0-4 0-7 0-11-11 0-21 0-32 0 0-44 0-87 0-131 0-6 0-8-7-8-4 0-5 0-8 4-32 45-65 90-97 135 0 4 0 7 0 11 29 0 58 0 87 0 0 7 0 16 0 24 0 11 0 12-25 12-2 0-6 0-8 0 0 4 0 7 0 11 16 0 34-1 45-1 10 0 30 1 44 1 0-4 0-7 0-11-2 0-5 0-7 0-24 0-24-1-24-12 0-8 0-17 0-24 11 0 21 0 32 0zM89 31c0 36 0 72 0 108-27 0-52 0-78 0 26-36 51-72 78-108z"><text:p/></draw:path></draw:g></draw:g></text:span><text:span text:style-name="T5">: </text:span></text:p>
          <text:p text:style-name="P9"><draw:g text:anchor-type="as-char" svg:y="-1.117cm" draw:z-index="9" draw:style-name="gr1"><svg:title>TexMaths</svg:title><svg:desc>12§inline§U_1 = \mbox{span}\left(\left[\begin{array}{c}1\\1\\-3\\1\end{array}\right], \left[\begin{array}{c}2\\-1\\0\\-1\end{array}\right], \left[\begin{array}{c}-1\\1\\-1\\1\end{array}\right]\right), \;\; U_2 = \mbox{span}\left(\left[\begin{array}{c}-1\\-2\\2\\1\end{array}\right], \left[\begin{array}{c}2\\-2\\0\\0\end{array}\right], \left[\begin{array}{c}-3\\6\\-2\\-1\end{array}\right]\right).§svg§600§FALSE§</svg:desc><draw:g draw:style-name="gr2"><draw:path draw:style-name="gr9" draw:text-style-name="P10" svg:width="16.154cm" svg:height="1.978cm" svg:x="0.001cm" svg:y="0.023cm" svg:viewBox="0 0 16155 1979" svg:d="M8079 1979c-2693 0-5386 0-8079 0 0-660 0-1319 0-1979 5385 0 10771 0 16155 0 0 660 0 1319 0 1979-2691 0-5384 0-8076 0z"><text:p/></draw:path><draw:path draw:style-name="gr10" draw:text-style-name="P11" svg:width="0.291cm" svg:height="0.297cm" svg:x="0.008cm" svg:y="0.831cm" svg:viewBox="0 0 292 298" svg:d="M239 44c5-18 12-30 45-31 3 0 8-1 8-8 0-1 0-5-5-5-15 0-29 1-43 1-15 0-30-1-45-1-2 0-7 0-7 8 0 5 5 5 7 5 24 0 29 10 29 18 0 1 0 9-1 10-12 50-25 99-37 150-15 56-64 93-106 93-29 0-52-19-52-55 0-1 0-14 5-32 13-55 28-109 41-165 4-15 5-19 36-19 11 0 14 0 14-8 0-5-4-5-6-5-12 0-42 1-54 1s-42-1-55-1c-2 0-7 0-7 8 0 5 4 5 12 5 5 0 8 0 16 0 7 1 10 3 10 7 0 3-3 21-7 30-2 12-6 26-8 38-4 16-24 96-27 104-2 12-2 18-2 24 0 52 38 82 83 82 53 0 105-48 119-105 12-49 25-99 37-149z"><text:p/></draw:path><draw:path draw:style-name="gr11" draw:text-style-name="P11" svg:width="0.107cm" svg:height="0.196cm" svg:x="0.3cm" svg:y="0.984cm" svg:viewBox="0 0 108 197" svg:d="M67 8c0-8-1-8-9-8-20 19-46 19-58 19 0 4 0 7 0 11 7 0 26 0 43-8 0 50 0 99 0 150 0 9 0 14-30 14-3 0-7 0-11 0 0 4 0 7 0 11 5-1 41-1 53-1 9 0 46 0 53 1 0-4 0-7 0-11-4 0-8 0-12 0-29 0-29-5-29-14 0-54 0-110 0-164z"><text:p/></draw:path><draw:path draw:style-name="gr12" draw:text-style-name="P11" svg:width="0.28cm" svg:height="0.097cm" svg:x="0.597cm" svg:y="0.963cm" svg:viewBox="0 0 281 98" svg:d="M266 17c6 0 15 0 15-9 0-8-9-8-15-8-84 0-168 0-252 0-6 0-14 0-14 8 0 9 8 9 14 9 84 0 168 0 252 0zM266 98c6 0 15 0 15-8s-9-8-15-8c-84 0-168 0-252 0-6 0-14 0-14 8s8 8 14 8c84 0 168 0 252 0z"><text:p/></draw:path><draw:path draw:style-name="gr13" draw:text-style-name="P11" svg:width="0.137cm" svg:height="0.193cm" svg:x="1.033cm" svg:y="0.929cm" svg:viewBox="0 0 138 194" svg:d="M74 108c9 1 44 8 44 38 0 22-15 39-48 39-35 0-51-24-59-60-1-5-1-7-5-7-6 0-6 3-6 10 0 18 0 38 0 56 0 7 0 10 5 10 2 0 2-1 11-8 0-1 0-2 8-10 18 17 37 18 46 18 49 0 68-28 68-58 0-23-13-35-18-41-13-13-30-17-48-19-24-5-52-11-52-35 0-15 11-33 47-33 47 0 49 39 49 52 2 4 5 4 6 4 5 0 5-3 5-11 0-15 0-28 0-42 0-7 0-11-5-11-1 0-2 0-8 6-1 1-5 5-7 6-16-12-33-12-40-12-51 0-67 29-67 53 0 14 7 26 18 36 13 11 25 13 56 19z"><text:p/></draw:path><draw:path draw:style-name="gr14" draw:text-style-name="P11" svg:width="0.207cm" svg:height="0.267cm" svg:x="1.197cm" svg:y="0.932cm" svg:viewBox="0 0 208 268" svg:d="M60 28c0-10 0-18 0-28-20 1-40 2-60 4 0 4 0 8 0 13 30 0 32 2 32 21 0 66 0 131 0 197 0 19-4 19-32 19 0 5 0 9 0 14 14 0 36-2 47-2 12 0 33 2 48 2 0-5 0-9 0-14-29 0-33 0-33-19 0-24 0-47 0-71 0-1 0-2 0-3 2 7 20 30 52 30 50 0 94-42 94-96s-41-95-88-95c-34 0-52 18-60 28zM62 138c0-31 0-64 0-95 12-20 33-33 54-33 32 0 57 37 57 85 0 50-30 86-61 86-17 0-33-8-45-25-5-10-5-10-5-18z"><text:p/></draw:path><draw:path draw:style-name="gr15" draw:text-style-name="P11" svg:width="0.19cm" svg:height="0.193cm" svg:x="1.437cm" svg:y="0.929cm" svg:viewBox="0 0 191 194" svg:d="M122 157c3 17 14 35 34 35 8 0 35-6 35-40 0-8 0-15 0-24-4 0-7 0-11 0 0 9 0 16 0 24 0 24-11 27-16 27-14 0-15-19-15-22 0-27 0-56 0-84 0-18 0-33-16-49-15-17-37-24-57-24-35 0-64 20-64 48 0 13 8 20 19 20 12 0 21-8 21-20 0-5-3-18-22-19 11-15 31-19 46-19 20 0 44 16 44 54 0 4 0 10 0 15-22 1-52 3-78 16-31 14-42 36-42 54 0 35 41 45 67 45 28 0 48-16 55-37zM120 89c0 14 0 27 0 42 0 39-30 54-49 54-22 0-39-15-39-36 0-23 18-58 88-60z"><text:p/></draw:path><draw:path draw:style-name="gr16" draw:text-style-name="P11" svg:width="0.211cm" svg:height="0.185cm" svg:x="1.644cm" svg:y="0.932cm" svg:viewBox="0 0 212 186" svg:d="M34 41c0 37 0 75 0 113 0 19-5 19-34 19 0 5 0 8 0 13 16-1 36-1 48-1 11 0 32 0 47 1 0-5 0-8 0-13-28 0-33 0-33-19 0-27 0-52 0-78 0-44 30-68 57-68 26 0 31 23 31 47 0 33 0 66 0 99 0 19-5 19-32 19 0 5 0 8 0 13 14-1 36-1 48-1 10 0 32 0 46 1 0-5 0-8 0-13-21 0-32 0-32-13 0-27 0-54 0-81 0-36 0-49-13-63-6-8-21-16-45-16-31 0-50 18-62 43 0-14 0-29 0-43-20 1-40 2-60 4 0 4 0 8 0 13 30 0 34 3 34 24z"><text:p/></draw:path><draw:path draw:style-name="gr17" draw:text-style-name="P11" svg:width="0.232cm" svg:height="0.762cm" svg:x="2.058cm" svg:y="0.001cm" svg:viewBox="0 0 233 763" svg:d="M35 763c9 0 12 0 12-6 1-295 35-541 182-747 4-4 3-4 4-5 0-5-4-5-10-5-7 0-8 0-8 1-3 1-55 63-99 148-55 111-91 239-106 392-2 13-10 101-10 201 0 4 0 10 0 16 0 5 4 5 12 5 7 0 16 0 23 0z"><text:p/></draw:path><draw:path draw:style-name="gr18" draw:text-style-name="P11" svg:width="0.046cm" svg:height="0.261cm" svg:x="2.058cm" svg:y="0.756cm" svg:viewBox="0 0 47 262" svg:d="M47 11c0-11 0-11-12-11-7 0-16 0-23 0-12 0-12 0-12 11 0 79 0 159 0 239 0 10 0 12 12 12 7 0 16 0 23 0 12 0 12-2 12-12 0-80 0-160 0-239z"><text:p/></draw:path><draw:path draw:style-name="gr19" draw:text-style-name="P11" svg:width="0.046cm" svg:height="0.261cm" svg:x="2.058cm" svg:y="1.007cm" svg:viewBox="0 0 47 262" svg:d="M47 12c0-11 0-12-12-12-7 0-16 0-23 0-12 0-12 1-12 12 0 79 0 160 0 239 0 11 0 11 12 11 7 0 16 0 23 0 12 0 12 0 12-11 0-79 0-160 0-239z"><text:p/></draw:path><draw:path draw:style-name="gr20" draw:text-style-name="P11" svg:width="0.232cm" svg:height="0.762cm" svg:x="2.058cm" svg:y="1.259cm" svg:viewBox="0 0 233 763" svg:d="M12 0c-8 0-12 0-12 5 0 6 0 11 0 17 0 256 46 408 59 451 29 93 75 192 146 278 6 9 9 10 10 11 1 0 1 1 8 1 6 0 10 0 10-5-1-2 0-1-3-4-140-196-183-430-183-748 0-6-3-6-12-6-7 0-16 0-23 0z"><text:p/></draw:path><draw:path draw:style-name="gr21" draw:text-style-name="P11" svg:width="0.139cm" svg:height="0.757cm" svg:x="2.442cm" svg:y="0.001cm" svg:viewBox="0 0 140 758" svg:d="M0 758c10 0 19 0 29 0 0-243 0-486 0-729 37 0 74 0 111 0 0-10 0-19 0-29-46 0-93 0-140 0 0 253 0 505 0 758z"><text:p/></draw:path><draw:path draw:style-name="gr22" draw:text-style-name="P11" svg:width="0.028cm" svg:height="0.252cm" svg:x="2.442cm" svg:y="0.759cm" svg:viewBox="0 0 29 253" svg:d="M0 253c10 0 19 0 29 0 0-84 0-169 0-253-10 0-19 0-29 0 0 84 0 169 0 253z"><text:p/></draw:path><draw:path draw:style-name="gr23" draw:text-style-name="P11" svg:width="0.028cm" svg:height="0.252cm" svg:x="2.442cm" svg:y="1.012cm" svg:viewBox="0 0 29 253" svg:d="M0 253c10 0 19 0 29 0 0-84 0-169 0-253-10 0-19 0-29 0 0 84 0 169 0 253z"><text:p/></draw:path><draw:path draw:style-name="gr24" draw:text-style-name="P11" svg:width="0.139cm" svg:height="0.757cm" svg:x="2.442cm" svg:y="1.265cm" svg:viewBox="0 0 140 758" svg:d="M0 758c47 0 94 0 140 0 0-9 0-19 0-28-37 0-74 0-111 0 0-244 0-486 0-730-10 0-19 0-29 0 0 253 0 505 0 758z"><text:p/></draw:path><draw:path draw:style-name="gr25" draw:text-style-name="P11" svg:width="0.138cm" svg:height="0.28cm" svg:x="2.997cm" svg:y="0.074cm" svg:viewBox="0 0 139 281" svg:d="M86 11c0-10 0-11-9-11-27 26-64 26-77 26 0 5 0 9 0 14 8 0 34 0 55-11 0 73 0 145 0 218 0 16-1 21-38 21-5 0-10 0-15 0 0 4 0 8 0 13 16-1 52-1 69-1s54 0 68 1c0-5 0-9 0-13-5 0-8 0-13 0-38 0-40-5-40-21 0-79 0-157 0-236z"><text:p/></draw:path><draw:path draw:style-name="gr26" draw:text-style-name="P11" svg:width="0.138cm" svg:height="0.28cm" svg:x="2.997cm" svg:y="0.58cm" svg:viewBox="0 0 139 281" svg:d="M86 11c0-11 0-11-9-11-27 26-64 26-77 26 0 5 0 9 0 14 8 0 34 0 55-11 0 73 0 145 0 218 0 15-1 21-38 21-5 0-10 0-15 0 0 4 0 8 0 13 16-3 52-3 69-3s54 0 68 3c0-5 0-9 0-13-5 0-8 0-13 0-38 0-40-5-40-21 0-79 0-157 0-236z"><text:p/></draw:path><draw:path draw:style-name="gr27" draw:text-style-name="P11" svg:width="0.257cm" svg:height="0.016cm" svg:x="2.831cm" svg:y="1.252cm" svg:viewBox="0 0 258 17" svg:d="M244 17c7 0 14 0 14-9 0-8-7-8-14-8-76 0-153 0-228 0-8 0-16 0-16 8 0 9 8 9 16 9 75 0 152 0 228 0z"><text:p/></draw:path><draw:path draw:style-name="gr28" draw:text-style-name="P11" svg:width="0.174cm" svg:height="0.289cm" svg:x="3.141cm" svg:y="1.085cm" svg:viewBox="0 0 175 290" svg:d="M106 132c33-11 58-41 58-73 0-35-37-59-78-59-42 0-74 25-74 58 0 13 10 21 22 21 13 0 21-9 21-21 0-21-20-21-26-21 13-21 41-26 56-26 17 0 40 9 40 47 0 4 0 30-11 48-13 20-28 21-38 22-4 0-14 2-16 2-4 0-7 0-7 4 0 5 3 5 11 5 6 0 12 0 18 0 34 0 50 29 50 70 0 57-29 69-48 69-18 0-49-7-64-32 15 2 28-7 28-23 0-15-12-24-24-24-10 0-24 6-24 25 0 39 40 66 85 66 52 0 90-38 90-81 0-35-26-67-69-77z"><text:p/></draw:path><draw:path draw:style-name="gr29" draw:text-style-name="P11" svg:width="0.138cm" svg:height="0.28cm" svg:x="2.997cm" svg:y="1.591cm" svg:viewBox="0 0 139 281" svg:d="M86 11c0-11 0-11-9-11-27 26-64 26-77 26 0 5 0 9 0 14 8 0 34 0 55-11 0 73 0 145 0 218 0 16-1 21-38 21-5 0-10 0-15 0 0 4 0 8 0 13 16-1 52-1 69-1s54 0 68 1c0-5 0-9 0-13-5 0-8 0-13 0-38 0-40-5-40-21 0-79 0-157 0-236z"><text:p/></draw:path><draw:path draw:style-name="gr30" draw:text-style-name="P11" svg:width="0.139cm" svg:height="0.757cm" svg:x="3.549cm" svg:y="0.001cm" svg:viewBox="0 0 140 758" svg:d="M110 758c10 0 21 0 30 0 0-253 0-505 0-758-46 0-93 0-140 0 0 10 0 19 0 29 37 0 73 0 110 0 0 243 0 486 0 729z"><text:p/></draw:path><draw:path draw:style-name="gr31" draw:text-style-name="P11" svg:width="0.029cm" svg:height="0.252cm" svg:x="3.66cm" svg:y="0.759cm" svg:viewBox="0 0 30 253" svg:d="M0 253c10 0 20 0 30 0 0-84 0-169 0-253-10 0-20 0-30 0 0 84 0 169 0 253z"><text:p/></draw:path><draw:path draw:style-name="gr32" draw:text-style-name="P11" svg:width="0.029cm" svg:height="0.252cm" svg:x="3.66cm" svg:y="1.012cm" svg:viewBox="0 0 30 253" svg:d="M0 253c10 0 20 0 30 0 0-84 0-169 0-253-10 0-20 0-30 0 0 84 0 169 0 253z"><text:p/></draw:path><draw:path draw:style-name="gr33" draw:text-style-name="P11" svg:width="0.139cm" svg:height="0.757cm" svg:x="3.549cm" svg:y="1.265cm" svg:viewBox="0 0 140 758" svg:d="M110 730c-37 0-73 0-110 0 0 9 0 19 0 28 47 0 94 0 140 0 0-253 0-505 0-758-9 0-20 0-30 0 0 244 0 486 0 730z"><text:p/></draw:path><draw:path draw:style-name="gr34" draw:text-style-name="P11" svg:width="0.048cm" svg:height="0.125cm" svg:x="3.934cm" svg:y="1.072cm" svg:viewBox="0 0 49 126" svg:d="M49 43c0-27-11-43-26-43s-23 10-23 22 8 22 23 22c5 0 11-2 14-6 1 0 1-1 3-1 0 3 1 1 1 6 0 31-16 58-29 71-5 5-5 6-5 7 0 3 3 5 4 5 5 0 38-32 38-83z"><text:p/></draw:path><draw:path draw:style-name="gr35" draw:text-style-name="P11" svg:width="0.139cm" svg:height="0.757cm" svg:x="4.223cm" svg:y="0.001cm" svg:viewBox="0 0 140 758" svg:d="M0 758c10 0 19 0 29 0 0-243 0-486 0-729 37 0 74 0 111 0 0-10 0-19 0-29-46 0-93 0-140 0 0 253 0 505 0 758z"><text:p/></draw:path><draw:path draw:style-name="gr36" draw:text-style-name="P11" svg:width="0.028cm" svg:height="0.252cm" svg:x="4.223cm" svg:y="0.759cm" svg:viewBox="0 0 29 253" svg:d="M0 253c10 0 19 0 29 0 0-84 0-169 0-253-10 0-19 0-29 0 0 84 0 169 0 253z"><text:p/></draw:path><draw:path draw:style-name="gr37" draw:text-style-name="P11" svg:width="0.028cm" svg:height="0.252cm" svg:x="4.223cm" svg:y="1.012cm" svg:viewBox="0 0 29 253" svg:d="M0 253c10 0 19 0 29 0 0-84 0-169 0-253-10 0-19 0-29 0 0 84 0 169 0 253z"><text:p/></draw:path><draw:path draw:style-name="gr38" draw:text-style-name="P11" svg:width="0.139cm" svg:height="0.757cm" svg:x="4.223cm" svg:y="1.265cm" svg:viewBox="0 0 140 758" svg:d="M0 758c47 0 94 0 140 0 0-9 0-19 0-28-37 0-74 0-111 0 0-244 0-486 0-730-10 0-19 0-29 0 0 253 0 505 0 758z"><text:p/></draw:path><draw:path draw:style-name="gr39" draw:text-style-name="P11" svg:width="0.168cm" svg:height="0.28cm" svg:x="4.762cm" svg:y="0.074cm" svg:viewBox="0 0 169 281" svg:d="M32 248c16-14 30-28 46-43 65-59 91-81 91-123 0-48-38-82-90-82-48 0-79 38-79 77 0 23 22 23 23 23 7 0 21-5 21-22 0-11-7-23-21-23-4 0-5 0-6 1 9-27 32-43 56-43 39 0 58 34 58 69 0 33-22 67-45 93-27 30-54 60-81 90-5 5-5 6-5 16 53 0 104 0 157 0 4-24 9-49 12-73-3 0-7 0-11 0-2 12-4 31-9 37-3 3-31 3-40 3-25 0-51 0-77 0z"><text:p/></draw:path><draw:path draw:style-name="gr40" draw:text-style-name="P11" svg:width="0.257cm" svg:height="0.016cm" svg:x="4.612cm" svg:y="0.748cm" svg:viewBox="0 0 258 17" svg:d="M244 17c7 0 14 0 14-9 0-8-7-8-14-8-76 0-153 0-228 0-8 0-16 0-16 8 0 9 8 9 16 9 75 0 152 0 228 0z"><text:p/></draw:path><draw:path draw:style-name="gr41" draw:text-style-name="P11" svg:width="0.138cm" svg:height="0.28cm" svg:x="4.943cm" svg:y="0.58cm" svg:viewBox="0 0 139 281" svg:d="M86 11c0-11 0-11-9-11-27 26-64 26-77 26 0 5 0 9 0 14 8 0 32 0 55-11 0 73 0 145 0 218 0 15-1 21-39 21-5 0-9 0-14 0 0 4 0 8 0 13 15-3 52-3 69-3s53 0 68 3c0-5 0-9 0-13-5 0-9 0-14 0-37 0-39-5-39-21 0-79 0-157 0-236z"><text:p/></draw:path><draw:path draw:style-name="gr42" draw:text-style-name="P11" svg:width="0.177cm" svg:height="0.289cm" svg:x="4.757cm" svg:y="1.085cm" svg:viewBox="0 0 178 290" svg:d="M178 146c0-33-2-68-17-99-19-40-54-47-71-47-25 0-56 11-74 50-14 29-16 63-16 96 0 32 2 70 19 101 18 35 49 43 70 43 23 0 55-9 73-49 14-29 16-62 16-95zM89 281c-16 0-41-11-48-51-5-25-5-64-5-90s0-54 2-76c9-51 40-54 51-54 14 0 42 7 50 49 4 24 4 55 4 81 0 33 0 62-5 88-6 41-30 53-49 53z"><text:p/></draw:path><draw:path draw:style-name="gr43" draw:text-style-name="P11" svg:width="0.257cm" svg:height="0.016cm" svg:x="4.612cm" svg:y="1.758cm" svg:viewBox="0 0 258 17" svg:d="M244 17c7 0 14 0 14-9 0-8-7-8-14-8-76 0-153 0-228 0-8 0-16 0-16 8 0 9 8 9 16 9 75 0 152 0 228 0z"><text:p/></draw:path><draw:path draw:style-name="gr44" draw:text-style-name="P11" svg:width="0.138cm" svg:height="0.28cm" svg:x="4.943cm" svg:y="1.591cm" svg:viewBox="0 0 139 281" svg:d="M86 11c0-11 0-11-9-11-27 26-64 26-77 26 0 5 0 9 0 14 8 0 32 0 55-11 0 73 0 145 0 218 0 16-1 21-39 21-5 0-9 0-14 0 0 4 0 8 0 13 15-1 52-1 69-1s53 0 68 1c0-5 0-9 0-13-5 0-9 0-14 0-37 0-39-5-39-21 0-79 0-157 0-236z"><text:p/></draw:path><draw:path draw:style-name="gr45" draw:text-style-name="P11" svg:width="0.139cm" svg:height="0.757cm" svg:x="5.329cm" svg:y="0.001cm" svg:viewBox="0 0 140 758" svg:d="M112 758c9 0 19 0 28 0 0-253 0-505 0-758-46 0-93 0-140 0 0 10 0 19 0 29 37 0 74 0 112 0 0 243 0 486 0 729z"><text:p/></draw:path><draw:path draw:style-name="gr46" draw:text-style-name="P11" svg:width="0.028cm" svg:height="0.252cm" svg:x="5.441cm" svg:y="0.759cm" svg:viewBox="0 0 29 253" svg:d="M0 253c10 0 19 0 29 0 0-84 0-169 0-253-10 0-19 0-29 0 0 84 0 169 0 253z"><text:p/></draw:path><draw:path draw:style-name="gr47" draw:text-style-name="P11" svg:width="0.028cm" svg:height="0.252cm" svg:x="5.441cm" svg:y="1.012cm" svg:viewBox="0 0 29 253" svg:d="M0 253c10 0 19 0 29 0 0-84 0-169 0-253-10 0-19 0-29 0 0 84 0 169 0 253z"><text:p/></draw:path><draw:path draw:style-name="gr48" draw:text-style-name="P11" svg:width="0.139cm" svg:height="0.757cm" svg:x="5.329cm" svg:y="1.265cm" svg:viewBox="0 0 140 758" svg:d="M112 730c-38 0-75 0-112 0 0 9 0 19 0 28 47 0 94 0 140 0 0-253 0-505 0-758-9 0-19 0-28 0 0 244 0 486 0 730z"><text:p/></draw:path><draw:path draw:style-name="gr49" draw:text-style-name="P11" svg:width="0.048cm" svg:height="0.125cm" svg:x="5.714cm" svg:y="1.072cm" svg:viewBox="0 0 49 126" svg:d="M49 43c0-27-11-43-26-43s-23 10-23 22 8 22 23 22c5 0 9-2 14-6 1 0 1-1 3-1 0 3 0 1 0 6 0 31-15 58-29 71-4 5-4 6-4 7 0 3 1 5 4 5 5 0 38-32 38-83z"><text:p/></draw:path><draw:path draw:style-name="gr50" draw:text-style-name="P11" svg:width="0.141cm" svg:height="0.757cm" svg:x="6.002cm" svg:y="0.001cm" svg:viewBox="0 0 142 758" svg:d="M0 758c10 0 20 0 30 0 0-243 0-486 0-729 37 0 74 0 112 0 0-10 0-19 0-29-47 0-95 0-142 0 0 253 0 505 0 758z"><text:p/></draw:path><draw:path draw:style-name="gr51" draw:text-style-name="P11" svg:width="0.029cm" svg:height="0.252cm" svg:x="6.002cm" svg:y="0.759cm" svg:viewBox="0 0 30 253" svg:d="M0 253c10 0 20 0 30 0 0-84 0-169 0-253-10 0-20 0-30 0 0 84 0 169 0 253z"><text:p/></draw:path><draw:path draw:style-name="gr52" draw:text-style-name="P11" svg:width="0.029cm" svg:height="0.252cm" svg:x="6.002cm" svg:y="1.012cm" svg:viewBox="0 0 30 253" svg:d="M0 253c10 0 20 0 30 0 0-84 0-169 0-253-10 0-20 0-30 0 0 84 0 169 0 253z"><text:p/></draw:path><draw:path draw:style-name="gr53" draw:text-style-name="P11" svg:width="0.141cm" svg:height="0.757cm" svg:x="6.002cm" svg:y="1.265cm" svg:viewBox="0 0 142 758" svg:d="M0 758c47 0 95 0 142 0 0-9 0-19 0-28-38 0-75 0-112 0 0-244 0-486 0-730-10 0-20 0-30 0 0 253 0 505 0 758z"><text:p/></draw:path><draw:path draw:style-name="gr54" draw:text-style-name="P11" svg:width="0.257cm" svg:height="0.016cm" svg:x="6.392cm" svg:y="0.241cm" svg:viewBox="0 0 258 17" svg:d="M244 17c6 0 14 0 14-9 0-8-8-8-14-8-77 0-153 0-230 0-7 0-14 0-14 8 0 9 7 9 14 9 77 0 153 0 230 0z"><text:p/></draw:path><draw:path draw:style-name="gr55" draw:text-style-name="P11" svg:width="0.138cm" svg:height="0.28cm" svg:x="6.724cm" svg:y="0.074cm" svg:viewBox="0 0 139 281" svg:d="M86 11c0-10 0-11-10-11-26 26-63 26-76 26 0 5 0 9 0 14 8 0 32 0 55-11 0 73 0 145 0 218 0 16-1 21-39 21-5 0-9 0-14 0 0 4 0 8 0 13 15-1 52-1 69-1s53 0 68 1c0-5 0-9 0-13-5 0-9 0-14 0-37 0-39-5-39-21 0-79 0-157 0-236z"><text:p/></draw:path><draw:path draw:style-name="gr56" draw:text-style-name="P11" svg:width="0.138cm" svg:height="0.28cm" svg:x="6.559cm" svg:y="0.58cm" svg:viewBox="0 0 139 281" svg:d="M86 11c0-11 0-11-9-11-27 26-64 26-77 26 0 5 0 9 0 14 8 0 34 0 55-11 0 73 0 145 0 218 0 15-1 21-39 21-5 0-9 0-14 0 0 4 0 8 0 13 15-3 52-3 69-3s54 0 68 3c0-5 0-9 0-13-5 0-8 0-13 0-38 0-40-5-40-21 0-79 0-157 0-236z"><text:p/></draw:path><draw:path draw:style-name="gr57" draw:text-style-name="P11" svg:width="0.257cm" svg:height="0.016cm" svg:x="6.392cm" svg:y="1.252cm" svg:viewBox="0 0 258 17" svg:d="M244 17c6 0 14 0 14-9 0-8-8-8-14-8-77 0-153 0-230 0-7 0-14 0-14 8 0 9 7 9 14 9 77 0 153 0 230 0z"><text:p/></draw:path><draw:path draw:style-name="gr58" draw:text-style-name="P11" svg:width="0.138cm" svg:height="0.28cm" svg:x="6.724cm" svg:y="1.085cm" svg:viewBox="0 0 139 281" svg:d="M86 11c0-10 0-11-10-11-26 28-63 28-76 28 0 4 0 8 0 13 8 0 32 0 55-12 0 73 0 145 0 218 0 16-1 21-39 21-5 0-9 0-14 0 0 4 0 8 0 13 15-1 52-1 69-1s53 0 68 1c0-5 0-9 0-13-5 0-9 0-14 0-37 0-39-5-39-21 0-79 0-157 0-236z"><text:p/></draw:path><draw:path draw:style-name="gr59" draw:text-style-name="P11" svg:width="0.138cm" svg:height="0.28cm" svg:x="6.559cm" svg:y="1.591cm" svg:viewBox="0 0 139 281" svg:d="M86 11c0-11 0-11-9-11-27 26-64 26-77 26 0 5 0 9 0 14 8 0 34 0 55-11 0 73 0 145 0 218 0 16-1 21-39 21-5 0-9 0-14 0 0 4 0 8 0 13 15-1 52-1 69-1s54 0 68 1c0-5 0-9 0-13-5 0-8 0-13 0-38 0-40-5-40-21 0-79 0-157 0-236z"><text:p/></draw:path><draw:path draw:style-name="gr60" draw:text-style-name="P11" svg:width="0.139cm" svg:height="0.757cm" svg:x="7.11cm" svg:y="0.001cm" svg:viewBox="0 0 140 758" svg:d="M112 758c9 0 19 0 28 0 0-253 0-505 0-758-46 0-93 0-140 0 0 10 0 19 0 29 37 0 74 0 112 0 0 243 0 486 0 729z"><text:p/></draw:path><draw:path draw:style-name="gr61" draw:text-style-name="P11" svg:width="0.028cm" svg:height="0.252cm" svg:x="7.222cm" svg:y="0.759cm" svg:viewBox="0 0 29 253" svg:d="M0 253c10 0 19 0 29 0 0-84 0-169 0-253-10 0-19 0-29 0 0 84 0 169 0 253z"><text:p/></draw:path><draw:path draw:style-name="gr62" draw:text-style-name="P11" svg:width="0.028cm" svg:height="0.252cm" svg:x="7.222cm" svg:y="1.012cm" svg:viewBox="0 0 29 253" svg:d="M0 253c10 0 19 0 29 0 0-84 0-169 0-253-10 0-19 0-29 0 0 84 0 169 0 253z"><text:p/></draw:path><draw:path draw:style-name="gr63" draw:text-style-name="P11" svg:width="0.139cm" svg:height="0.757cm" svg:x="7.11cm" svg:y="1.265cm" svg:viewBox="0 0 140 758" svg:d="M112 730c-38 0-75 0-112 0 0 9 0 19 0 28 47 0 94 0 140 0 0-253 0-505 0-758-9 0-19 0-28 0 0 244 0 486 0 730z"><text:p/></draw:path><draw:path draw:style-name="gr64" draw:text-style-name="P11" svg:width="0.232cm" svg:height="0.762cm" svg:x="7.402cm" svg:y="0.001cm" svg:viewBox="0 0 233 763" svg:d="M233 742c0-257-46-408-59-452-29-93-76-192-146-278-6-8-9-10-10-11-1 0-1-1-8-1-6 0-10 0-10 5 2 2 0 1 6 8 146 205 180 459 180 744 0 6 2 6 12 6 7 0 16 0 23 0 8 0 12 0 12-5 0-6 0-12 0-16z"><text:p/></draw:path><draw:path draw:style-name="gr65" draw:text-style-name="P11" svg:width="0.046cm" svg:height="0.261cm" svg:x="7.588cm" svg:y="0.756cm" svg:viewBox="0 0 47 262" svg:d="M47 11c0-11 0-11-12-11-7 0-16 0-23 0-12 0-12 0-12 11 0 79 0 159 0 239 0 10 0 12 12 12 7 0 16 0 23 0 12 0 12-2 12-12 0-80 0-160 0-239z"><text:p/></draw:path><draw:path draw:style-name="gr66" draw:text-style-name="P11" svg:width="0.046cm" svg:height="0.261cm" svg:x="7.588cm" svg:y="1.007cm" svg:viewBox="0 0 47 262" svg:d="M47 12c0-11 0-12-12-12-7 0-16 0-23 0-12 0-12 1-12 12 0 79 0 160 0 239 0 11 0 11 12 11 7 0 16 0 23 0 12 0 12 0 12-11 0-79 0-160 0-239z"><text:p/></draw:path><draw:path draw:style-name="gr67" draw:text-style-name="P11" svg:width="0.232cm" svg:height="0.762cm" svg:x="7.402cm" svg:y="1.259cm" svg:viewBox="0 0 233 763" svg:d="M233 5c0-5-4-5-12-5-7 0-16 0-23 0-10 0-12 0-12 6 0 43 0 144-12 248-23 219-78 370-170 500-4 3-3 2-4 4 0 5 4 5 10 5 7 0 8 0 8-1 2-1 55-62 98-148 56-111 90-238 106-392 1-13 11-101 11-200 0-6 0-11 0-17z"><text:p/></draw:path><draw:path draw:style-name="gr68" draw:text-style-name="P11" svg:width="0.048cm" svg:height="0.125cm" svg:x="7.864cm" svg:y="1.072cm" svg:viewBox="0 0 49 126" svg:d="M49 43c0-27-9-43-26-43-15 0-23 10-23 22s8 22 23 22c5 0 11-2 14-6 1 0 1-1 3-1 0 3 1 1 1 6 0 31-16 58-29 71-5 5-5 6-5 7 0 3 3 5 4 5 5 0 38-32 38-83z"><text:p/></draw:path><draw:path draw:style-name="gr69" draw:text-style-name="P11" svg:width="0.292cm" svg:height="0.297cm" svg:x="8.277cm" svg:y="0.831cm" svg:viewBox="0 0 293 298" svg:d="M240 44c4-18 11-30 46-31 1 0 7-1 7-8 0-1 0-5-6-5-15 0-29 1-43 1-15 0-30-1-44-1-3 0-8 0-8 8 0 5 5 5 8 5 24 0 28 10 28 18 0 1 0 9-1 10-12 50-25 99-37 150-15 56-64 93-106 93-29 0-52-19-52-55 0-1 0-14 5-32 13-55 28-109 41-165 5-15 5-19 36-19 11 0 14 0 14-8 0-5-4-5-6-5-12 0-42 1-54 1s-42-1-54-1c-3 0-8 0-8 8 0 5 4 5 12 5 5 0 8 0 16 0 7 1 12 3 12 7 0 3-5 21-8 30-3 12-6 26-9 38-4 16-24 96-27 104-2 12-2 18-2 24 0 52 38 82 83 82 53 0 105-48 119-105 13-49 25-99 38-149z"><text:p/></draw:path><draw:path draw:style-name="gr70" draw:text-style-name="P11" svg:width="0.13cm" svg:height="0.196cm" svg:x="8.555cm" svg:y="0.984cm" svg:viewBox="0 0 131 197" svg:d="M131 143c-4 0-7 0-11 0 0 6-4 24-7 26-3 3-25 3-29 3-18 0-37 0-55 0 31-28 42-36 59-51 22-17 43-35 43-63 0-36-31-58-70-58-36 0-61 26-61 53 0 15 12 17 16 17 7 0 15-5 15-16 0-5-2-16-18-16 10-20 30-27 43-27 30 0 46 23 46 47 0 26-18 46-28 56-24 24-48 47-72 71-2 2-2 3-2 12 41 0 80 0 121 0 4-18 6-36 10-54z"><text:p/></draw:path><draw:path draw:style-name="gr71" draw:text-style-name="P11" svg:width="0.28cm" svg:height="0.097cm" svg:x="8.866cm" svg:y="0.963cm" svg:viewBox="0 0 281 98" svg:d="M266 17c6 0 15 0 15-9 0-8-9-8-15-8-84 0-168 0-252 0-6 0-14 0-14 8 0 9 8 9 14 9 84 0 168 0 252 0zM266 98c6 0 15 0 15-8s-9-8-15-8c-84 0-168 0-252 0-6 0-14 0-14 8s8 8 14 8c84 0 168 0 252 0z"><text:p/></draw:path><draw:path draw:style-name="gr72" draw:text-style-name="P11" svg:width="0.137cm" svg:height="0.193cm" svg:x="9.301cm" svg:y="0.929cm" svg:viewBox="0 0 138 194" svg:d="M74 108c9 1 44 8 44 38 0 22-15 39-47 39-36 0-52-24-59-60-1-5-2-7-6-7-6 0-6 3-6 10 0 18 0 38 0 56 0 7 0 10 5 10 2 0 2-1 11-8 1-1 1-2 8-10 18 17 37 18 47 18 48 0 67-28 67-58 0-23-12-35-18-41-13-13-30-17-48-19-23-5-52-11-52-35 0-15 11-33 47-33 47 0 49 39 51 52 0 4 3 4 4 4 5 0 5-3 5-11 0-15 0-28 0-42 0-7 0-11-3-11s-4 0-10 6c-1 1-5 5-6 6-17-12-34-12-41-12-50 0-67 29-67 53 0 14 7 26 18 36 14 11 25 13 56 19z"><text:p/></draw:path><draw:path draw:style-name="gr73" draw:text-style-name="P11" svg:width="0.207cm" svg:height="0.267cm" svg:x="9.466cm" svg:y="0.932cm" svg:viewBox="0 0 208 268" svg:d="M61 28c0-10 0-18 0-28-20 1-41 2-61 4 0 4 0 8 0 13 30 0 34 2 34 21 0 66 0 131 0 197 0 19-5 19-34 19 0 5 0 9 0 14 14 0 36-2 47-2 12 0 33 2 48 2 0-5 0-9 0-14-28 0-33 0-33-19 0-24 0-47 0-71 0-1 0-2 0-3 3 7 20 30 52 30 50 0 94-42 94-96s-41-95-88-95c-32 0-50 18-59 28zM62 138c0-31 0-64 0-95 12-20 33-33 54-33 32 0 57 37 57 85 0 50-29 86-60 86-17 0-34-8-45-25-6-10-6-10-6-18z"><text:p/></draw:path><draw:path draw:style-name="gr74" draw:text-style-name="P11" svg:width="0.19cm" svg:height="0.193cm" svg:x="9.706cm" svg:y="0.929cm" svg:viewBox="0 0 191 194" svg:d="M124 157c1 17 12 35 32 35 8 0 35-6 35-40 0-8 0-15 0-24-4 0-7 0-11 0 0 9 0 16 0 24 0 24-11 27-16 27-13 0-15-19-15-22 0-27 0-56 0-84 0-18 0-33-15-49-16-17-38-24-57-24-35 0-65 20-65 48 0 13 8 20 20 20 11 0 20-8 20-20 0-5-3-18-22-19 11-15 32-19 46-19 20 0 44 16 44 54 0 4 0 10 0 15-22 1-50 3-78 16-31 14-42 36-42 54 0 35 41 45 67 45 29 0 48-16 57-37zM120 89c0 14 0 27 0 42 0 39-30 54-49 54-21 0-39-15-39-36 0-23 18-58 88-60z"><text:p/></draw:path><draw:path draw:style-name="gr75" draw:text-style-name="P11" svg:width="0.211cm" svg:height="0.185cm" svg:x="9.912cm" svg:y="0.932cm" svg:viewBox="0 0 212 186" svg:d="M34 41c0 37 0 75 0 113 0 19-5 19-34 19 0 5 0 8 0 13 16-1 37-1 48-1s34 0 48 1c0-5 0-8 0-13-29 0-34 0-34-19 0-27 0-52 0-78 0-44 30-68 58-68 26 0 31 23 31 47 0 33 0 66 0 99 0 19-5 19-33 19 0 5 0 8 0 13 14-1 36-1 48-1 10 0 32 0 46 1 0-5 0-8 0-13-21 0-32 0-32-13 0-27 0-54 0-81 0-36 0-49-13-63-6-8-21-16-45-16-31 0-50 18-62 43 0-14 0-29 0-43-20 1-40 2-60 4 0 4 0 8 0 13 30 0 34 3 34 24z"><text:p/></draw:path><draw:path draw:style-name="gr76" draw:text-style-name="P11" svg:width="0.232cm" svg:height="0.762cm" svg:x="10.326cm" svg:y="0.001cm" svg:viewBox="0 0 233 763" svg:d="M35 763c9 0 12 0 12-6 1-295 35-541 182-747 4-4 3-4 4-5 0-5-4-5-10-5-7 0-7 0-8 1-3 1-55 63-99 148-55 111-90 239-105 392-1 13-11 101-11 201 0 4 0 10 0 16 1 5 4 5 12 5 7 0 16 0 23 0z"><text:p/></draw:path><draw:path draw:style-name="gr77" draw:text-style-name="P11" svg:width="0.046cm" svg:height="0.261cm" svg:x="10.326cm" svg:y="0.756cm" svg:viewBox="0 0 47 262" svg:d="M47 11c0-11 0-11-12-11-7 0-16 0-23 0-11 0-12 0-12 11 0 79 0 159 0 239 0 10 1 12 12 12 7 0 16 0 23 0 12 0 12-2 12-12 0-80 0-160 0-239z"><text:p/></draw:path><draw:path draw:style-name="gr78" draw:text-style-name="P11" svg:width="0.046cm" svg:height="0.261cm" svg:x="10.326cm" svg:y="1.007cm" svg:viewBox="0 0 47 262" svg:d="M47 12c0-11 0-12-12-12-7 0-16 0-23 0-11 0-12 1-12 12 0 79 0 160 0 239 0 11 1 11 12 11 7 0 16 0 23 0 12 0 12 0 12-11 0-79 0-160 0-239z"><text:p/></draw:path><draw:path draw:style-name="gr79" draw:text-style-name="P11" svg:width="0.232cm" svg:height="0.762cm" svg:x="10.326cm" svg:y="1.259cm" svg:viewBox="0 0 233 763" svg:d="M12 0c-8 0-11 0-12 5 0 6 0 11 0 17 0 256 47 408 60 451 28 93 74 192 145 278 6 9 9 10 10 11 1 0 1 1 8 1 6 0 10 0 10-5-1-2 0-1-3-4-140-196-182-430-183-748 0-6-3-6-12-6-7 0-16 0-23 0z"><text:p/></draw:path><draw:path draw:style-name="gr80" draw:text-style-name="P11" svg:width="0.139cm" svg:height="0.757cm" svg:x="10.71cm" svg:y="0.001cm" svg:viewBox="0 0 140 758" svg:d="M0 758c10 0 19 0 29 0 0-243 0-486 0-729 37 0 74 0 111 0 0-10 0-19 0-29-46 0-93 0-140 0 0 253 0 505 0 758z"><text:p/></draw:path><draw:path draw:style-name="gr81" draw:text-style-name="P11" svg:width="0.028cm" svg:height="0.252cm" svg:x="10.71cm" svg:y="0.759cm" svg:viewBox="0 0 29 253" svg:d="M0 253c10 0 19 0 29 0 0-84 0-169 0-253-10 0-19 0-29 0 0 84 0 169 0 253z"><text:p/></draw:path><draw:path draw:style-name="gr82" draw:text-style-name="P11" svg:width="0.028cm" svg:height="0.252cm" svg:x="10.71cm" svg:y="1.012cm" svg:viewBox="0 0 29 253" svg:d="M0 253c10 0 19 0 29 0 0-84 0-169 0-253-10 0-19 0-29 0 0 84 0 169 0 253z"><text:p/></draw:path><draw:path draw:style-name="gr83" draw:text-style-name="P11" svg:width="0.139cm" svg:height="0.757cm" svg:x="10.71cm" svg:y="1.265cm" svg:viewBox="0 0 140 758" svg:d="M0 758c47 0 94 0 140 0 0-9 0-19 0-28-37 0-74 0-111 0 0-244 0-486 0-730-10 0-19 0-29 0 0 253 0 505 0 758z"><text:p/></draw:path><draw:path draw:style-name="gr84" draw:text-style-name="P11" svg:width="0.256cm" svg:height="0.016cm" svg:x="11.1cm" svg:y="0.241cm" svg:viewBox="0 0 257 17" svg:d="M242 17c8 0 15 0 15-9 0-8-7-8-15-8-75 0-152 0-228 0-7 0-14 0-14 8 0 9 7 9 14 9 76 0 153 0 228 0z"><text:p/></draw:path><draw:path draw:style-name="gr85" draw:text-style-name="P11" svg:width="0.138cm" svg:height="0.28cm" svg:x="11.43cm" svg:y="0.074cm" svg:viewBox="0 0 139 281" svg:d="M86 11c0-10 0-11-9-11-27 26-64 26-77 26 0 5 0 9 0 14 8 0 34 0 55-11 0 73 0 145 0 218 0 16-1 21-38 21-5 0-10 0-15 0 0 4 0 8 0 13 16-1 52-1 69-1s54 0 68 1c0-5 0-9 0-13-5 0-8 0-13 0-38 0-40-5-40-21 0-79 0-157 0-236z"><text:p/></draw:path><draw:path draw:style-name="gr86" draw:text-style-name="P11" svg:width="0.256cm" svg:height="0.016cm" svg:x="11.1cm" svg:y="0.748cm" svg:viewBox="0 0 257 17" svg:d="M242 17c8 0 15 0 15-9 0-8-7-8-15-8-75 0-152 0-228 0-7 0-14 0-14 8 0 9 7 9 14 9 76 0 153 0 228 0z"><text:p/></draw:path><draw:path draw:style-name="gr87" draw:text-style-name="P11" svg:width="0.168cm" svg:height="0.28cm" svg:x="11.414cm" svg:y="0.58cm" svg:viewBox="0 0 169 281" svg:d="M34 247c14-14 30-29 44-43 66-58 91-80 91-122 0-48-38-82-90-82-48 0-79 38-79 76 0 24 22 24 23 24 7 0 21-5 21-23 0-11-7-22-21-22-4 0-5 0-6 0 9-27 32-43 57-43 39 0 57 35 57 70 0 33-22 67-45 92-27 30-54 61-81 91-5 4-5 5-5 16 53 0 104 0 157 0 4-25 9-49 12-75-3 0-7 0-11 0-2 14-4 32-9 39-3 2-31 2-40 2-25 0-50 0-75 0z"><text:p/></draw:path><draw:path draw:style-name="gr88" draw:text-style-name="P11" svg:width="0.167cm" svg:height="0.28cm" svg:x="11.25cm" svg:y="1.085cm" svg:viewBox="0 0 168 281" svg:d="M32 248c15-14 30-28 45-43 66-59 91-81 91-123 0-48-38-82-90-82-47 0-78 38-78 77 0 23 20 23 22 23 7 0 22-5 22-22 0-11-8-22-22-22-4 0-4 0-6 0 10-27 33-43 57-43 39 0 57 34 57 69 0 33-22 67-45 93-26 30-54 60-80 90-5 5-5 6-5 16 52 0 104 0 156 0 4-24 8-49 12-73-4 0-7 0-11 0-2 13-5 31-9 37-3 3-30 3-40 3-25 0-50 0-76 0z"><text:p/></draw:path><draw:path draw:style-name="gr89" draw:text-style-name="P11" svg:width="0.138cm" svg:height="0.28cm" svg:x="11.266cm" svg:y="1.591cm" svg:viewBox="0 0 139 281" svg:d="M88 11c0-11 0-11-11-11-25 26-63 26-77 26 0 5 0 9 0 14 10 0 34 0 56-11 0 73 0 145 0 218 0 16-2 21-39 21-5 0-9 0-13 0 0 4 0 8 0 13 14-1 50-1 68-1 17 0 53 0 67 1 0-5 0-9 0-13-5 0-8 0-13 0-37 0-38-5-38-21 0-79 0-157 0-236z"><text:p/></draw:path><draw:path draw:style-name="gr90" draw:text-style-name="P11" svg:width="0.139cm" svg:height="0.757cm" svg:x="11.818cm" svg:y="0.001cm" svg:viewBox="0 0 140 758" svg:d="M112 758c9 0 19 0 28 0 0-253 0-505 0-758-46 0-93 0-140 0 0 10 0 19 0 29 37 0 74 0 112 0 0 243 0 486 0 729z"><text:p/></draw:path><draw:path draw:style-name="gr91" draw:text-style-name="P11" svg:width="0.028cm" svg:height="0.252cm" svg:x="11.93cm" svg:y="0.759cm" svg:viewBox="0 0 29 253" svg:d="M0 253c10 0 19 0 29 0 0-84 0-169 0-253-10 0-19 0-29 0 0 84 0 169 0 253z"><text:p/></draw:path><draw:path draw:style-name="gr92" draw:text-style-name="P11" svg:width="0.028cm" svg:height="0.252cm" svg:x="11.93cm" svg:y="1.012cm" svg:viewBox="0 0 29 253" svg:d="M0 253c10 0 19 0 29 0 0-84 0-169 0-253-10 0-19 0-29 0 0 84 0 169 0 253z"><text:p/></draw:path><draw:path draw:style-name="gr93" draw:text-style-name="P11" svg:width="0.139cm" svg:height="0.757cm" svg:x="11.818cm" svg:y="1.265cm" svg:viewBox="0 0 140 758" svg:d="M112 730c-38 0-75 0-112 0 0 9 0 19 0 28 47 0 94 0 140 0 0-253 0-505 0-758-9 0-19 0-28 0 0 244 0 486 0 730z"><text:p/></draw:path><draw:path draw:style-name="gr94" draw:text-style-name="P11" svg:width="0.049cm" svg:height="0.125cm" svg:x="12.202cm" svg:y="1.072cm" svg:viewBox="0 0 50 126" svg:d="M50 43c0-27-10-43-27-43-15 0-23 10-23 22s8 22 23 22c5 0 11-2 14-6 1 0 1-1 3-1 0 3 1 1 1 6 0 31-16 58-29 71-5 5-5 6-5 7 0 3 3 5 5 5 4 0 38-32 38-83z"><text:p/></draw:path><draw:path draw:style-name="gr95" draw:text-style-name="P11" svg:width="0.139cm" svg:height="0.757cm" svg:x="12.491cm" svg:y="0.001cm" svg:viewBox="0 0 140 758" svg:d="M0 758c10 0 19 0 29 0 0-243 0-486 0-729 37 0 74 0 111 0 0-10 0-19 0-29-46 0-93 0-140 0 0 253 0 505 0 758z"><text:p/></draw:path><draw:path draw:style-name="gr96" draw:text-style-name="P11" svg:width="0.028cm" svg:height="0.252cm" svg:x="12.491cm" svg:y="0.759cm" svg:viewBox="0 0 29 253" svg:d="M0 253c10 0 19 0 29 0 0-84 0-169 0-253-10 0-19 0-29 0 0 84 0 169 0 253z"><text:p/></draw:path><draw:path draw:style-name="gr97" draw:text-style-name="P11" svg:width="0.028cm" svg:height="0.252cm" svg:x="12.491cm" svg:y="1.012cm" svg:viewBox="0 0 29 253" svg:d="M0 253c10 0 19 0 29 0 0-84 0-169 0-253-10 0-19 0-29 0 0 84 0 169 0 253z"><text:p/></draw:path><draw:path draw:style-name="gr98" draw:text-style-name="P11" svg:width="0.139cm" svg:height="0.757cm" svg:x="12.491cm" svg:y="1.265cm" svg:viewBox="0 0 140 758" svg:d="M0 758c47 0 94 0 140 0 0-9 0-19 0-28-37 0-74 0-111 0 0-244 0-486 0-730-10 0-19 0-29 0 0 253 0 505 0 758z"><text:p/></draw:path><draw:path draw:style-name="gr99" draw:text-style-name="P11" svg:width="0.167cm" svg:height="0.28cm" svg:x="13.031cm" svg:y="0.074cm" svg:viewBox="0 0 168 281" svg:d="M32 248c15-14 30-28 45-43 66-59 91-81 91-123 0-48-38-82-90-82-47 0-78 38-78 77 0 23 20 23 22 23 7 0 21-5 21-22 0-11-7-23-21-23-4 0-5 0-6 1 9-27 32-43 57-43 39 0 57 34 57 69 0 33-22 67-45 93-27 30-54 60-81 90-4 5-4 6-4 16 52 0 104 0 156 0 4-24 8-49 12-73-4 0-7 0-11 0-2 12-5 31-9 37-3 3-30 3-40 3-25 0-50 0-76 0z"><text:p/></draw:path><draw:path draw:style-name="gr100" draw:text-style-name="P11" svg:width="0.256cm" svg:height="0.016cm" svg:x="12.881cm" svg:y="0.748cm" svg:viewBox="0 0 257 17" svg:d="M242 17c8 0 15 0 15-9 0-8-7-8-15-8-75 0-152 0-228 0-7 0-14 0-14 8 0 9 7 9 14 9 76 0 153 0 228 0z"><text:p/></draw:path><draw:path draw:style-name="gr101" draw:text-style-name="P11" svg:width="0.167cm" svg:height="0.28cm" svg:x="13.195cm" svg:y="0.58cm" svg:viewBox="0 0 168 281" svg:d="M32 247c16-14 30-29 46-43 65-58 90-80 90-122 0-48-37-82-89-82-48 0-79 38-79 76 0 24 22 24 23 24 7 0 21-5 21-23 0-11-7-22-21-22-4 0-5 0-6 0 9-27 32-43 56-43 39 0 58 35 58 70 0 33-22 67-45 92-27 30-54 61-81 91-5 4-5 5-5 16 53 0 104 0 157 0 4-25 7-49 11-75-4 0-6 0-10 0-2 14-6 32-9 39-3 2-31 2-40 2-25 0-51 0-77 0z"><text:p/></draw:path><draw:path draw:style-name="gr102" draw:text-style-name="P11" svg:width="0.177cm" svg:height="0.289cm" svg:x="13.026cm" svg:y="1.085cm" svg:viewBox="0 0 178 290" svg:d="M178 146c0-33-3-68-17-99-21-40-54-47-72-47-25 0-57 11-73 50-15 29-16 63-16 96 0 32 1 70 19 101 18 35 48 43 70 43 23 0 54-9 73-49 13-29 16-62 16-95zM89 281c-17 0-42-11-49-51-5-25-5-64-5-90s0-54 3-76c8-51 40-54 51-54 13 0 41 7 49 49 5 24 5 55 5 81 0 33 0 62-5 88-7 41-31 53-49 53z"><text:p/></draw:path><draw:path draw:style-name="gr103" draw:text-style-name="P11" svg:width="0.177cm" svg:height="0.288cm" svg:x="13.026cm" svg:y="1.591cm" svg:viewBox="0 0 178 289" svg:d="M178 145c0-33-3-67-17-98-21-41-54-47-72-47-25 0-57 11-73 49-15 30-16 63-16 96s1 70 19 102c18 34 48 42 70 42 23 0 54-8 73-48 13-30 16-62 16-96zM89 281c-17 0-42-11-49-52-5-25-5-63-5-89s0-55 3-78c8-49 40-54 51-54 13 0 41 9 49 51 5 23 5 55 5 81 0 32 0 60-5 88-7 40-31 53-49 53z"><text:p/></draw:path><draw:path draw:style-name="gr104" draw:text-style-name="P11" svg:width="0.139cm" svg:height="0.757cm" svg:x="13.599cm" svg:y="0.001cm" svg:viewBox="0 0 140 758" svg:d="M110 758c10 0 21 0 30 0 0-253 0-505 0-758-46 0-93 0-140 0 0 10 0 19 0 29 37 0 73 0 110 0 0 243 0 486 0 729z"><text:p/></draw:path><draw:path draw:style-name="gr105" draw:text-style-name="P11" svg:width="0.029cm" svg:height="0.252cm" svg:x="13.709cm" svg:y="0.759cm" svg:viewBox="0 0 30 253" svg:d="M0 253c10 0 20 0 30 0 0-84 0-169 0-253-10 0-20 0-30 0 0 84 0 169 0 253z"><text:p/></draw:path><draw:path draw:style-name="gr106" draw:text-style-name="P11" svg:width="0.029cm" svg:height="0.252cm" svg:x="13.709cm" svg:y="1.012cm" svg:viewBox="0 0 30 253" svg:d="M0 253c10 0 20 0 30 0 0-84 0-169 0-253-10 0-20 0-30 0 0 84 0 169 0 253z"><text:p/></draw:path><draw:path draw:style-name="gr107" draw:text-style-name="P11" svg:width="0.139cm" svg:height="0.757cm" svg:x="13.599cm" svg:y="1.265cm" svg:viewBox="0 0 140 758" svg:d="M110 730c-37 0-73 0-110 0 0 9 0 19 0 28 47 0 94 0 140 0 0-253 0-505 0-758-9 0-20 0-30 0 0 244 0 486 0 730z"><text:p/></draw:path><draw:path draw:style-name="gr108" draw:text-style-name="P11" svg:width="0.048cm" svg:height="0.125cm" svg:x="13.983cm" svg:y="1.072cm" svg:viewBox="0 0 49 126" svg:d="M49 43c0-27-9-43-26-43-15 0-23 10-23 22s8 22 23 22c5 0 11-2 14-6 1 0 1-1 3-1 0 3 1 1 1 6 0 31-16 58-29 71-5 5-5 6-5 7 0 3 3 5 4 5 5 0 38-32 38-83z"><text:p/></draw:path><draw:path draw:style-name="gr109" draw:text-style-name="P11" svg:width="0.139cm" svg:height="0.757cm" svg:x="14.272cm" svg:y="0.001cm" svg:viewBox="0 0 140 758" svg:d="M0 758c10 0 19 0 29 0 0-243 0-486 0-729 37 0 74 0 111 0 0-10 0-19 0-29-46 0-93 0-140 0 0 253 0 505 0 758z"><text:p/></draw:path><draw:path draw:style-name="gr110" draw:text-style-name="P11" svg:width="0.028cm" svg:height="0.252cm" svg:x="14.272cm" svg:y="0.759cm" svg:viewBox="0 0 29 253" svg:d="M0 253c10 0 19 0 29 0 0-84 0-169 0-253-10 0-19 0-29 0 0 84 0 169 0 253z"><text:p/></draw:path><draw:path draw:style-name="gr111" draw:text-style-name="P11" svg:width="0.028cm" svg:height="0.252cm" svg:x="14.272cm" svg:y="1.012cm" svg:viewBox="0 0 29 253" svg:d="M0 253c10 0 19 0 29 0 0-84 0-169 0-253-10 0-19 0-29 0 0 84 0 169 0 253z"><text:p/></draw:path><draw:path draw:style-name="gr112" draw:text-style-name="P11" svg:width="0.139cm" svg:height="0.757cm" svg:x="14.272cm" svg:y="1.265cm" svg:viewBox="0 0 140 758" svg:d="M0 758c47 0 94 0 140 0 0-9 0-19 0-28-37 0-74 0-111 0 0-244 0-486 0-730-10 0-19 0-29 0 0 253 0 505 0 758z"><text:p/></draw:path><draw:path draw:style-name="gr113" draw:text-style-name="P11" svg:width="0.257cm" svg:height="0.016cm" svg:x="14.661cm" svg:y="0.241cm" svg:viewBox="0 0 258 17" svg:d="M244 17c7 0 14 0 14-9 0-8-7-8-14-8-76 0-153 0-228 0-8 0-16 0-16 8 0 9 8 9 16 9 75 0 152 0 228 0z"><text:p/></draw:path><draw:path draw:style-name="gr114" draw:text-style-name="P11" svg:width="0.174cm" svg:height="0.289cm" svg:x="14.972cm" svg:y="0.074cm" svg:viewBox="0 0 175 290" svg:d="M104 132c35-11 60-41 60-74 0-34-37-58-78-58-43 0-74 25-74 58 0 13 8 21 22 21 13 0 21-9 21-21 0-21-20-21-26-21 13-21 41-26 56-26 17 0 40 9 40 47 0 4 0 30-12 48-12 20-27 21-37 21-4 1-14 3-17 3s-6 0-6 4c0 5 3 5 11 5 6 0 12 0 18 0 34 0 50 28 50 70 0 57-29 69-48 69-18 0-49-7-65-32 16 2 29-7 29-23 0-15-12-24-24-24-10 0-24 6-24 25 0 39 40 66 85 66 52 0 90-38 90-81 0-35-26-67-71-77z"><text:p/></draw:path><draw:path draw:style-name="gr115" draw:text-style-name="P11" svg:width="0.173cm" svg:height="0.288cm" svg:x="14.809cm" svg:y="0.58cm" svg:viewBox="0 0 174 289" svg:d="M37 142c0-4 0-6 0-10 0-107 53-122 75-122 9 0 27 2 37 16-7 0-24 0-24 20 0 13 11 19 19 19 7 0 20-4 20-19 0-27-19-46-54-46-54 0-110 54-110 148 0 111 48 141 88 141 46 0 86-39 86-95 0-54-37-93-84-93-29 0-44 20-53 41zM88 277c-27 0-40-25-42-31-8-19-8-54-8-61 0-33 14-75 52-75 6 0 26 0 38 26 9 15 9 37 9 58 0 20 0 41-7 57-14 25-33 26-42 26z"><text:p/></draw:path><draw:path draw:style-name="gr116" draw:text-style-name="P11" svg:width="0.257cm" svg:height="0.016cm" svg:x="14.661cm" svg:y="1.252cm" svg:viewBox="0 0 258 17" svg:d="M244 17c7 0 14 0 14-9 0-8-7-8-14-8-76 0-153 0-228 0-8 0-16 0-16 8 0 9 8 9 16 9 75 0 152 0 228 0z"><text:p/></draw:path><draw:path draw:style-name="gr117" draw:text-style-name="P11" svg:width="0.167cm" svg:height="0.28cm" svg:x="14.975cm" svg:y="1.085cm" svg:viewBox="0 0 168 281" svg:d="M32 248c15-14 30-28 45-43 66-59 91-81 91-123 0-48-37-82-89-82-48 0-79 38-79 77 0 23 22 23 23 23 7 0 21-5 21-22 0-11-7-22-22-22-3 0-4 0-5 0 9-27 32-43 56-43 39 0 57 34 57 69 0 33-21 67-45 93-26 30-54 60-80 90-5 5-5 6-5 16 52 0 104 0 156 0 4-24 8-49 12-73-4 0-6 0-10 0-2 13-6 31-9 37-4 3-31 3-41 3-25 0-50 0-76 0z"><text:p/></draw:path><draw:path draw:style-name="gr118" draw:text-style-name="P11" svg:width="0.257cm" svg:height="0.016cm" svg:x="14.661cm" svg:y="1.758cm" svg:viewBox="0 0 258 17" svg:d="M244 17c7 0 14 0 14-9 0-8-7-8-14-8-76 0-153 0-228 0-8 0-16 0-16 8 0 9 8 9 16 9 75 0 152 0 228 0z"><text:p/></draw:path><draw:path draw:style-name="gr119" draw:text-style-name="P11" svg:width="0.138cm" svg:height="0.28cm" svg:x="14.992cm" svg:y="1.591cm" svg:viewBox="0 0 139 281" svg:d="M86 11c0-11 0-11-9-11-27 26-64 26-77 26 0 5 0 9 0 14 8 0 34 0 55-11 0 73 0 145 0 218 0 16-1 21-39 21-5 0-9 0-14 0 0 4 0 8 0 13 15-1 52-1 69-1s53 0 68 1c0-5 0-9 0-13-5 0-8 0-13 0-38 0-40-5-40-21 0-79 0-157 0-236z"><text:p/></draw:path><draw:path draw:style-name="gr120" draw:text-style-name="P11" svg:width="0.139cm" svg:height="0.757cm" svg:x="15.379cm" svg:y="0.001cm" svg:viewBox="0 0 140 758" svg:d="M112 758c9 0 19 0 28 0 0-253 0-505 0-758-46 0-93 0-140 0 0 10 0 19 0 29 37 0 74 0 112 0 0 243 0 486 0 729z"><text:p/></draw:path><draw:path draw:style-name="gr121" draw:text-style-name="P11" svg:width="0.028cm" svg:height="0.252cm" svg:x="15.49cm" svg:y="0.759cm" svg:viewBox="0 0 29 253" svg:d="M0 253c10 0 19 0 29 0 0-84 0-169 0-253-10 0-19 0-29 0 0 84 0 169 0 253z"><text:p/></draw:path><draw:path draw:style-name="gr122" draw:text-style-name="P11" svg:width="0.028cm" svg:height="0.252cm" svg:x="15.49cm" svg:y="1.012cm" svg:viewBox="0 0 29 253" svg:d="M0 253c10 0 19 0 29 0 0-84 0-169 0-253-10 0-19 0-29 0 0 84 0 169 0 253z"><text:p/></draw:path><draw:path draw:style-name="gr123" draw:text-style-name="P11" svg:width="0.139cm" svg:height="0.757cm" svg:x="15.379cm" svg:y="1.265cm" svg:viewBox="0 0 140 758" svg:d="M112 730c-38 0-75 0-112 0 0 9 0 19 0 28 47 0 94 0 140 0 0-253 0-505 0-758-9 0-19 0-28 0 0 244 0 486 0 730z"><text:p/></draw:path><draw:path draw:style-name="gr124" draw:text-style-name="P11" svg:width="0.232cm" svg:height="0.762cm" svg:x="15.67cm" svg:y="0.001cm" svg:viewBox="0 0 233 763" svg:d="M233 742c0-257-46-408-59-452-29-93-76-192-146-278-6-8-8-10-10-11-2 0-1-1-7-1-7 0-11 0-11 5 2 2 0 1 6 8 146 205 180 459 180 744 0 6 2 6 12 6 7 0 16 0 23 0 9 0 12 0 12-5 0-6 0-12 0-16z"><text:p/></draw:path><draw:path draw:style-name="gr125" draw:text-style-name="P11" svg:width="0.046cm" svg:height="0.261cm" svg:x="15.856cm" svg:y="0.756cm" svg:viewBox="0 0 47 262" svg:d="M47 11c0-11 0-11-12-11-7 0-16 0-23 0-12 0-12 0-12 11 0 79 0 159 0 239 0 10 0 12 12 12 7 0 16 0 23 0 12 0 12-2 12-12 0-80 0-160 0-239z"><text:p/></draw:path><draw:path draw:style-name="gr126" draw:text-style-name="P11" svg:width="0.046cm" svg:height="0.261cm" svg:x="15.856cm" svg:y="1.007cm" svg:viewBox="0 0 47 262" svg:d="M47 12c0-11 0-12-12-12-7 0-16 0-23 0-12 0-12 1-12 12 0 79 0 160 0 239 0 11 0 11 12 11 7 0 16 0 23 0 12 0 12 0 12-11 0-79 0-160 0-239z"><text:p/></draw:path><draw:path draw:style-name="gr127" draw:text-style-name="P11" svg:width="0.232cm" svg:height="0.762cm" svg:x="15.67cm" svg:y="1.259cm" svg:viewBox="0 0 233 763" svg:d="M233 5c0-5-3-5-12-5-7 0-16 0-23 0-10 0-12 0-12 6 0 43 0 144-11 248-23 219-79 370-171 500-4 3-3 2-4 4 0 5 4 5 11 5 6 0 7 0 8-1s55-62 97-148c57-111 92-238 107-392 1-13 10-101 10-200 0-6 0-11 0-17z"><text:p/></draw:path><draw:path draw:style-name="gr128" draw:text-style-name="P11" svg:width="0.043cm" svg:height="0.043cm" svg:x="16.134cm" svg:y="1.072cm" svg:viewBox="0 0 44 44" svg:d="M44 22c0-12-10-22-22-22s-22 10-22 22 10 22 22 22 22-10 22-22z"><text:p/></draw:path></draw:g></draw:g><text:line-break/><text:line-break/>Determine a basis of <text:s/><draw:g text:anchor-type="as-char" svg:y="-0.289cm" draw:z-index="10" draw:style-name="gr1"><svg:title>TexMaths</svg:title><svg:desc>12§display§U_1\cap U_2§svg§600§FALSE§</svg:desc><draw:g draw:style-name="gr2"><draw:path draw:style-name="gr3" draw:text-style-name="P10" svg:width="1.336cm" svg:height="0.307cm" svg:x="0cm" svg:y="0.021cm" svg:viewBox="0 0 1337 308" svg:d="M0 0c446 0 891 0 1337 0 0 102 0 206 0 308-446 0-891 0-1337 0 0-102 0-206 0-308z"><text:p/></draw:path><draw:path draw:style-name="gr4" draw:text-style-name="P11" svg:width="0.29cm" svg:height="0.297cm" svg:x="0.007cm" svg:y="0cm" svg:viewBox="0 0 291 298" svg:d="M239 45c3-18 12-31 45-32 3 0 7 0 7-8-2-1 0-5-6-5-13 0-28 1-43 1-14 0-29-1-43-1-2 0-7 0-7 8 0 5 3 5 7 5 24 0 29 10 29 18 0 2-1 9-1 10-14 51-26 100-39 151-14 56-62 92-104 92-29 0-52-18-52-54 0-1 0-14 5-34 13-54 28-109 41-163 4-16 5-20 35-20 11 0 14 0 14-8 0-5-5-5-6-5-12 0-42 1-54 1s-42-1-54-1c-3 0-8 0-8 8 0 5 5 5 12 5 1 0 9 0 17 1 7 0 10 2 10 6 0 3-4 21-7 31-3 12-6 25-9 37-4 17-24 96-26 104-2 12-2 19-2 25 0 52 37 81 82 81 54 0 105-47 119-104 12-49 26-100 38-149z"><text:p/></draw:path><draw:path draw:style-name="gr5" draw:text-style-name="P11" svg:width="0.107cm" svg:height="0.195cm" svg:x="0.297cm" svg:y="0.155cm" svg:viewBox="0 0 108 196" svg:d="M67 8c0-8 0-8-8-8-19 19-46 19-59 19 0 4 0 8 0 11 7 0 28 0 43-8 0 50 0 100 0 150 0 10 0 14-29 14-3 0-8 0-12 0 0 3 0 7 0 10 6 0 42-1 53-1 10 0 47 1 53 1 0-3 0-7 0-10-4 0-7 0-11 0-30 0-30-4-30-14 0-54 0-109 0-164z"><text:p/></draw:path><draw:path draw:style-name="gr6" draw:text-style-name="P11" svg:width="0.234cm" svg:height="0.26cm" svg:x="0.571cm" svg:y="0.036cm" svg:viewBox="0 0 235 261" svg:d="M235 92c0-64-65-92-117-92-56 0-118 29-118 92 0 51 0 103 0 155 0 7 1 14 10 14s8-7 8-14c0-51 0-102 0-153 0-64 68-77 100-77 19 0 45 3 68 18 32 20 32 48 32 59 0 51 0 102 0 153 0 7 0 14 9 14 8 0 8-7 8-14 0-52 0-104 0-155z"><text:p/></draw:path><draw:path draw:style-name="gr7" draw:text-style-name="P11" svg:width="0.29cm" svg:height="0.297cm" svg:x="0.951cm" svg:y="0cm" svg:viewBox="0 0 291 298" svg:d="M239 45c4-18 12-31 45-32 3 0 7 0 7-8-2-1 0-5-6-5-13 0-27 1-42 1-14 0-30-1-44-1-2 0-7 0-7 8 0 5 3 5 7 5 24 0 29 10 29 18 0 2-1 9-1 10-14 51-26 100-39 151-14 56-62 92-104 92-29 0-52-18-52-54 0-1 0-14 5-34 13-54 28-109 41-163 4-16 5-20 36-20 11 0 13 0 13-8 0-5-3-5-5-5-12 0-43 1-54 1-13 0-42-1-55-1-2 0-7 0-7 8 0 5 4 5 11 5 1 0 9 0 17 1 7 0 10 2 10 6 0 3-4 21-7 31-2 12-6 25-8 37-5 17-24 96-27 104-2 12-2 19-2 25 0 52 38 81 83 81 53 0 104-47 118-104 12-49 26-100 38-149z"><text:p/></draw:path><draw:path draw:style-name="gr8" draw:text-style-name="P11" svg:width="0.13cm" svg:height="0.195cm" svg:x="1.228cm" svg:y="0.155cm" svg:viewBox="0 0 131 196" svg:d="M131 142c-4 0-6 0-10 0-1 7-5 24-8 28-3 1-25 1-29 1-18 0-36 0-54 0 31-28 41-36 59-49 21-18 42-36 42-64 0-36-31-58-70-58-36 0-61 25-61 53 0 16 13 17 16 17 7 0 15-5 15-16 0-6-1-15-17-15 10-22 29-28 44-28 28 0 44 23 44 47 0 25-18 46-28 56-24 23-46 47-70 70-4 4-4 4-4 12 41 0 82 0 122 0 3-18 6-36 9-54z"><text:p/></draw:path></draw:g></draw:g>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3-09-21T22:48:44.515000000</dc:date>
    <meta:editing-duration>PT26M44S</meta:editing-duration>
    <meta:editing-cycles>9</meta:editing-cycles>
    <meta:generator>LibreOffice/7.2.7.2$Windows_X86_64 LibreOffice_project/8d71d29d553c0f7dcbfa38fbfda25ee34cce99a2</meta:generator>
    <dc:subject>Linear Algebra Part I</dc:subject>
    <dc:title>Exercise 01 (Math for ML)</dc:title>
    <meta:document-statistic meta:table-count="0" meta:image-count="0" meta:object-count="0" meta:page-count="1" meta:paragraph-count="18" meta:word-count="73" meta:character-count="352" meta:non-whitespace-character-count="289"/>
  </office:meta>
</office:document-meta>
</file>